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6"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2931in"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2.3333in"/>
    </style:style>
    <style:style style:name="Table10.B" style:family="table-column">
      <style:table-column-properties style:column-width="0.4542in"/>
    </style:style>
    <style:style style:name="Table10.C" style:family="table-column">
      <style:table-column-properties style:column-width="3.5056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6" style:family="table">
      <style:table-properties style:width="9.425in" table:align="margins" style:writing-mode="lr-tb"/>
    </style:style>
    <style:style style:name="Table6.A" style:family="table-column">
      <style:table-column-properties style:column-width="1.3465in" style:rel-column-width="9362*"/>
    </style:style>
    <style:style style:name="Table6.G" style:family="table-column">
      <style:table-column-properties style:column-width="1.3465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F3" style:family="table-cell" style:data-style-name="N99">
      <style:table-cell-properties fo:padding="0.0382in" fo:border-left="0.05pt solid #000000" fo:border-right="none" fo:border-top="none" fo:border-bottom="0.05pt solid #000000"/>
    </style:style>
    <style:style style:name="Table6.G3" style:family="table-cell" style:data-style-name="N99">
      <style:table-cell-properties fo:padding="0.0382in" fo:border-left="0.05pt solid #000000" fo:border-right="0.05pt solid #000000" fo:border-top="none" fo:border-bottom="0.05pt solid #000000"/>
    </style:style>
    <style:style style:name="Table6.F4" style:family="table-cell" style:data-style-name="N0">
      <style:table-cell-properties fo:padding="0.0382in" fo:border-left="0.05pt solid #000000" fo:border-right="none" fo:border-top="none" fo:border-bottom="0.05pt solid #000000"/>
    </style:style>
    <style:style style:name="Table6.G4" style:family="table-cell" style:data-style-name="N0">
      <style:table-cell-properties fo:padding="0.0382in" fo:border-left="0.05pt solid #000000" fo:border-right="0.05pt solid #000000" fo:border-top="none" fo:border-bottom="0.05pt solid #000000"/>
    </style:style>
    <style:style style:name="Table8" style:family="table">
      <style:table-properties style:width="7in" table:align="left" style:writing-mode="lr-tb"/>
    </style:style>
    <style:style style:name="Table8.A" style:family="table-column">
      <style:table-column-properties style:column-width="1.5736in"/>
    </style:style>
    <style:style style:name="Table8.B" style:family="table-column">
      <style:table-column-properties style:column-width="5.426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7" style:family="table">
      <style:table-properties style:width="7in" table:align="left" style:writing-mode="lr-tb"/>
    </style:style>
    <style:style style:name="Table7.A" style:family="table-column">
      <style:table-column-properties style:column-width="1.5736in"/>
    </style:style>
    <style:style style:name="Table7.B" style:family="table-column">
      <style:table-column-properties style:column-width="5.426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7.0889in" table:align="margins" style:writing-mode="lr-tb"/>
    </style:style>
    <style:style style:name="Table5.A" style:family="table-column">
      <style:table-column-properties style:column-width="0.7875in" style:rel-column-width="7281*"/>
    </style:style>
    <style:style style:name="Table5.B" style:family="table-column">
      <style:table-column-properties style:column-width="0.7875in" style:rel-column-width="7282*"/>
    </style:style>
    <style:style style:name="Table5.I" style:family="table-column">
      <style:table-column-properties style:column-width="0.7875in" style:rel-column-width="7283*"/>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I7"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7.0785in" fo:margin-left="0.0104in" fo:margin-right="0in" table:align="margins" style:writing-mode="lr-tb"/>
    </style:style>
    <style:style style:name="Table4.A" style:family="table-column">
      <style:table-column-properties style:column-width="0.8125in" style:rel-column-width="7520*"/>
    </style:style>
    <style:style style:name="Table4.B" style:family="table-column">
      <style:table-column-properties style:column-width="6.266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576in" fo:margin-left="0.0104in" fo:margin-right="0.0208in" table:align="margins" style:writing-mode="lr-tb"/>
    </style:style>
    <style:style style:name="Table3.A" style:family="table-column">
      <style:table-column-properties style:column-width="0.791in" style:rel-column-width="7346*"/>
    </style:style>
    <style:style style:name="Table3.B" style:family="table-column">
      <style:table-column-properties style:column-width="6.2667in" style:rel-column-width="58189*"/>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1278in"/>
    </style:style>
    <style:style style:name="Table9.B" style:family="table-column">
      <style:table-column-properties style:column-width="5.5569in"/>
    </style:style>
    <style:style style:name="Table9.C" style:family="table-column">
      <style:table-column-properties style:column-width="0.4049in"/>
    </style:style>
    <style:style style:name="Table9.1" style:family="table-row">
      <style:table-row-properties fo:keep-together="auto"/>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middle" fo:padding="0in" fo:border="0.5pt solid #000001"/>
    </style:style>
    <style:style style:name="Table9.B2" style:family="table-cell">
      <style:table-cell-properties style:vertical-align="middle" fo:padding="0in" fo:border="0.5pt solid #000001"/>
    </style:style>
    <style:style style:name="Table9.C2" style:family="table-cell">
      <style:table-cell-properties style:vertical-align="middle" fo:padding="0in" fo:border="0.5pt solid #000001"/>
    </style:style>
    <style:style style:name="Table12" style:family="table">
      <style:table-properties style:width="7.0896in" fo:margin-left="-0.0375in" fo:margin-top="0in" fo:margin-bottom="0in" table:align="left" style:writing-mode="lr-tb"/>
    </style:style>
    <style:style style:name="Table12.A" style:family="table-column">
      <style:table-column-properties style:column-width="1.1278in"/>
    </style:style>
    <style:style style:name="Table12.B" style:family="table-column">
      <style:table-column-properties style:column-width="5.5569in"/>
    </style:style>
    <style:style style:name="Table12.C" style:family="table-column">
      <style:table-column-properties style:column-width="0.404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middle" fo:padding="0in" fo:border="0.5pt solid #000001"/>
    </style:style>
    <style:style style:name="Table12.B2" style:family="table-cell">
      <style:table-cell-properties style:vertical-align="middle"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middle" fo:padding="0in" fo:border="0.5pt solid #000001"/>
    </style:style>
    <style:style style:name="Table12.B3" style:family="table-cell">
      <style:table-cell-properties style:vertical-align="middle"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middle" fo:padding="0in" fo:border="0.5pt solid #000001"/>
    </style:style>
    <style:style style:name="Table12.B4" style:family="table-cell">
      <style:table-cell-properties style:vertical-align="middle"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middle" fo:padding="0in" fo:border="0.5pt solid #000001"/>
    </style:style>
    <style:style style:name="Table12.B5" style:family="table-cell">
      <style:table-cell-properties style:vertical-align="middle" fo:padding="0in" fo:border="0.5pt solid #000001"/>
    </style:style>
    <style:style style:name="Table12.C5" style:family="table-cell">
      <style:table-cell-properties style:vertical-align="middle" fo:padding="0in" fo:border="0.5pt solid #000001"/>
    </style:style>
    <style:style style:name="Table12.A6" style:family="table-cell">
      <style:table-cell-properties style:vertical-align="middle" fo:padding="0in" fo:border="0.5pt solid #000001"/>
    </style:style>
    <style:style style:name="Table12.B6" style:family="table-cell">
      <style:table-cell-properties style:vertical-align="middle" fo:padding="0in" fo:border="0.5pt solid #000001"/>
    </style:style>
    <style:style style:name="Table12.C6" style:family="table-cell">
      <style:table-cell-properties style:vertical-align="middle" fo:padding="0in" fo:border="0.5pt solid #000001"/>
    </style:style>
    <style:style style:name="Table12.A7" style:family="table-cell">
      <style:table-cell-properties style:vertical-align="middle" fo:padding="0in" fo:border="0.5pt solid #000001"/>
    </style:style>
    <style:style style:name="Table12.B7" style:family="table-cell">
      <style:table-cell-properties style:vertical-align="middle" fo:padding="0in" fo:border="0.5pt solid #000001"/>
    </style:style>
    <style:style style:name="Table12.C7" style:family="table-cell">
      <style:table-cell-properties style:vertical-align="middle" fo:padding="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middle" fo:padding="0in" fo:border="0.5pt solid #000001"/>
    </style:style>
    <style:style style:name="Table13.B2" style:family="table-cell">
      <style:table-cell-properties style:vertical-align="middle" fo:padding="0in" fo:border="0.5pt solid #000001"/>
    </style:style>
    <style:style style:name="Table13.C2" style:family="table-cell">
      <style:table-cell-properties style:vertical-align="middle" fo:padding="0in" fo:border="0.5pt solid #000001"/>
    </style:style>
    <style:style style:name="Table13.A3" style:family="table-cell">
      <style:table-cell-properties style:vertical-align="middle" fo:padding="0in" fo:border="0.5pt solid #000001"/>
    </style:style>
    <style:style style:name="Table13.B3" style:family="table-cell">
      <style:table-cell-properties style:vertical-align="middle" fo:padding="0in" fo:border="0.5pt solid #000001"/>
    </style:style>
    <style:style style:name="Table13.C3" style:family="table-cell">
      <style:table-cell-properties style:vertical-align="middle" fo:padding="0in" fo:border="0.5pt solid #000001"/>
    </style:style>
    <style:style style:name="Table15" style:family="table">
      <style:table-properties style:width="7.0896in" fo:margin-left="-0.0375in" fo:margin-top="0in" fo:margin-bottom="0in" table:align="left" style:writing-mode="lr-tb"/>
    </style:style>
    <style:style style:name="Table15.A" style:family="table-column">
      <style:table-column-properties style:column-width="1.0847in"/>
    </style:style>
    <style:style style:name="Table15.B" style:family="table-column">
      <style:table-column-properties style:column-width="5.6in"/>
    </style:style>
    <style:style style:name="Table15.C" style:family="table-column">
      <style:table-column-properties style:column-width="0.404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middle" fo:padding="0in" fo:border="0.5pt solid #000001"/>
    </style:style>
    <style:style style:name="Table15.B2" style:family="table-cell">
      <style:table-cell-properties style:vertical-align="middle" fo:padding="0in" fo:border="0.5pt solid #000001"/>
    </style:style>
    <style:style style:name="Table15.C2" style:family="table-cell">
      <style:table-cell-properties style:vertical-align="middle" fo:padding="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8" style:family="table">
      <style:table-properties style:width="7.0896in" fo:margin-left="-0.0375in" fo:margin-top="0in" fo:margin-bottom="0in" table:align="left" style:writing-mode="lr-tb"/>
    </style:style>
    <style:style style:name="Table18.A" style:family="table-column">
      <style:table-column-properties style:column-width="7.0896in"/>
    </style:style>
    <style:style style:name="Table18.1" style:family="table-row">
      <style:table-row-properties fo:keep-together="always"/>
    </style:style>
    <style:style style:name="Table18.A1" style:family="table-cell">
      <style:table-cell-properties style:vertical-align="middle" fo:background-color="#eeeeff" fo:padding="0in"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 fo:padding="0in" fo:border="0.5pt solid #000001"/>
    </style:style>
    <style:style style:name="Table20.B2" style:family="table-cell">
      <style:table-cell-properties style:vertical-align="" fo:padding="0in" fo:border="0.5pt solid #000001"/>
    </style:style>
    <style:style style:name="Table20.C2" style:family="table-cell">
      <style:table-cell-properties style:vertical-align="middle" fo:padding="0in" fo:border="0.5pt solid #000001"/>
    </style:style>
    <style:style style:name="Table20.A3" style:family="table-cell">
      <style:table-cell-properties style:vertical-align="" fo:padding="0in" fo:border="0.5pt solid #000001"/>
    </style:style>
    <style:style style:name="Table20.B3" style:family="table-cell">
      <style:table-cell-properties style:vertical-align="" fo:padding="0in" fo:border="0.5pt solid #000001"/>
    </style:style>
    <style:style style:name="Table20.C3" style:family="table-cell">
      <style:table-cell-properties style:vertical-align="middle" fo:padding="0in" fo:border="0.5pt solid #000001"/>
    </style:style>
    <style:style style:name="Table20.A4" style:family="table-cell">
      <style:table-cell-properties style:vertical-align="" fo:padding="0in" fo:border="0.5pt solid #000001"/>
    </style:style>
    <style:style style:name="Table20.B4" style:family="table-cell">
      <style:table-cell-properties style:vertical-align="" fo:padding="0in" fo:border="0.5pt solid #000001"/>
    </style:style>
    <style:style style:name="Table20.C4" style:family="table-cell">
      <style:table-cell-properties style:vertical-align="middle" fo:padding="0in" fo:border="0.5pt solid #000001"/>
    </style:style>
    <style:style style:name="Table20.A5" style:family="table-cell">
      <style:table-cell-properties style:vertical-align="" fo:padding="0in" fo:border="0.5pt solid #000001"/>
    </style:style>
    <style:style style:name="Table20.B5" style:family="table-cell">
      <style:table-cell-properties style:vertical-align="" fo:padding="0in" fo:border="0.5pt solid #000001"/>
    </style:style>
    <style:style style:name="Table20.C5" style:family="table-cell">
      <style:table-cell-properties style:vertical-align="middle" fo:padding="0in" fo:border="0.5pt solid #000001"/>
    </style:style>
    <style:style style:name="Table20.A6" style:family="table-cell">
      <style:table-cell-properties style:vertical-align="" fo:padding="0in" fo:border="0.5pt solid #000001"/>
    </style:style>
    <style:style style:name="Table20.B6" style:family="table-cell">
      <style:table-cell-properties style:vertical-align="" fo:padding="0in" fo:border="0.5pt solid #000001"/>
    </style:style>
    <style:style style:name="Table20.C6" style:family="table-cell">
      <style:table-cell-properties style:vertical-align="middle" fo:padding="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6.7167in"/>
    </style:style>
    <style:style style:name="Table22.B" style:family="table-column">
      <style:table-column-properties style:column-width="0.3722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middle" fo:padding="0in" fo:border="0.5pt solid #000001"/>
    </style:style>
    <style:style style:name="Table22.A3" style:family="table-cell">
      <style:table-cell-properties style:vertical-align="" fo:padding="0in" fo:border="0.5pt solid #000001"/>
    </style:style>
    <style:style style:name="Table22.B3" style:family="table-cell">
      <style:table-cell-properties style:vertical-align="middle" fo:padding="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0in" fo:border="0.5pt solid #000001">
        <style:background-image/>
      </style:table-cell-properties>
    </style:style>
    <style:style style:name="Table24.A2" style:family="table-cell">
      <style:table-cell-properties style:vertical-align="" fo:padding="0in" fo:border="0.5pt solid #000001"/>
    </style:style>
    <style:style style:name="Table24.B2" style:family="table-cell">
      <style:table-cell-properties style:vertical-align="" fo:padding="0in" fo:border="0.5pt solid #000001"/>
    </style:style>
    <style:style style:name="Table24.C2" style:family="table-cell">
      <style:table-cell-properties style:vertical-align="middle" fo:padding="0in" fo:border="0.5pt solid #000001"/>
    </style:style>
    <style:style style:name="Table24.A3" style:family="table-cell">
      <style:table-cell-properties style:vertical-align="" fo:padding="0in" fo:border="0.5pt solid #000001"/>
    </style:style>
    <style:style style:name="Table24.B3" style:family="table-cell">
      <style:table-cell-properties style:vertical-align="" fo:padding="0in" fo:border="0.5pt solid #000001"/>
    </style:style>
    <style:style style:name="Table24.C3" style:family="table-cell">
      <style:table-cell-properties style:vertical-align="middle" fo:padding="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 fo:padding="0in" fo:border="0.5pt solid #000001"/>
    </style:style>
    <style:style style:name="Table26.B2" style:family="table-cell">
      <style:table-cell-properties style:vertical-align="" fo:padding="0in" fo:border="0.5pt solid #000001"/>
    </style:style>
    <style:style style:name="Table26.C2" style:family="table-cell">
      <style:table-cell-properties style:vertical-align="middle" fo:padding="0in" fo:border="0.5pt solid #000001"/>
    </style:style>
    <style:style style:name="Table26.A3" style:family="table-cell">
      <style:table-cell-properties style:vertical-align="" fo:padding="0in" fo:border="0.5pt solid #000001"/>
    </style:style>
    <style:style style:name="Table26.B3" style:family="table-cell">
      <style:table-cell-properties style:vertical-align="" fo:padding="0in" fo:border="0.5pt solid #000001"/>
    </style:style>
    <style:style style:name="Table26.C3" style:family="table-cell">
      <style:table-cell-properties style:vertical-align="middle" fo:padding="0in" fo:border="0.5pt solid #000001"/>
    </style:style>
    <style:style style:name="Table26.A4" style:family="table-cell">
      <style:table-cell-properties style:vertical-align="" fo:padding="0in" fo:border="0.5pt solid #000001"/>
    </style:style>
    <style:style style:name="Table26.B4" style:family="table-cell">
      <style:table-cell-properties style:vertical-align="" fo:padding="0in" fo:border="0.5pt solid #000001"/>
    </style:style>
    <style:style style:name="Table26.C4" style:family="table-cell">
      <style:table-cell-properties style:vertical-align="middle" fo:padding="0in" fo:border="0.5pt solid #000001"/>
    </style:style>
    <style:style style:name="Table26.A5" style:family="table-cell">
      <style:table-cell-properties style:vertical-align="" fo:padding="0in" fo:border="0.5pt solid #000001"/>
    </style:style>
    <style:style style:name="Table26.B5" style:family="table-cell">
      <style:table-cell-properties style:vertical-align="" fo:padding="0in" fo:border="0.5pt solid #000001"/>
    </style:style>
    <style:style style:name="Table26.C5" style:family="table-cell">
      <style:table-cell-properties style:vertical-align="middle" fo:padding="0in" fo:border="0.5pt solid #000001"/>
    </style:style>
    <style:style style:name="Table26.A6" style:family="table-cell">
      <style:table-cell-properties style:vertical-align="" fo:padding="0in" fo:border="0.5pt solid #000001"/>
    </style:style>
    <style:style style:name="Table26.B6" style:family="table-cell">
      <style:table-cell-properties style:vertical-align="" fo:padding="0in" fo:border="0.5pt solid #000001"/>
    </style:style>
    <style:style style:name="Table26.C6" style:family="table-cell">
      <style:table-cell-properties style:vertical-align="middle" fo:padding="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0in" fo:border="0.5pt solid #000001">
        <style:background-image/>
      </style:table-cell-properties>
    </style:style>
    <style:style style:name="Table28.A2" style:family="table-cell">
      <style:table-cell-properties style:vertical-align="" fo:padding="0in" fo:border="0.5pt solid #000001"/>
    </style:style>
    <style:style style:name="Table28.B2" style:family="table-cell">
      <style:table-cell-properties style:vertical-align="" fo:padding="0in" fo:border="0.5pt solid #000001"/>
    </style:style>
    <style:style style:name="Table28.C2" style:family="table-cell">
      <style:table-cell-properties style:vertical-align="middle" fo:padding="0in" fo:border="0.5pt solid #000001"/>
    </style:style>
    <style:style style:name="Table28.A3" style:family="table-cell">
      <style:table-cell-properties style:vertical-align="" fo:padding="0in" fo:border="0.5pt solid #000001"/>
    </style:style>
    <style:style style:name="Table28.B3" style:family="table-cell">
      <style:table-cell-properties style:vertical-align="" fo:padding="0in" fo:border="0.5pt solid #000001"/>
    </style:style>
    <style:style style:name="Table28.C3" style:family="table-cell">
      <style:table-cell-properties style:vertical-align="middle" fo:padding="0in" fo:border="0.5pt solid #000001"/>
    </style:style>
    <style:style style:name="Table28.A4" style:family="table-cell">
      <style:table-cell-properties style:vertical-align="" fo:padding="0in" fo:border="0.5pt solid #000001"/>
    </style:style>
    <style:style style:name="Table28.B4" style:family="table-cell">
      <style:table-cell-properties style:vertical-align="" fo:padding="0in" fo:border="0.5pt solid #000001"/>
    </style:style>
    <style:style style:name="Table28.C4" style:family="table-cell">
      <style:table-cell-properties style:vertical-align="middle" fo:padding="0in" fo:border="0.5pt solid #000001"/>
    </style:style>
    <style:style style:name="Table28.A5" style:family="table-cell">
      <style:table-cell-properties style:vertical-align="" fo:padding="0in" fo:border="0.5pt solid #000001"/>
    </style:style>
    <style:style style:name="Table28.B5" style:family="table-cell">
      <style:table-cell-properties style:vertical-align="" fo:padding="0in" fo:border="0.5pt solid #000001"/>
    </style:style>
    <style:style style:name="Table28.C5" style:family="table-cell">
      <style:table-cell-properties style:vertical-align="middle" fo:padding="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0in" fo:border="0.5pt solid #000001">
        <style:background-image/>
      </style:table-cell-properties>
    </style:style>
    <style:style style:name="Table29.A2" style:family="table-cell">
      <style:table-cell-properties style:vertical-align="" fo:padding="0in" fo:border="0.5pt solid #000001"/>
    </style:style>
    <style:style style:name="Table29.B2" style:family="table-cell">
      <style:table-cell-properties style:vertical-align="" fo:padding="0in" fo:border="0.5pt solid #000001"/>
    </style:style>
    <style:style style:name="Table29.C2" style:family="table-cell">
      <style:table-cell-properties style:vertical-align="middle" fo:padding="0in" fo:border="0.5pt solid #000001"/>
    </style:style>
    <style:style style:name="Table29.A3" style:family="table-cell">
      <style:table-cell-properties style:vertical-align="" fo:padding="0in" fo:border="0.5pt solid #000001"/>
    </style:style>
    <style:style style:name="Table29.B3" style:family="table-cell">
      <style:table-cell-properties style:vertical-align="" fo:padding="0in" fo:border="0.5pt solid #000001"/>
    </style:style>
    <style:style style:name="Table29.C3" style:family="table-cell">
      <style:table-cell-properties style:vertical-align="middle" fo:padding="0in" fo:border="0.5pt solid #000001"/>
    </style:style>
    <style:style style:name="Table29.A4" style:family="table-cell">
      <style:table-cell-properties style:vertical-align="" fo:padding="0in" fo:border="0.5pt solid #000001"/>
    </style:style>
    <style:style style:name="Table29.B4" style:family="table-cell">
      <style:table-cell-properties style:vertical-align="" fo:padding="0in" fo:border="0.5pt solid #000001"/>
    </style:style>
    <style:style style:name="Table29.C4" style:family="table-cell">
      <style:table-cell-properties style:vertical-align="middle" fo:padding="0in" fo:border="0.5pt solid #000001"/>
    </style:style>
    <style:style style:name="Table29.A5" style:family="table-cell">
      <style:table-cell-properties style:vertical-align="" fo:padding="0in" fo:border="0.5pt solid #000001"/>
    </style:style>
    <style:style style:name="Table29.B5" style:family="table-cell">
      <style:table-cell-properties style:vertical-align="" fo:padding="0in" fo:border="0.5pt solid #000001"/>
    </style:style>
    <style:style style:name="Table29.C5" style:family="table-cell">
      <style:table-cell-properties style:vertical-align="middle" fo:padding="0in" fo:border="0.5pt solid #000001"/>
    </style:style>
    <style:style style:name="Table29.A6" style:family="table-cell">
      <style:table-cell-properties style:vertical-align="" fo:padding="0in" fo:border="0.5pt solid #000001"/>
    </style:style>
    <style:style style:name="Table29.B6" style:family="table-cell">
      <style:table-cell-properties style:vertical-align="" fo:padding="0in" fo:border="0.5pt solid #000001"/>
    </style:style>
    <style:style style:name="Table29.C6" style:family="table-cell">
      <style:table-cell-properties style:vertical-align="middle" fo:padding="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6.7167in"/>
    </style:style>
    <style:style style:name="Table31.B" style:family="table-column">
      <style:table-column-properties style:column-width="0.3722in"/>
    </style:style>
    <style:style style:name="Table31.1" style:family="table-row">
      <style:table-row-properties fo:keep-together="always"/>
    </style:style>
    <style:style style:name="Table31.A1" style:family="table-cell">
      <style:table-cell-properties style:vertical-align="middle" fo:background-color="#ccccff" fo:padding="0in" fo:border="0.5pt solid #000001">
        <style:background-image/>
      </style:table-cell-properties>
    </style:style>
    <style:style style:name="Table31.A2" style:family="table-cell">
      <style:table-cell-properties style:vertical-align="" fo:padding="0in" fo:border="0.5pt solid #000001"/>
    </style:style>
    <style:style style:name="Table31.B2" style:family="table-cell">
      <style:table-cell-properties style:vertical-align="middle" fo:padding="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0.6701in"/>
    </style:style>
    <style:style style:name="Table32.B" style:family="table-column">
      <style:table-column-properties style:column-width="6.0465in"/>
    </style:style>
    <style:style style:name="Table32.C" style:family="table-column">
      <style:table-column-properties style:column-width="0.3729in"/>
    </style:style>
    <style:style style:name="Table32.1" style:family="table-row">
      <style:table-row-properties fo:keep-together="always"/>
    </style:style>
    <style:style style:name="Table32.A1" style:family="table-cell">
      <style:table-cell-properties style:vertical-align="middle" fo:background-color="#ccccff" fo:padding="0in" fo:border="0.5pt solid #000001">
        <style:background-image/>
      </style:table-cell-properties>
    </style:style>
    <style:style style:name="Table32.A2" style:family="table-cell">
      <style:table-cell-properties style:vertical-align="" fo:padding="0in" fo:border="0.5pt solid #000001"/>
    </style:style>
    <style:style style:name="Table32.B2" style:family="table-cell">
      <style:table-cell-properties style:vertical-align="" fo:padding="0in" fo:border="0.5pt solid #000001"/>
    </style:style>
    <style:style style:name="Table32.C2" style:family="table-cell">
      <style:table-cell-properties style:vertical-align="middle" fo:padding="0in" fo:border="0.5pt solid #000001"/>
    </style:style>
    <style:style style:name="Table32.A3" style:family="table-cell">
      <style:table-cell-properties style:vertical-align="" fo:padding="0in" fo:border="0.5pt solid #000001"/>
    </style:style>
    <style:style style:name="Table32.B3" style:family="table-cell">
      <style:table-cell-properties style:vertical-align="" fo:padding="0in" fo:border="0.5pt solid #000001"/>
    </style:style>
    <style:style style:name="Table32.C3" style:family="table-cell">
      <style:table-cell-properties style:vertical-align="middle" fo:padding="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0in" fo:border="0.5pt solid #000001">
        <style:background-image/>
      </style:table-cell-properties>
    </style:style>
    <style:style style:name="Table33.A2" style:family="table-cell">
      <style:table-cell-properties style:vertical-align="" fo:padding="0in" fo:border="0.5pt solid #000001"/>
    </style:style>
    <style:style style:name="Table33.B2" style:family="table-cell">
      <style:table-cell-properties style:vertical-align="" fo:padding="0in" fo:border="0.5pt solid #000001"/>
    </style:style>
    <style:style style:name="Table33.C2" style:family="table-cell">
      <style:table-cell-properties style:vertical-align="middle" fo:padding="0in" fo:border="0.5pt solid #000001"/>
    </style:style>
    <style:style style:name="Table34" style:family="table">
      <style:table-properties style:width="7.0896in" fo:margin-left="-0.0389in" fo:margin-top="0in" fo:margin-bottom="0in" table:align="left" style:writing-mode="lr-tb"/>
    </style:style>
    <style:style style:name="Table34.A" style:family="table-column">
      <style:table-column-properties style:column-width="0.6701in"/>
    </style:style>
    <style:style style:name="Table34.B" style:family="table-column">
      <style:table-column-properties style:column-width="6.0465in"/>
    </style:style>
    <style:style style:name="Table34.C" style:family="table-column">
      <style:table-column-properties style:column-width="0.3729in"/>
    </style:style>
    <style:style style:name="Table34.1" style:family="table-row">
      <style:table-row-properties fo:keep-together="always"/>
    </style:style>
    <style:style style:name="Table34.A1" style:family="table-cell">
      <style:table-cell-properties style:vertical-align="middle" fo:background-color="#ccccff" fo:padding="0in" fo:border="0.5pt solid #000001">
        <style:background-image/>
      </style:table-cell-properties>
    </style:style>
    <style:style style:name="Table34.A2" style:family="table-cell">
      <style:table-cell-properties style:vertical-align="" fo:padding="0in" fo:border="0.5pt solid #000001"/>
    </style:style>
    <style:style style:name="Table34.B2" style:family="table-cell">
      <style:table-cell-properties style:vertical-align="" fo:padding="0in" fo:border="0.5pt solid #000001"/>
    </style:style>
    <style:style style:name="Table34.C2" style:family="table-cell">
      <style:table-cell-properties style:vertical-align="middle" fo:padding="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953e1" officeooo:paragraph-rsid="000953e1" style:font-name-asian="Monaco" style:font-size-asian="9pt" style:font-name-complex="Monaco" style:font-size-complex="9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ae80f" officeooo:paragraph-rsid="000ae80f" style:font-name-asian="Monaco" style:font-size-asian="9pt" style:font-name-complex="Monaco" style:font-size-complex="9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f0fac" officeooo:paragraph-rsid="000f0fac" style:font-name-asian="Monaco" style:font-size-asian="9pt" style:font-name-complex="Monaco" style:font-size-complex="9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253ecd" officeooo:paragraph-rsid="00253ecd" style:font-name-asian="Monaco" style:font-size-asian="9pt" style:font-name-complex="Monaco" style:font-size-complex="9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Helvetica" fo:font-size="9pt" style:font-name-asian="Monaco" style:font-size-asian="9pt" style:font-name-complex="Monaco" style:font-size-complex="9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12" style:family="paragraph" style:parent-style-name="Standard">
      <style:paragraph-properties fo:margin-left="0in" fo:margin-right="0in" fo:text-align="start" style:justify-single-word="false" fo:text-indent="0in" style:auto-text-indent="false" style:text-autospace="none"/>
    </style:style>
    <style:style style:name="P13"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14" style:family="paragraph" style:parent-style-name="Code_20_Snipet">
      <style:text-properties officeooo:paragraph-rsid="002b8e7e"/>
    </style:style>
    <style:style style:name="P15" style:family="paragraph" style:parent-style-name="Code_20_Snipet">
      <style:text-properties fo:font-style="normal" style:font-style-asian="normal" style:font-style-complex="normal"/>
    </style:style>
    <style:style style:name="P16" style:family="paragraph" style:parent-style-name="Code_20_Snipet">
      <style:text-properties officeooo:rsid="002a50e8" officeooo:paragraph-rsid="002a50e8"/>
    </style:style>
    <style:style style:name="P17" style:family="paragraph" style:parent-style-name="Code_20_Snipet">
      <style:text-properties officeooo:rsid="002b8e7e" officeooo:paragraph-rsid="002b8e7e"/>
    </style:style>
    <style:style style:name="P18" style:family="paragraph" style:parent-style-name="Code_20_Snipet">
      <style:text-properties officeooo:rsid="0031b95a" officeooo:paragraph-rsid="0031b95a"/>
    </style:style>
    <style:style style:name="P19" style:family="paragraph" style:parent-style-name="Code_20_Snipet">
      <style:text-properties officeooo:rsid="0031b95a" officeooo:paragraph-rsid="0035c09b"/>
    </style:style>
    <style:style style:name="P20" style:family="paragraph" style:parent-style-name="Code_20_Snipet">
      <style:text-properties officeooo:rsid="0031b95a" officeooo:paragraph-rsid="0037553f"/>
    </style:style>
    <style:style style:name="P21" style:family="paragraph" style:parent-style-name="Code_20_Snipet">
      <style:text-properties officeooo:rsid="003439b4" officeooo:paragraph-rsid="003439b4"/>
    </style:style>
    <style:style style:name="P22" style:family="paragraph" style:parent-style-name="Code_20_Snipet">
      <style:text-properties officeooo:paragraph-rsid="0035c09b"/>
    </style:style>
    <style:style style:name="P23" style:family="paragraph" style:parent-style-name="Code_20_Snipet">
      <style:text-properties officeooo:paragraph-rsid="0038d6ce"/>
    </style:style>
    <style:style style:name="P24" style:family="paragraph" style:parent-style-name="Standard">
      <style:text-properties fo:color="#000000" style:font-name="Monaco" fo:font-size="9pt" style:font-name-asian="Monaco" style:font-size-asian="9pt" style:font-name-complex="Monaco" style:font-size-complex="9pt"/>
    </style:style>
    <style:style style:name="P25" style:family="paragraph" style:parent-style-name="Standard">
      <style:text-properties fo:color="#000000" style:font-name="Monaco" fo:font-size="9pt" officeooo:paragraph-rsid="0021bae8" style:font-name-asian="Monaco" style:font-size-asian="9pt" style:font-name-complex="Monaco" style:font-size-complex="9pt"/>
    </style:style>
    <style:style style:name="P26"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27" style:family="paragraph" style:parent-style-name="Standard">
      <style:text-properties fo:color="#000000" style:font-name="Monaco" fo:font-size="9pt" officeooo:rsid="00163fc2" officeooo:paragraph-rsid="00163fc2" style:font-name-asian="Monaco" style:font-size-asian="9pt" style:font-name-complex="Monaco" style:font-size-complex="9pt"/>
    </style:style>
    <style:style style:name="P28" style:family="paragraph" style:parent-style-name="Standard">
      <style:text-properties fo:color="#000000" style:font-name="Monaco" fo:font-size="9pt" officeooo:paragraph-rsid="00163fc2" style:font-name-asian="Monaco" style:font-size-asian="9pt" style:font-name-complex="Monaco" style:font-size-complex="9pt"/>
    </style:style>
    <style:style style:name="P29" style:family="paragraph" style:parent-style-name="Standard">
      <style:text-properties fo:color="#000000" style:font-name="Monaco" fo:font-size="9pt" officeooo:rsid="001b4160" officeooo:paragraph-rsid="001b4160" style:font-name-asian="Monaco" style:font-size-asian="9pt" style:font-name-complex="Monaco" style:font-size-complex="9pt"/>
    </style:style>
    <style:style style:name="P30"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31" style:family="paragraph" style:parent-style-name="Standard">
      <style:text-properties style:font-name="Monaco" fo:font-size="9pt" style:font-name-asian="Monaco" style:font-size-asian="9pt" style:font-name-complex="Monaco" style:font-size-complex="9pt"/>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Standard">
      <style:text-properties fo:language="en" fo:country="US" style:language-complex="ar" style:country-complex="SA"/>
    </style:style>
    <style:style style:name="P35" style:family="paragraph" style:parent-style-name="Standard">
      <style:text-properties fo:font-style="italic" fo:font-weight="bold" style:font-style-asian="italic" style:font-weight-asian="bold" style:font-style-complex="italic" style:font-weight-complex="bold"/>
    </style:style>
    <style:style style:name="P36" style:family="paragraph" style:parent-style-name="Standard">
      <style:text-properties style:font-name="Monaco1" fo:font-size="9pt" style:font-size-asian="9pt" style:font-size-complex="9pt"/>
    </style:style>
    <style:style style:name="P37" style:family="paragraph" style:parent-style-name="Table_20_Contents">
      <style:paragraph-properties fo:text-align="justify" style:justify-single-word="false" fo:orphans="2" fo:widows="2" style:writing-mode="lr-tb"/>
    </style:style>
    <style:style style:name="P38" style:family="paragraph" style:parent-style-name="Table_20_Contents">
      <style:paragraph-properties fo:text-align="justify" style:justify-single-word="false" fo:orphans="2" fo:widows="2" style:writing-mode="lr-tb"/>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P39"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40" style:family="paragraph" style:parent-style-name="Body">
      <style:paragraph-properties fo:orphans="2" fo:widows="2" style:writing-mode="lr-tb"/>
    </style:style>
    <style:style style:name="P4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2" style:family="paragraph" style:parent-style-name="Body">
      <style:paragraph-properties fo:orphans="2" fo:widows="2" style:writing-mode="lr-tb"/>
      <style:text-properties fo:language="en" fo:country="US" style:language-complex="ar" style:country-complex="SA"/>
    </style:style>
    <style:style style:name="P43" style:family="paragraph" style:parent-style-name="Code_20_Snipet">
      <style:paragraph-properties fo:text-align="justify" style:justify-single-word="false" fo:orphans="2" fo:widows="2" style:writing-mode="lr-tb">
        <style:tab-stops>
          <style:tab-stop style:position="3.9374in"/>
        </style:tab-stops>
      </style:paragraph-properties>
    </style:style>
    <style:style style:name="P44"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45" style:family="paragraph" style:parent-style-name="Body">
      <style:text-properties fo:language="en" fo:country="US" style:language-complex="ar" style:country-complex="SA"/>
    </style:style>
    <style:style style:name="P46" style:family="paragraph" style:parent-style-name="Body">
      <style:text-properties fo:color="#ff0000" fo:language="en" fo:country="US" fo:font-style="italic" style:font-style-asian="italic" style:language-complex="ar" style:country-complex="SA"/>
    </style:style>
    <style:style style:name="P4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8" style:family="paragraph" style:parent-style-name="Body">
      <style:text-properties fo:color="#000000" fo:language="en" fo:country="US" fo:font-style="normal" style:font-style-asian="normal" style:language-complex="ar" style:country-complex="SA" style:font-style-complex="normal"/>
    </style:style>
    <style:style style:name="P49" style:family="paragraph" style:parent-style-name="Body">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P50" style:family="paragraph" style:parent-style-name="Body">
      <style:text-properties fo:font-style="normal" style:font-style-asian="normal" style:font-style-complex="normal"/>
    </style:style>
    <style:style style:name="P51" style:family="paragraph" style:parent-style-name="Body">
      <style:text-properties style:font-name="Monaco" fo:font-size="9pt" style:font-name-asian="Monaco" style:font-size-asian="9pt" style:font-name-complex="Monaco" style:font-size-complex="9pt"/>
    </style:style>
    <style:style style:name="P52" style:family="paragraph" style:parent-style-name="Body">
      <style:text-properties officeooo:rsid="000935a3" officeooo:paragraph-rsid="000935a3"/>
    </style:style>
    <style:style style:name="P53" style:family="paragraph" style:parent-style-name="Body">
      <style:text-properties officeooo:rsid="000953e1" officeooo:paragraph-rsid="000953e1"/>
    </style:style>
    <style:style style:name="P54" style:family="paragraph" style:parent-style-name="Body">
      <style:text-properties officeooo:paragraph-rsid="000b9323"/>
    </style:style>
    <style:style style:name="P55" style:family="paragraph" style:parent-style-name="Body">
      <style:text-properties officeooo:rsid="001ba9b4" officeooo:paragraph-rsid="001ba9b4"/>
    </style:style>
    <style:style style:name="P56" style:family="paragraph" style:parent-style-name="Body">
      <style:text-properties officeooo:rsid="001cb70c" officeooo:paragraph-rsid="001cb70c"/>
    </style:style>
    <style:style style:name="P57" style:family="paragraph" style:parent-style-name="Body">
      <style:text-properties officeooo:rsid="00253ecd" officeooo:paragraph-rsid="00253ecd"/>
    </style:style>
    <style:style style:name="P58" style:family="paragraph" style:parent-style-name="Body">
      <style:text-properties officeooo:rsid="002a50e8" officeooo:paragraph-rsid="002a50e8"/>
    </style:style>
    <style:style style:name="P59" style:family="paragraph" style:parent-style-name="Body">
      <style:text-properties officeooo:paragraph-rsid="002b8e7e"/>
    </style:style>
    <style:style style:name="P60" style:family="paragraph" style:parent-style-name="Body">
      <style:text-properties officeooo:rsid="002b8e7e" officeooo:paragraph-rsid="002b8e7e"/>
    </style:style>
    <style:style style:name="P61" style:family="paragraph" style:parent-style-name="Table_20_Contents">
      <style:text-properties fo:font-size="8pt" fo:font-weight="bold" style:font-size-asian="8pt" style:font-weight-asian="bold" style:font-size-complex="8pt" style:font-weight-complex="bold"/>
    </style:style>
    <style:style style:name="P62" style:family="paragraph" style:parent-style-name="Table_20_Contents">
      <style:text-properties fo:font-size="8pt" style:font-size-asian="8pt" style:font-size-complex="8pt"/>
    </style:style>
    <style:style style:name="P63" style:family="paragraph" style:parent-style-name="Table_20_Contents">
      <style:paragraph-properties fo:text-align="start" style:justify-single-word="false"/>
      <style:text-properties fo:font-size="8pt" style:font-size-asian="8pt" style:font-size-complex="8pt"/>
    </style:style>
    <style:style style:name="P64" style:family="paragraph" style:parent-style-name="Table_20_Contents">
      <style:text-properties fo:font-size="8pt" fo:font-style="italic" style:font-size-asian="8pt" style:font-style-asian="italic" style:font-size-complex="8pt" style:font-style-complex="italic"/>
    </style:style>
    <style:style style:name="P65" style:family="paragraph" style:parent-style-name="Table_20_Contents">
      <style:text-properties fo:font-size="8pt" fo:font-style="normal" style:font-size-asian="8pt" style:font-style-asian="normal" style:font-size-complex="8pt" style:font-style-complex="normal"/>
    </style:style>
    <style:style style:name="P66"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67"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68"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69" style:family="paragraph" style:parent-style-name="Table_20_Contents">
      <style:text-properties style:font-name="Courier New3" fo:font-size="8pt" fo:font-style="normal" fo:font-weight="bold" style:font-size-asian="8pt" style:font-style-asian="normal" style:font-weight-asian="bold" style:font-size-complex="8pt" style:font-style-complex="normal" style:font-weight-complex="bold"/>
    </style:style>
    <style:style style:name="P70" style:family="paragraph" style:parent-style-name="Table_20_Contents">
      <style:text-properties fo:font-style="italic" style:font-style-asian="italic" style:font-style-complex="italic"/>
    </style:style>
    <style:style style:name="P71" style:family="paragraph" style:parent-style-name="Table_20_Contents">
      <style:text-properties fo:font-style="italic" fo:font-weight="bold" style:font-style-asian="italic" style:font-weight-asian="bold" style:font-style-complex="italic" style:font-weight-complex="bold"/>
    </style:style>
    <style:style style:name="P72" style:family="paragraph" style:parent-style-name="Table_20_Contents">
      <style:text-properties fo:font-style="normal" style:font-style-asian="normal" style:font-style-complex="normal"/>
    </style:style>
    <style:style style:name="P73" style:family="paragraph" style:parent-style-name="Table_20_Contents">
      <style:text-properties fo:font-weight="normal" style:font-weight-asian="normal" style:font-weight-complex="normal"/>
    </style:style>
    <style:style style:name="P7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5" style:family="paragraph" style:parent-style-name="CellBody">
      <style:paragraph-properties fo:keep-with-next="always" style:snap-to-layout-grid="false"/>
      <style:text-properties fo:language="en" fo:country="US" style:language-complex="ar" style:country-complex="SA"/>
    </style:style>
    <style:style style:name="P76" style:family="paragraph" style:parent-style-name="CellBody">
      <style:paragraph-properties fo:keep-with-next="always" style:snap-to-layout-grid="false"/>
    </style:style>
    <style:style style:name="P77" style:family="paragraph" style:parent-style-name="Abstract">
      <style:text-properties fo:font-size="16pt" fo:language="en" fo:country="US" fo:font-weight="bold" style:font-size-asian="16pt" style:font-weight-asian="bold" style:language-complex="ar" style:country-complex="SA"/>
    </style:style>
    <style:style style:name="P78"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79" style:family="paragraph" style:parent-style-name="CellBody">
      <style:paragraph-properties style:snap-to-layout-grid="false"/>
      <style:text-properties fo:language="en" fo:country="US" style:language-complex="ar" style:country-complex="SA"/>
    </style:style>
    <style:style style:name="P80" style:family="paragraph" style:parent-style-name="CellBody">
      <style:paragraph-properties style:snap-to-layout-grid="false"/>
    </style:style>
    <style:style style:name="P8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82" style:family="paragraph" style:parent-style-name="CellBody">
      <style:paragraph-properties style:snap-to-layout-grid="false"/>
      <style:text-properties fo:color="#000000" fo:language="en" fo:country="US" fo:font-style="normal" officeooo:rsid="00257d3a" officeooo:paragraph-rsid="00257d3a" style:font-style-asian="normal" style:language-complex="ar" style:country-complex="SA" style:font-style-complex="normal"/>
    </style:style>
    <style:style style:name="P83" style:family="paragraph" style:parent-style-name="CellBody">
      <style:paragraph-properties style:snap-to-layout-grid="false"/>
      <style:text-properties fo:color="#000000" fo:language="en" fo:country="US" fo:font-style="normal" officeooo:rsid="003c62f8" officeooo:paragraph-rsid="003c62f8" style:font-style-asian="normal" style:language-complex="ar" style:country-complex="SA" style:font-style-complex="normal"/>
    </style:style>
    <style:style style:name="P84" style:family="paragraph" style:parent-style-name="Document_20_Title">
      <style:text-properties fo:language="en" fo:country="US" style:language-complex="ar" style:country-complex="SA"/>
    </style:style>
    <style:style style:name="P85" style:family="paragraph" style:parent-style-name="Standard">
      <style:paragraph-properties fo:line-height="0.1945in"/>
      <style:text-properties style:font-name="Arial1"/>
    </style:style>
    <style:style style:name="P86" style:family="paragraph" style:parent-style-name="Standard">
      <style:paragraph-properties fo:line-height="0.1846in"/>
      <style:text-properties style:font-name="Arial1"/>
    </style:style>
    <style:style style:name="P87" style:family="paragraph" style:parent-style-name="Standard">
      <style:paragraph-properties fo:text-align="start" style:justify-single-word="false" fo:orphans="2" fo:widows="2"/>
    </style:style>
    <style:style style:name="P88" style:family="paragraph" style:parent-style-name="Standard">
      <style:paragraph-properties fo:text-align="start" style:justify-single-word="false" fo:keep-together="always" fo:orphans="2" fo:widows="2"/>
    </style:style>
    <style:style style:name="P89" style:family="paragraph" style:parent-style-name="Standard">
      <style:paragraph-properties fo:margin-top="0in" fo:margin-bottom="0.1945in" loext:contextual-spacing="false" fo:text-align="start" style:justify-single-word="false" fo:orphans="2" fo:widows="2"/>
    </style:style>
    <style:style style:name="P90" style:family="paragraph" style:parent-style-name="Standard">
      <style:paragraph-properties fo:margin-top="0in" fo:margin-bottom="0.1945in" loext:contextual-spacing="false" fo:text-align="start" style:justify-single-word="false" fo:keep-together="always" fo:orphans="2" fo:widows="2"/>
    </style:style>
    <style:style style:name="P91" style:family="paragraph" style:parent-style-name="Standard">
      <style:paragraph-properties fo:margin-top="0in" fo:margin-bottom="0.1945in" loext:contextual-spacing="false" fo:text-align="start" style:justify-single-word="false" fo:orphans="2" fo:widows="2" fo:keep-with-next="always"/>
    </style:style>
    <style:style style:name="P92" style:family="paragraph" style:parent-style-name="Standard">
      <style:paragraph-properties fo:margin-top="0.0374in" fo:margin-bottom="0.0374in" loext:contextual-spacing="false" fo:text-align="start" style:justify-single-word="false" fo:orphans="2" fo:widows="2"/>
    </style:style>
    <style:style style:name="P93"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4" style:family="paragraph" style:parent-style-name="Standard">
      <style:paragraph-properties fo:margin-top="0.0374in" fo:margin-bottom="0.0374in" loext:contextual-spacing="false" fo:text-align="center" style:justify-single-word="false" fo:orphans="2" fo:widows="2"/>
    </style:style>
    <style:style style:name="P95"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6" style:family="paragraph" style:parent-style-name="Standard">
      <style:paragraph-properties fo:margin-top="0.1945in" fo:margin-bottom="0in" loext:contextual-spacing="false" fo:text-align="start" style:justify-single-word="false" fo:orphans="2" fo:widows="2"/>
    </style:style>
    <style:style style:name="P97"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98"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99" style:family="paragraph" style:parent-style-name="Standard">
      <style:paragraph-properties fo:margin-top="0.1945in" fo:margin-bottom="0.1945in" loext:contextual-spacing="false" fo:text-align="start" style:justify-single-word="false" fo:orphans="2" fo:widows="2"/>
    </style:style>
    <style:style style:name="P100" style:family="paragraph" style:parent-style-name="Standard">
      <style:paragraph-properties fo:text-align="start" style:justify-single-word="false" fo:orphans="2" fo:widows="2" fo:keep-with-next="always"/>
    </style:style>
    <style:style style:name="P101" style:family="paragraph" style:parent-style-name="Standard">
      <style:paragraph-properties fo:text-align="start" style:justify-single-word="false" fo:keep-together="always" fo:orphans="2" fo:widows="2" fo:keep-with-next="always"/>
    </style:style>
    <style:style style:name="P102" style:family="paragraph" style:parent-style-name="Standard">
      <style:paragraph-properties fo:margin-top="0in" fo:margin-bottom="0.1665in" loext:contextual-spacing="false" fo:text-align="start" style:justify-single-word="false" fo:orphans="2" fo:widows="2"/>
    </style:style>
    <style:style style:name="P103"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04" style:family="paragraph" style:parent-style-name="Standard">
      <style:paragraph-properties fo:margin-left="0.5in" fo:margin-right="0in" fo:text-align="start" style:justify-single-word="false" fo:orphans="2" fo:widows="2" fo:text-indent="0in" style:auto-text-indent="false"/>
    </style:style>
    <style:style style:name="P105" style:family="paragraph" style:parent-style-name="Standard">
      <style:paragraph-properties fo:margin-left="0.5in" fo:margin-right="0in" fo:text-align="start" style:justify-single-word="false" fo:orphans="2" fo:widows="2" fo:text-indent="0in" style:auto-text-indent="false" fo:keep-with-next="always"/>
    </style:style>
    <style:style style:name="P106"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07"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08"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09"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10" style:family="paragraph" style:parent-style-name="Standard">
      <style:paragraph-properties fo:margin-top="0.0319in" fo:margin-bottom="0.0319in" loext:contextual-spacing="false" fo:text-align="center" style:justify-single-word="false" fo:orphans="2" fo:widows="2"/>
    </style:style>
    <style:style style:name="P111"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12" style:family="paragraph" style:parent-style-name="Standard">
      <style:paragraph-properties fo:margin-top="0.0319in" fo:margin-bottom="0.0319in" loext:contextual-spacing="false" fo:text-align="end" style:justify-single-word="false" fo:orphans="2" fo:widows="2"/>
    </style:style>
    <style:style style:name="P113"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14" style:family="paragraph" style:parent-style-name="Standard">
      <style:paragraph-properties fo:margin-top="0.0319in" fo:margin-bottom="0in" loext:contextual-spacing="false" fo:text-align="start" style:justify-single-word="false" fo:orphans="2" fo:widows="2"/>
    </style:style>
    <style:style style:name="P115" style:family="paragraph" style:parent-style-name="Standard">
      <style:paragraph-properties fo:margin-top="0.0319in" fo:margin-bottom="0in" loext:contextual-spacing="false" fo:text-align="start" style:justify-single-word="false" fo:orphans="2" fo:widows="2">
        <style:tab-stops/>
      </style:paragraph-properties>
    </style:style>
    <style:style style:name="P11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1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18" style:family="paragraph" style:parent-style-name="Standard">
      <style:paragraph-properties fo:margin-left="1in" fo:margin-right="0in" fo:text-align="start" style:justify-single-word="false" fo:orphans="2" fo:widows="2" fo:text-indent="0in" style:auto-text-indent="false"/>
    </style:style>
    <style:style style:name="P119" style:family="paragraph" style:parent-style-name="Standard">
      <style:paragraph-properties fo:margin-left="1in" fo:margin-right="0in" fo:text-align="start" style:justify-single-word="false" fo:orphans="2" fo:widows="2" fo:text-indent="0in" style:auto-text-indent="false" fo:keep-with-next="always"/>
    </style:style>
    <style:style style:name="P120"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21" style:family="paragraph" style:parent-style-name="Standard">
      <style:paragraph-properties fo:margin-top="0.1736in" fo:margin-bottom="0.1945in" loext:contextual-spacing="false" fo:text-align="start" style:justify-single-word="false" fo:keep-together="always" fo:orphans="2" fo:widows="2"/>
    </style:style>
    <style:style style:name="P122" style:family="paragraph" style:parent-style-name="Standard">
      <style:paragraph-properties fo:margin-top="0.0264in" fo:margin-bottom="0.1846in" loext:contextual-spacing="false" fo:line-height="0.0008in" fo:padding="0in" fo:border-left="none" fo:border-right="none" fo:border-top="1.5pt solid #808080" fo:border-bottom="none"/>
      <style:text-properties style:font-name="Arial1"/>
    </style:style>
    <style:style style:name="P123"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24" style:family="paragraph" style:parent-style-name="Heading_20_1">
      <style:text-properties fo:language="en" fo:country="US" style:language-complex="ar" style:country-complex="SA"/>
    </style:style>
    <style:style style:name="P125" style:family="paragraph" style:parent-style-name="Heading_20_1">
      <style:paragraph-properties fo:break-before="page"/>
      <style:text-properties fo:language="en" fo:country="US" style:language-complex="ar" style:country-complex="SA"/>
    </style:style>
    <style:style style:name="P126" style:family="paragraph" style:parent-style-name="Heading_20_2">
      <style:text-properties fo:language="en" fo:country="US" style:language-complex="ar" style:country-complex="SA"/>
    </style:style>
    <style:style style:name="P127" style:family="paragraph" style:parent-style-name="Heading_20_2">
      <style:text-properties fo:font-style="normal" style:font-style-asian="normal" style:font-style-complex="normal"/>
    </style:style>
    <style:style style:name="P128" style:family="paragraph" style:parent-style-name="Heading_20_3" style:master-page-name="Landscape">
      <style:paragraph-properties style:page-number="auto"/>
    </style:style>
    <style:style style:name="P129" style:family="paragraph" style:parent-style-name="Heading_20_3" style:master-page-name="Standard">
      <style:paragraph-properties style:page-number="auto"/>
    </style:style>
    <style:style style:name="P130" style:family="paragraph" style:parent-style-name="Heading_20_4">
      <style:text-properties officeooo:rsid="000935a3" officeooo:paragraph-rsid="000935a3"/>
    </style:style>
    <style:style style:name="P131" style:family="paragraph" style:parent-style-name="Heading_20_4">
      <style:text-properties officeooo:rsid="000953e1" officeooo:paragraph-rsid="000953e1"/>
    </style:style>
    <style:style style:name="P132"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133" style:family="paragraph" style:parent-style-name="Heading_20_4">
      <style:text-properties fo:language="en" fo:country="US" style:language-complex="ar" style:country-complex="SA"/>
    </style:style>
    <style:style style:name="P134" style:family="paragraph" style:parent-style-name="Body" style:list-style-name="L1"/>
    <style:style style:name="P135" style:family="paragraph" style:parent-style-name="Body" style:list-style-name="L1">
      <style:text-properties fo:font-style="normal" style:font-style-asian="normal" style:font-style-complex="normal"/>
    </style:style>
    <style:style style:name="P136" style:family="paragraph" style:parent-style-name="Body" style:list-style-name="L2"/>
    <style:style style:name="P137" style:family="paragraph" style:parent-style-name="Body" style:list-style-name="L3">
      <style:text-properties fo:color="#000000" fo:language="en" fo:country="US" fo:font-style="normal" style:font-style-asian="normal" style:language-complex="ar" style:country-complex="SA" style:font-style-complex="normal"/>
    </style:style>
    <style:style style:name="P138" style:family="paragraph" style:parent-style-name="Body" style:list-style-name="L4">
      <style:text-properties fo:color="#000000" fo:language="en" fo:country="US" fo:font-style="normal" style:font-style-asian="normal" style:language-complex="ar" style:country-complex="SA" style:font-style-complex="normal"/>
    </style:style>
    <style:style style:name="P139" style:family="paragraph" style:parent-style-name="Body" style:list-style-name="L5">
      <style:text-properties fo:color="#000000" fo:language="en" fo:country="US" fo:font-style="normal" style:font-style-asian="normal" style:language-complex="ar" style:country-complex="SA" style:font-style-complex="normal"/>
    </style:style>
    <style:style style:name="P140" style:family="paragraph" style:parent-style-name="Body" style:list-style-name="L4"/>
    <style:style style:name="P141" style:family="paragraph" style:parent-style-name="Body" style:list-style-name="L5"/>
    <style:style style:name="P142" style:family="paragraph" style:parent-style-name="Body" style:list-style-name="L6"/>
    <style:style style:name="P143" style:family="paragraph" style:parent-style-name="Body" style:list-style-name="L6">
      <style:text-properties style:font-name="Monaco1"/>
    </style:style>
    <style:style style:name="P144" style:family="paragraph" style:parent-style-name="Body" style:list-style-name="L7"/>
    <style:style style:name="P145" style:family="paragraph" style:parent-style-name="Body" style:list-style-name="L7">
      <style:paragraph-properties fo:orphans="2" fo:widows="2" style:writing-mode="lr-tb"/>
    </style:style>
    <style:style style:name="P146" style:family="paragraph" style:parent-style-name="CellBody">
      <style:paragraph-properties style:snap-to-layout-grid="false"/>
      <style:text-properties fo:color="#000000" fo:language="en" fo:country="US" fo:font-style="normal" officeooo:rsid="004006e6" officeooo:paragraph-rsid="004006e6" style:font-style-asian="normal" style:language-complex="ar" style:country-complex="SA" style:font-style-complex="normal"/>
    </style:style>
    <style:style style:name="P147"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48"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49"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5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51" style:family="paragraph" style:parent-style-name="Code_20_Snipet" style:list-style-name="L8"/>
    <style:style style:name="P152" style:family="paragraph" style:parent-style-name="Code_20_Snipet">
      <style:text-properties officeooo:rsid="0035c09b" officeooo:paragraph-rsid="0035c09b"/>
    </style:style>
    <style:style style:name="P153" style:family="paragraph" style:parent-style-name="Definition_20_Term">
      <style:text-properties fo:language="en" fo:country="US" style:language-complex="ar" style:country-complex="SA"/>
    </style:style>
    <style:style style:name="P154"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55"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56" style:family="paragraph" style:parent-style-name="List_20_Heading">
      <style:paragraph-properties fo:margin-top="0.1945in" fo:margin-bottom="0.0154in" loext:contextual-spacing="false" fo:text-align="start" style:justify-single-word="false" fo:orphans="2" fo:widows="2" fo:keep-with-next="always"/>
    </style:style>
    <style:style style:name="P157"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58"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59"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60"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1"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2"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3"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4"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5"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6"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7"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8"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69"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70"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T1" style:family="text">
      <style:text-properties officeooo:rsid="0029d6df"/>
    </style:style>
    <style:style style:name="T2" style:family="text">
      <style:text-properties officeooo:rsid="002b8e7e"/>
    </style:style>
    <style:style style:name="T3" style:family="text">
      <style:text-properties style:font-name="Arial1"/>
    </style:style>
    <style:style style:name="T4" style:family="text">
      <style:text-properties style:font-name="Arial1" fo:font-size="10pt" style:font-size-asian="10pt"/>
    </style:style>
    <style:style style:name="T5" style:family="text">
      <style:text-properties style:font-name="Arial1" fo:font-size="10pt" fo:font-weight="bold" style:font-size-asian="10pt" style:font-weight-asian="bold"/>
    </style:style>
    <style:style style:name="T6" style:family="text">
      <style:text-properties style:font-name="Arial1" fo:font-size="10pt" style:text-underline-style="none" style:font-size-asian="10pt"/>
    </style:style>
    <style:style style:name="T7" style:family="text">
      <style:text-properties style:font-name="Arial1" fo:font-size="9pt" style:font-size-asian="9pt"/>
    </style:style>
    <style:style style:name="T8" style:family="text">
      <style:text-properties style:font-name="Arial1" fo:font-size="9pt" fo:font-weight="bold" style:font-size-asian="9pt" style:font-weight-asian="bold"/>
    </style:style>
    <style:style style:name="T9" style:family="text">
      <style:text-properties style:font-name="Arial1" fo:font-size="12pt" fo:font-weight="bold" style:font-size-asian="12pt" style:font-weight-asian="bold"/>
    </style:style>
    <style:style style:name="T10" style:family="text">
      <style:text-properties style:font-name="Arial1" fo:font-weight="bold" style:font-weight-asian="bold"/>
    </style:style>
    <style:style style:name="T11" style:family="text">
      <style:text-properties style:font-name="Arial1" fo:font-size="16pt" fo:font-weight="bold" style:font-size-asian="16pt" style:font-weight-asian="bold"/>
    </style:style>
    <style:style style:name="T12" style:family="text">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use-window-font-color="true" style:font-name="Courier New3"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4" style:family="text">
      <style:text-properties style:use-window-font-color="true" style:font-name="Courier New3"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fo:language="en" fo:country="US" style:language-complex="ar" style:country-complex="SA"/>
    </style:style>
    <style:style style:name="T17" style:family="text">
      <style:text-properties style:font-name="Courier New3"/>
    </style:style>
    <style:style style:name="T18" style:family="text">
      <style:text-properties style:font-name="Courier New3"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font-name="Courier New3" officeooo:rsid="001c6f30"/>
    </style:style>
    <style:style style:name="T20" style:family="text">
      <style:text-properties fo:color="#000000"/>
    </style:style>
    <style:style style:name="T2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Monaco1" fo:language="en" fo:country="US" style:font-name-asian="Times New Roman" style:font-name-complex="Times New Roman" style:font-size-complex="10pt" style:language-complex="ar" style:country-complex="SA"/>
    </style:style>
    <style:style style:name="T24" style:family="text">
      <style:text-properties fo:color="#000000" style:font-name="Monaco" fo:font-size="9pt" style:font-name-asian="Monaco" style:font-size-asian="9pt" style:font-name-complex="Monaco" style:font-size-complex="9pt"/>
    </style:style>
    <style:style style:name="T25" style:family="text">
      <style:text-properties fo:color="#000000" style:font-name="Monaco" fo:font-size="9pt" officeooo:rsid="000953e1" style:font-name-asian="Monaco" style:font-size-asian="9pt" style:font-name-complex="Monaco" style:font-size-complex="9pt"/>
    </style:style>
    <style:style style:name="T26" style:family="text">
      <style:text-properties fo:color="#000000" style:font-name="Monaco" fo:font-size="9pt" fo:language="en" fo:country="US" officeooo:rsid="000ae80f" style:font-name-asian="Monaco" style:font-size-asian="9pt" style:font-name-complex="Monaco" style:font-size-complex="9pt" style:language-complex="ar" style:country-complex="SA"/>
    </style:style>
    <style:style style:name="T27" style:family="text">
      <style:text-properties fo:color="#000000" style:font-name="Helvetica" fo:font-size="9pt" style:font-name-asian="Monaco" style:font-size-asian="9pt" style:font-name-complex="Monaco" style:font-size-complex="9pt"/>
    </style:style>
    <style:style style:name="T28" style:family="text">
      <style:text-properties fo:color="#000000" style:font-name="Arial1" fo:font-size="10pt" style:font-size-asian="10pt"/>
    </style:style>
    <style:style style:name="T29" style:family="text">
      <style:text-properties fo:color="#000000" style:font-name="Arial1"/>
    </style:style>
    <style:style style:name="T30" style:family="text">
      <style:text-properties fo:language="en" fo:country="US" style:language-complex="ar" style:country-complex="SA"/>
    </style:style>
    <style:style style:name="T31"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32" style:family="text">
      <style:text-properties fo:font-style="normal" style:font-style-asian="normal" style:font-style-complex="normal"/>
    </style:style>
    <style:style style:name="T33" style:family="text">
      <style:text-properties fo:color="#7f0055"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ize="14pt" fo:font-weight="normal" style:font-size-asian="14pt" style:font-weight-asian="normal"/>
    </style:style>
    <style:style style:name="T37" style:family="text">
      <style:text-properties fo:font-size="14pt" fo:font-weight="normal" officeooo:rsid="004006e6" style:font-size-asian="14pt" style:font-weight-asian="normal"/>
    </style:style>
    <style:style style:name="T38" style:family="text">
      <style:text-properties fo:color="#ff0000" fo:font-style="italic" style:font-style-asian="italic"/>
    </style:style>
    <style:style style:name="T39" style:family="text">
      <style:text-properties fo:color="#ff0000" fo:font-style="italic" fo:font-weight="bold" style:font-style-asian="italic" style:font-weight-asian="bold"/>
    </style:style>
    <style:style style:name="T40" style:family="text">
      <style:text-properties style:font-name="Courier New"/>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variant="normal" fo:text-transform="none" style:use-window-font-color="true" style:font-name="Courier New3" fo:font-size="10pt" fo:letter-spacing="normal" fo:language="en" fo:country="US" fo:font-style="normal" style:font-name-asian="Times New Roman" style:font-size-asian="10pt" style:font-name-complex="Times New Roman" style:font-size-complex="10pt" style:language-complex="ar" style:country-complex="SA"/>
    </style:style>
    <style:style style:name="T43" style:family="text">
      <style:text-properties fo:font-weight="normal" style:font-weight-asian="normal"/>
    </style:style>
    <style:style style:name="T44" style:family="text">
      <style:text-properties fo:font-weight="normal" style:font-weight-asian="normal" style:font-weight-complex="normal"/>
    </style:style>
    <style:style style:name="T45" style:family="text">
      <style:text-properties fo:font-weight="bold" style:font-weight-asian="bold"/>
    </style:style>
    <style:style style:name="T46" style:family="text">
      <style:text-properties fo:color="#0000ff" style:text-underline-style="solid" style:text-underline-width="auto" style:text-underline-color="font-color"/>
    </style:style>
    <style:style style:name="T47" style:family="text">
      <style:text-properties fo:color="#0000ff" style:font-name="Arial1" fo:font-size="10pt" style:text-underline-style="solid" style:text-underline-width="auto" style:text-underline-color="font-color" fo:font-weight="bold" style:font-size-asian="10pt" style:font-weight-asian="bold"/>
    </style:style>
    <style:style style:name="T48" style:family="text">
      <style:text-properties fo:color="#0000ff" style:font-name="Courier New2" style:text-underline-style="solid" style:text-underline-width="auto" style:text-underline-color="font-color" fo:font-weight="bold" style:font-weight-asian="bold"/>
    </style:style>
    <style:style style:name="T49" style:family="text">
      <style:text-properties fo:color="#0000ff" style:font-name="Courier New2" style:text-underline-style="solid" style:text-underline-width="auto" style:text-underline-color="font-color" fo:font-weight="normal" style:font-weight-asian="normal"/>
    </style:style>
    <style:style style:name="T50" style:family="text">
      <style:text-properties fo:color="#0000ff" style:font-name="Courier New2" style:text-underline-style="solid" style:text-underline-width="auto" style:text-underline-color="font-color"/>
    </style:style>
    <style:style style:name="T51" style:family="text">
      <style:text-properties fo:color="#0000ff" style:font-name="Courier New2" fo:font-size="7pt" style:text-underline-style="solid" style:text-underline-width="auto" style:text-underline-color="font-color" style:font-size-asian="7pt"/>
    </style:style>
    <style:style style:name="T52" style:family="text">
      <style:text-properties fo:color="#808080" style:font-name="Verdana" fo:font-size="7pt" style:font-size-asian="7pt"/>
    </style:style>
    <style:style style:name="T53" style:family="text">
      <style:text-properties fo:color="#808080" style:font-name="Verdana" fo:font-size="7pt" style:text-underline-style="none" style:font-size-asian="7pt"/>
    </style:style>
    <style:style style:name="T54" style:family="text">
      <style:text-properties style:font-name="Courier New2"/>
    </style:style>
    <style:style style:name="T55" style:family="text">
      <style:text-properties style:font-name="Courier New2" fo:font-size="9pt" style:font-size-asian="9pt"/>
    </style:style>
    <style:style style:name="T56" style:family="text">
      <style:text-properties style:font-name="Courier New2" fo:font-size="9pt" fo:font-weight="normal" style:font-size-asian="9pt" style:font-weight-asian="normal"/>
    </style:style>
    <style:style style:name="T57" style:family="text">
      <style:text-properties style:font-name="Courier New2" style:text-underline-style="none" fo:font-weight="normal" style:font-weight-asian="normal"/>
    </style:style>
    <style:style style:name="T58" style:family="text">
      <style:text-properties style:font-name="Courier New2" fo:font-size="7pt" style:text-underline-style="none" style:font-size-asian="7pt"/>
    </style:style>
    <style:style style:name="T59" style:family="text">
      <style:text-properties style:font-name="Courier New2" fo:font-size="7pt" style:font-size-asian="7pt"/>
    </style:style>
    <style:style style:name="T60" style:family="text">
      <style:text-properties style:text-underline-style="none"/>
    </style:style>
    <style:style style:name="T61" style:family="text">
      <style:text-properties style:text-underline-style="none" fo:font-weight="bold" style:font-weight-asian="bold"/>
    </style:style>
    <style:style style:name="T62" style:family="text">
      <style:text-properties style:text-underline-style="none" fo:font-weight="normal" style:font-weight-asian="normal"/>
    </style:style>
    <style:style style:name="T63" style:family="text">
      <style:text-properties style:font-name="Verdana" fo:font-size="7pt" style:font-size-asian="7pt"/>
    </style:style>
    <style:style style:name="T64" style:family="text">
      <style:text-properties officeooo:rsid="00074873"/>
    </style:style>
    <style:style style:name="T65" style:family="text">
      <style:text-properties officeooo:rsid="000ae80f"/>
    </style:style>
    <style:style style:name="T66" style:family="text">
      <style:text-properties officeooo:rsid="00120046"/>
    </style:style>
    <style:style style:name="T67" style:family="text">
      <style:text-properties officeooo:rsid="0015b7cc"/>
    </style:style>
    <style:style style:name="T68" style:family="text">
      <style:text-properties officeooo:rsid="001b4160"/>
    </style:style>
    <style:style style:name="T69" style:family="text">
      <style:text-properties officeooo:rsid="001c6f30"/>
    </style:style>
    <style:style style:name="T70" style:family="text">
      <style:text-properties officeooo:rsid="001dcdac"/>
    </style:style>
    <style:style style:name="T71" style:family="text">
      <style:text-properties officeooo:rsid="001ef5a0"/>
    </style:style>
    <style:style style:name="T72" style:family="text">
      <style:text-properties officeooo:rsid="0021bae8"/>
    </style:style>
    <style:style style:name="T73" style:family="text">
      <style:text-properties officeooo:rsid="00253ecd"/>
    </style:style>
    <style:style style:name="T74" style:family="text">
      <style:text-properties officeooo:rsid="000953e1"/>
    </style:style>
    <style:style style:name="T75" style:family="text">
      <style:text-properties officeooo:rsid="0026f36b"/>
    </style:style>
    <style:style style:name="T76" style:family="text">
      <style:text-properties officeooo:rsid="0035c09b"/>
    </style:style>
    <style:style style:name="T77" style:family="text">
      <style:text-properties officeooo:rsid="0037553f"/>
    </style:style>
    <style:style style:name="T78" style:family="text">
      <style:text-properties officeooo:rsid="0038d6ce"/>
    </style:style>
    <style:style style:name="T79" style:family="text">
      <style:text-properties officeooo:rsid="004006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2" draw:name="graphics3" text:anchor-type="paragraph" svg:width="7in" svg:height="3.1075in" draw:z-index="0"><draw:image xlink:href="Pictures/1000020100000427000001D858483800E19BA5DB.png" xlink:type="simple" xlink:show="embed" xlink:actuate="onLoad"/></draw:frame></text:p>
      <text:p text:style-name="P84"><text:user-defined style:data-style-name="N0" text:name="RFC Title">RFC 215 - Object Conversion</text:user-defined></text:p>
      <text:p text:style-name="P84"><text:span text:style-name="T37">Final</text:span><text:span text:style-name="T36"><text:line-break/><text:line-break/></text:span><text:span text:style-name="T36"><text:page-count style:num-format="1">43</text:page-count></text:span><text:span text:style-name="T36"> Pages</text:span></text:p>
      <text:p text:style-name="P78"/>
      <text:p text:style-name="P77">Abstract</text:p>
      <text:p text:style-name="P78">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25" text:outline-level="1" text:restart-numbering="true" text:start-value="-1">Document Information</text:h>
      <text:h text:style-name="P126" text:outline-level="2">License</text:h>
      <text:p text:style-name="P47">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126" text:outline-level="2">Trademarks</text:h>
      <text:p text:style-name="P4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6" text:outline-level="2">Feedback</text:h>
      <text:p text:style-name="Body"><text:span text:style-name="T30">This document can be downloaded from the OSGi Alliance design repository at </text:span><text:a xlink:type="simple" xlink:href="https://github.com/osgi/design" text:style-name="Internet_20_link" text:visited-style-name="Visited_20_Internet_20_Link"><text:span text:style-name="T30">https://github.com/osgi/design</text:span></text:a><text:span text:style-name="T30"> The public can provide feedback about this document by opening a bug at https://www.osgi.org/bugzilla/.</text:span></text:p>
      <text:h text:style-name="P1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7">0 Document Information<text:tab/>2</text:p>
          <text:p text:style-name="P148">0.1 License<text:tab/>2</text:p>
          <text:p text:style-name="P148">0.2 Trademarks<text:tab/>3</text:p>
          <text:p text:style-name="P148">0.3 Feedback<text:tab/>3</text:p>
          <text:p text:style-name="P148">0.4 Table of Contents<text:tab/>3</text:p>
          <text:p text:style-name="P148">0.5 Terminology and Document Conventions<text:tab/>4</text:p>
          <text:p text:style-name="P148">0.6 Revision History<text:tab/>4</text:p>
          <text:p text:style-name="P147">1 Introduction<text:tab/>5</text:p>
          <text:p text:style-name="P147">2 Application Domain<text:tab/>5</text:p>
          <text:p text:style-name="P149">2.1.1 Commons-Convert<text:tab/>6</text:p>
          <text:p text:style-name="P149">2.1.2 Google Guava<text:tab/>6</text:p>
          <text:p text:style-name="P149">2.1.3 Dozer<text:tab/>6</text:p>
          <text:p text:style-name="P148">2.2 Conversions<text:tab/>6</text:p>
          <text:p text:style-name="P148">2.3 Reflection<text:tab/>7</text:p>
          <text:p text:style-name="P148">2.4 Terminology + Abbreviations<text:tab/>7</text:p>
          <text:p text:style-name="P147">3 Problem Description<text:tab/>8</text:p>
          <text:p text:style-name="P147">4 Requirements<text:tab/>8</text:p>
          <text:p text:style-name="P148">4.1 General<text:tab/>8</text:p>
          <text:p text:style-name="P149">4.1.1 From Configurer RFP<text:tab/>8</text:p>
          <text:p text:style-name="P148">4.2 Maps<text:tab/>9</text:p>
          <text:p text:style-name="P148">4.3 DTOs<text:tab/>9</text:p>
          <text:p text:style-name="P148">4.4 JSON<text:tab/>9</text:p>
          <text:p text:style-name="P147"><text:soft-page-break/>5 Technical Solution<text:tab/>10</text:p>
          <text:p text:style-name="P148">5.1 Converter Service<text:tab/>10</text:p>
          <text:p text:style-name="P148">5.2 Codec Service<text:tab/>11</text:p>
          <text:p text:style-name="P148">5.3 Use outside of OSGi<text:tab/>12</text:p>
          <text:p text:style-name="P149">5.3.1 Converter service via ServiceLoader<text:tab/>12</text:p>
          <text:p text:style-name="P149">5.3.2 Codec service via ServiceLoader<text:tab/>12</text:p>
          <text:p text:style-name="P148">5.4 Conversions<text:tab/>12</text:p>
          <text:p text:style-name="P149">5.4.1 Scalars and other singular types<text:tab/>13</text:p>
          <text:p text:style-name="P149">5.4.2 Arrays and Collections<text:tab/>15</text:p>
          <text:p text:style-name="P149">5.4.3 Maps and related data structures<text:tab/>15</text:p>
          <text:p text:style-name="P149">5.4.4 Adding support to existing OSGi types<text:tab/>19</text:p>
          <text:p text:style-name="P149">5.4.5 Provided Rules<text:tab/>19</text:p>
          <text:p text:style-name="P149">5.4.6 Special Cases<text:tab/>19</text:p>
          <text:p text:style-name="P148">5.5 TypeReference base class<text:tab/>20</text:p>
          <text:p text:style-name="P148">5.6 Portable Encodings<text:tab/>21</text:p>
          <text:p text:style-name="P149">5.6.1 Portable JSON encoding<text:tab/>21</text:p>
          <text:p text:style-name="P149">5.6.2 Portable YAML encoding<text:tab/>22</text:p>
          <text:p text:style-name="P147">6 Data Transfer Objects<text:tab/>23</text:p>
          <text:p text:style-name="P147">7 Javadoc<text:tab/>23</text:p>
          <text:p text:style-name="P147">8 Considered Alternatives<text:tab/>41</text:p>
          <text:p text:style-name="P147">9 Security Considerations<text:tab/>42</text:p>
          <text:p text:style-name="P147">10 Document Support<text:tab/>43</text:p>
          <text:p text:style-name="P148">10.1 References<text:tab/>43</text:p>
          <text:p text:style-name="P148">10.2 Author’s Address<text:tab/>43</text:p>
          <text:p text:style-name="P148">10.3 Acronyms and Abbreviations<text:tab/>43</text:p>
          <text:p text:style-name="P148">10.4 End of Document<text:tab/>43</text:p>
        </text:index-body>
      </text:table-of-content>
      <text:p text:style-name="P45"/>
      <text:h text:style-name="P126" text:outline-level="2">Terminology and Document Conventions</text:h>
      <text:p text:style-name="P4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5"><text:span text:style-name="T40">Source code is shown in this typeface</text:span>.</text:p>
      <text:h text:style-name="P126" text:outline-level="2">Revision History</text:h>
      <text:p text:style-name="P45">The last named individual in this history is currently responsible for this document.</text:p>
      <text:p text:style-name="P4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4">Revision</text:p>
            </table:table-cell>
            <table:table-cell table:style-name="Table1.A1" office:value-type="string">
              <text:p text:style-name="P74">Date</text:p>
            </table:table-cell>
            <table:table-cell table:style-name="Table1.C1" office:value-type="string">
              <text:p text:style-name="P74">Comments</text:p>
            </table:table-cell>
          </table:table-row>
        </table:table-header-rows>
        <table:table-row table:style-name="Table1.2">
          <table:table-cell table:style-name="Table1.A1" office:value-type="string">
            <text:p text:style-name="P81">Initial</text:p>
          </table:table-cell>
          <table:table-cell table:style-name="Table1.B2" office:value-type="date" office:date-value="2015-10-01">
            <text:p text:style-name="P81">10/01/15</text:p>
          </table:table-cell>
          <table:table-cell table:style-name="Table1.C1" office:value-type="string">
            <text:p text:style-name="P81">Initial version, from RFP, with some initial API proposals.</text:p>
          </table:table-cell>
        </table:table-row>
        <table:table-row table:style-name="Table1.2">
          <table:table-cell table:style-name="Table1.A3" office:value-type="float" office:value="0.1">
            <text:p text:style-name="P81">0.1</text:p>
          </table:table-cell>
          <table:table-cell table:style-name="Table1.B13" office:value-type="string">
            <text:p text:style-name="P81">January, 2016</text:p>
          </table:table-cell>
          <table:table-cell table:style-name="Table1.C13" office:value-type="string">
            <text:p text:style-name="P81">David Bosschaert, changes from Chicago F2F feedback.</text:p>
          </table:table-cell>
        </table:table-row>
        <table:table-row table:style-name="Table1.2">
          <table:table-cell table:style-name="Table1.A3" office:value-type="float" office:value="0.2">
            <text:p text:style-name="P81">0.2</text:p>
          </table:table-cell>
          <table:table-cell table:style-name="Table1.B13" office:value-type="string">
            <text:p text:style-name="P81">January, 2016</text:p>
          </table:table-cell>
          <table:table-cell table:style-name="Table1.C13" office:value-type="string">
            <text:p text:style-name="P81">David Bosschaert, changes from Madrid F2F.</text:p>
          </table:table-cell>
        </table:table-row>
        <table:table-row table:style-name="Table1.2">
          <table:table-cell table:style-name="Table1.A3" office:value-type="float" office:value="0.3">
            <text:p text:style-name="P81">0.3</text:p>
          </table:table-cell>
          <table:table-cell table:style-name="Table1.B13" office:value-type="string">
            <text:p text:style-name="P81">February, 2016</text:p>
          </table:table-cell>
          <table:table-cell table:style-name="Table1.C13" office:value-type="string">
            <text:p text:style-name="P81">David Bosschaert, changes from EEG concall Jan 27.</text:p>
          </table:table-cell>
        </table:table-row>
        <text:soft-page-break/>
        <table:table-row table:style-name="Table1.2">
          <table:table-cell table:style-name="Table1.A3" office:value-type="float" office:value="0.4">
            <text:p text:style-name="P81">0.4</text:p>
          </table:table-cell>
          <table:table-cell table:style-name="Table1.B6" office:value-type="date" office:date-value="2016-02-01">
            <text:p text:style-name="P81">2016-02-01</text:p>
          </table:table-cell>
          <table:table-cell table:style-name="Table1.C13" office:value-type="string">
            <text:p text:style-name="P81">Updated coercion table per DS errata.</text:p>
            <text:p text:style-name="P81">BJ Hargrave</text:p>
          </table:table-cell>
        </table:table-row>
        <table:table-row table:style-name="Table1.2">
          <table:table-cell table:style-name="Table1.A3" office:value-type="float" office:value="0.5">
            <text:p text:style-name="P81">0.5</text:p>
          </table:table-cell>
          <table:table-cell table:style-name="Table1.B13" office:value-type="string">
            <text:p text:style-name="P81">March, 2016</text:p>
          </table:table-cell>
          <table:table-cell table:style-name="Table1.C13" office:value-type="string">
            <text:p text:style-name="P81">David Bosschaert, changes following EG call feedback.</text:p>
          </table:table-cell>
        </table:table-row>
        <table:table-row table:style-name="Table1.2">
          <table:table-cell table:style-name="Table1.A3" office:value-type="float" office:value="0.6">
            <text:p text:style-name="P81">0.6</text:p>
          </table:table-cell>
          <table:table-cell table:style-name="Table1.B13" office:value-type="string">
            <text:p text:style-name="P81">March, 2016</text:p>
          </table:table-cell>
          <table:table-cell table:style-name="Table1.C13" office:value-type="string">
            <text:p text:style-name="P81">David Bosschaert, additional changes following EEG call feedback.</text:p>
          </table:table-cell>
        </table:table-row>
        <table:table-row table:style-name="Table1.2">
          <table:table-cell table:style-name="Table1.A3" office:value-type="float" office:value="0.7">
            <text:p text:style-name="P81">0.7</text:p>
          </table:table-cell>
          <table:table-cell table:style-name="Table1.B13" office:value-type="string">
            <text:p text:style-name="P81">April, 2016</text:p>
          </table:table-cell>
          <table:table-cell table:style-name="Table1.C13" office:value-type="string">
            <text:p text:style-name="P81">David Bosschaert, added javadoc.</text:p>
          </table:table-cell>
        </table:table-row>
        <table:table-row table:style-name="Table1.2">
          <table:table-cell table:style-name="Table1.A3" office:value-type="float" office:value="0.8">
            <text:p text:style-name="P81">0.8</text:p>
          </table:table-cell>
          <table:table-cell table:style-name="Table1.B13" office:value-type="string">
            <text:p text:style-name="P81">April, 2016</text:p>
          </table:table-cell>
          <table:table-cell table:style-name="Table1.C13" office:value-type="string">
            <text:p text:style-name="P81">David Bosschaert, added a small number of suggestions in the API.</text:p>
          </table:table-cell>
        </table:table-row>
        <table:table-row table:style-name="Table1.2">
          <table:table-cell table:style-name="Table1.A3" office:value-type="float" office:value="0.9">
            <text:p text:style-name="P81">0.9</text:p>
          </table:table-cell>
          <table:table-cell table:style-name="Table1.B13" office:value-type="string">
            <text:p text:style-name="P82">May, 2016</text:p>
          </table:table-cell>
          <table:table-cell table:style-name="Table1.C13" office:value-type="string">
            <text:p text:style-name="P81">David Bosschaert, updates following Chicago F2F. <text:span text:style-name="T75">Support for JavaBeans</text:span></text:p>
          </table:table-cell>
        </table:table-row>
        <table:table-row table:style-name="Table1.2">
          <table:table-cell table:style-name="Table1.A12" office:value-type="string">
            <text:p text:style-name="P83">0.1<text:span text:style-name="T79">0.0</text:span></text:p>
          </table:table-cell>
          <table:table-cell table:style-name="Table1.B13" office:value-type="string">
            <text:p text:style-name="P83">June, 2016</text:p>
          </table:table-cell>
          <table:table-cell table:style-name="Table1.C13" office:value-type="string">
            <text:p text:style-name="P83">David Bosschaert, remove variable substitution and portable XML serialization. Added initial portable YAML serialization proposal</text:p>
          </table:table-cell>
        </table:table-row>
        <table:table-row table:style-name="Table1.2">
          <table:table-cell table:style-name="Table1.A3" office:value-type="float" office:value="0.12">
            <text:p text:style-name="P146">0.12</text:p>
          </table:table-cell>
          <table:table-cell table:style-name="Table1.B13" office:value-type="string">
            <text:p text:style-name="P146">January, 2018</text:p>
          </table:table-cell>
          <table:table-cell table:style-name="Table1.C13" office:value-type="string">
            <text:p text:style-name="P146">David Bosschaert, mark as final. The specification has evolved further during the spec-writing process.</text:p>
          </table:table-cell>
        </table:table-row>
      </table:table>
      <text:p text:style-name="P45"/>
      <text:h text:style-name="P124"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8"><text:span text:style-name="T41">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P124" text:outline-level="1">Application Domain</text:h>
      <text:p text:style-name="P50">Today, many programs directly interface directly with the outside world through REST, HTTP, and other protocols that are frequently require conversion from strings or byte streams. Data conversion is an inherent part of writing <text:soft-page-break/>software in a type safe language. In Java, converting strings to proper types or to convert one type to a more convenient type is often done manually. Any errors are then handled inline. </text:p>
      <text:p text:style-name="P50">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32">In release 6, the OSGi Alliance introduced Data Transfer Objects (</text:span><text:span text:style-name="T34">DTOs</text:span><text:span text:style-name="T32">).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50">By limiting the allowed data types in DTOs and ensuring they have no cycles they can be easily (de)serialized using JSON, providing easy interactions with Javascript.</text:p>
      <text:p text:style-name="Body"><text:span text:style-name="T32">In enRoute, a </text:span><text:span text:style-name="T34">DTO+</text:span><text:span text:style-name="T32"> is a DTO but it additionally allows many additional types and defines the rules for creating these types in a conversion.</text:span></text:p>
      <text:p text:style-name="P50">In applications, a DTO provides the same role as a Javascript hash/object. In java, however, the fields are typed, providing type checks and content assist in the browser. However, there are similar needs to what Javascript provides when objects are used that way:</text:p>
      <text:list xml:id="list4495824206648239470" text:style-name="L1">
        <text:list-item>
          <text:p text:style-name="P135">Deep copy – Create two DTOs that are equal but do not share any instances</text:p>
        </text:list-item>
        <text:list-item>
          <text:p text:style-name="P135">Deep equals – Compare two DTOs for equality</text:p>
        </text:list-item>
        <text:list-item>
          <text:p text:style-name="P135">Shallow copy – Create a new DTO but share the fields</text:p>
        </text:list-item>
        <text:list-item>
          <text:p text:style-name="P135">Diff – Calculate the difference between 2 DTOs, providing where and why the the objects are different.</text:p>
        </text:list-item>
        <text:list-item>
          <text:p text:style-name="P134"><text:span text:style-name="T32">Path based access – Provide a path based access into a DTO. E.g. a path can be </text:span><text:span text:style-name="Example"><text:span text:style-name="T32">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127" text:outline-level="2">Conversions</text:h>
      <text:p text:style-name="Body"><text:span text:style-name="T32">The Java language has the concept of a </text:span><text:span text:style-name="T34">type</text:span><text:span text:style-name="T32">. A type is defined by either a class or one of the generic types.</text:span></text:p>
      <text:p text:style-name="Body"><text:span text:style-name="T32">The first level of conversion of a </text:span><text:span text:style-name="T35">value</text:span><text:span text:style-name="T32"> is limited to </text:span><text:span text:style-name="T34">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text:soft-page-break/>input and then calls an appropriate method to do the actual conversion: <text:s/><text:span text:style-name="Example">int integer = Integer.valueOf(string)</text:span>. </text:p>
      <text:p text:style-name="Body">The second level are <text:span text:style-name="T34">cardinal</text:span> types:</text:p>
      <text:list xml:id="list4540595924506018164" text:style-name="L2">
        <text:list-item>
          <text:p text:style-name="P136"><text:span text:style-name="T34">Collection</text:span> – An enumeration of zero or more values.</text:p>
        </text:list-item>
        <text:list-item>
          <text:p text:style-name="P136"><text:span text:style-name="T34">Arrays</text:span> – An enumeration of zero or more values.</text:p>
        </text:list-item>
        <text:list-item>
          <text:p text:style-name="P136"><text:span text:style-name="T34">Map</text:span> – A mapping from one value to another value</text:p>
        </text:list-item>
      </text:list>
      <text:h text:style-name="P127" text:outline-level="2">Reflection</text:h>
      <text:p text:style-name="P50">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32">Java does not have a built in concept to create a </text:span><text:span text:style-name="T34">type reference </text:span><text:span text:style-name="T32">for generic types since an instance does not contain the generic information it was compiled with, this information is erased. A common pattern to provide a generic type signature is to create a </text:span><text:span text:style-name="Example"><text:span text:style-name="T32">TypeReference&lt;T&gt;</text:span></text:span><text:span text:style-name="T32"> class. To create a reference, an inner subclass is created that then encodes the T in its generic signature for the super relation:</text:span></text:p>
      <text:p text:style-name="P15">new TypeReference&lt;List&lt;Map&lt;Pair&lt;Integer,String&gt;,String&gt;&gt;() {}</text:p>
      <text:p text:style-name="Body"><text:span text:style-name="T32">The <text:s/>TypeReference class then can inspect this information and provides the desired type information with a </text:span><text:span text:style-name="Example"><text:span text:style-name="T32">Type getType()</text:span></text:span><text:span text:style-name="T32"> method.</text:span></text:p>
      <text:p text:style-name="P50">Libraries like the bnd Converter can use the reflective information to create another object of a desired type. For example:</text:p>
      <text:p text:style-name="P15">byte[] barray = Converter.cnv( byte[].class, “1”); // new byte[]{1}</text:p>
      <text:p text:style-name="P15">List&lt;Short&gt; shorts = Converter.cnv( </text:p>
      <text:p text:style-name="P15"><text:s text:c="6"/>new TypeReference&lt;List&lt;Short&gt;&gt;(){}, new String[]{“1”,”2”}); // [1, 2]</text:p>
      <text:p text:style-name="P15">FooConfig fooConfig = Converter.cnv( FooConfig.class, map );</text:p>
      <text:p text:style-name="P15">Map&lt;String,Object&gt; map = Converter.cnv( </text:p>
      <text:p text:style-name="P15"><text:s text:c="6"/>new TypeReference&lt;Map&lt;String,Object&gt;&gt;(){}, dto );</text:p>
      <text:p text:style-name="Body"><text:span text:style-name="T32">The bnd JSON Codec extend this model to </text:span><text:span text:style-name="T34">JSON</text:span><text:span text:style-name="T32">.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20">viations </text:span></text:h>
      <text:list xml:id="list2977709040091987600" text:style-name="L3">
        <text:list-item>
          <text:p text:style-name="P137">DTO+ – a DTO with an identity.</text:p>
        </text:list-item>
      </text:list>
      <text:p text:style-name="P46"/>
      <text:h text:style-name="P124"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5722320469412236432" text:style-name="L4">
        <text:list-item>
          <text:p text:style-name="P140">General any-to-any type conversion </text:p>
        </text:list-item>
        <text:list-item>
          <text:p text:style-name="P140">Extension to the DTO model that allows more types to be used in its fields</text:p>
        </text:list-item>
        <text:list-item>
          <text:p text:style-name="P140">Extension to the DTO that provides DTOs with an identity and if applicable comparable.</text:p>
        </text:list-item>
        <text:list-item>
          <text:p text:style-name="P140">DTO support for copying, <text:span text:style-name="T20">equals, and diffing</text:span></text:p>
        </text:list-item>
        <text:list-item>
          <text:p text:style-name="P138">JSON encoding/decoding</text:p>
        </text:list-item>
      </text:list>
      <text:h text:style-name="P124" text:outline-level="1">Requirements</text:h>
      <text:h text:style-name="Heading_20_2" text:outline-level="2">General</text:h>
      <text:list xml:id="list7266722306032212974" text:style-name="L5">
        <text:list-item>
          <text:p text:style-name="P141">G0010 – Provide a service that can convert any object to a given type. The specification must clearly outline what conversions are possible but must at least allow the simple types, maps, collections, and arrays.</text:p>
        </text:list-item>
        <text:list-item>
          <text:p text:style-name="P141">G0020 – Provide a type reference class</text:p>
        </text:list-item>
        <text:list-item>
          <text:p text:style-name="P141">G0030 – It must be possible to specify the destination type with a class, a generic type (Type&lt;T&gt;), or a type reference. </text:p>
        </text:list-item>
        <text:list-item>
          <text:p text:style-name="P141">G0040 – It must be possible to convert Strings to popular Java types like Pattern, File, Date, Java Date/Time, UUID, et al. The specification must clearly define the rules for these classes.</text:p>
        </text:list-item>
        <text:list-item>
          <text:p text:style-name="P141">G0045 – It must be possible to convert EventAdmin Event objects and Service Reference objects to Map&lt;String,Object&gt;</text:p>
        </text:list-item>
        <text:list-item>
          <text:p text:style-name="P141">G0050 – The solution should be usable outside of an OSGi Framework, <text:span text:style-name="T21">i.e.</text:span> in plain Java environment.</text:p>
        </text:list-item>
      </text:list>
      <text:h text:style-name="Heading_20_3" text:outline-level="3">From Configurer RFP</text:h>
      <text:list xml:id="list151552800023659" text:continue-numbering="true" text:style-name="L5">
        <text:list-item>
          <text:p text:style-name="P141">G0250 – It must be possible to use [substitute] information from the local system, for example passwords, if permitted.</text:p>
        </text:list-item>
      </text:list>
      <text:h text:style-name="Heading_20_2" text:outline-level="2"><text:soft-page-break/>Maps</text:h>
      <text:list xml:id="list151551436883983" text:continue-numbering="true" text:style-name="L5">
        <text:list-item>
          <text:p text:style-name="P141">M0010 – It must be possible to convert a Map or Dictionary to an interface where the method names are used as keys</text:p>
        </text:list-item>
        <text:list-item>
          <text:p text:style-name="P141">M0020 – It must be possible to convert a DTO+ to a Map&lt;String,Object&gt; and vice versa</text:p>
        </text:list-item>
      </text:list>
      <text:h text:style-name="Heading_20_2" text:outline-level="2">DTOs</text:h>
      <text:list xml:id="list151552204893818" text:continue-numbering="true" text:style-name="L5">
        <text:list-item>
          <text:p text:style-name="P141">D0005 – It must be possible to assign an identity to a DTO. This shall be referred to as a DTO+.</text:p>
        </text:list-item>
        <text:list-item>
          <text:p text:style-name="P141">D0010 – It must be possible to diff two objects of the same type returning information where the DTO+'s differ and in what way.</text:p>
        </text:list-item>
        <text:list-item>
          <text:p text:style-name="P141">D0020 – Provide a proper deepEquals that assumes DTO+</text:p>
        </text:list-item>
        <text:list-item>
          <text:p text:style-name="P141">D0030 – Provide a way for types to handle conversion from and to strings for non-specified types</text:p>
        </text:list-item>
        <text:list-item>
          <text:p text:style-name="P141">D0040 – Provide a way to set/get fields from a DTO+ through a string path.</text:p>
        </text:list-item>
        <text:list-item>
          <text:p text:style-name="P141">D0050 – Provide a base class for identity DTO+s</text:p>
        </text:list-item>
        <text:list-item>
          <text:p text:style-name="P141">D0060 – Provide a compare function for identity DTOs that have a primary key that is comparable</text:p>
        </text:list-item>
        <text:list-item>
          <text:p text:style-name="P141">D0070 – Provide a way to find out if a DTO+ is complex</text:p>
        </text:list-item>
        <text:list-item>
          <text:p text:style-name="P141">D0080 – Provide a way to find out an object is <text:s/>DTO+</text:p>
        </text:list-item>
        <text:list-item>
          <text:p text:style-name="P141">D0090 – Provide a way to verify that an object is a DTO+ and has no cycles</text:p>
        </text:list-item>
        <text:list-item>
          <text:p text:style-name="P141">D0100 – Provide a deep copy routine for a DTO+</text:p>
        </text:list-item>
        <text:list-item>
          <text:p text:style-name="P141">D0110 – Provide a shallow copy routine for a DTO+</text:p>
        </text:list-item>
      </text:list>
      <text:h text:style-name="Heading_20_2" text:outline-level="2">JSON</text:h>
      <text:list xml:id="list151551428200376" text:continue-numbering="true" text:style-name="L5">
        <text:list-item>
          <text:p text:style-name="P141">J0010 – Provide a JSON encoder and decoder that uses the conversion rules for the conversion from JSON types to destination types</text:p>
        </text:list-item>
        <text:list-item>
          <text:p text:style-name="P141">J0020 – JSON decoding must be able to provide a value without specifying any type for the destination</text:p>
        </text:list-item>
        <text:list-item>
          <text:p text:style-name="P141">J0030 – The output must be an OutputStream, Appendable, or String</text:p>
        </text:list-item>
        <text:list-item>
          <text:p text:style-name="P141">J0040 – The input must be an InputStream, Readable, or String</text:p>
        </text:list-item>
        <text:list-item>
          <text:p text:style-name="P141">J0050 – It must be possible to pretty print the output</text:p>
        </text:list-item>
        <text:list-item>
          <text:p text:style-name="P141">J0055 – It must be possible to generate canonical, compact output</text:p>
        </text:list-item>
        <text:list-item>
          <text:p text:style-name="P141">J0060 – It must be possible to specify the output character set for a stream</text:p>
        </text:list-item>
        <text:list-item>
          <text:p text:style-name="P141">J0070 – It must be possible to specify if nulls are outputed or not</text:p>
        </text:list-item>
        <text:list-item>
          <text:p text:style-name="P139">J0080 – It must be possible to add hook to the conversions for custom types for encoding and decoding</text:p>
        </text:list-item>
      </text:list>
      <text:h text:style-name="P124" text:outline-level="1"><text:soft-page-break/>Technical Solution</text:h>
      <text:p text:style-name="Standard">The solution centers around services to support the conversions: the <text:span text:style-name="T24">Converter</text:span> service which can convert objects from one type to another, and the <text:span text:style-name="T24">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24">Converter </text:span>service is used to start a conversion. The service will be obtained from the service registry. The conversion is then completed via the <text:span text:style-name="T24">Converting</text:span> interface that has methods to specify the target type.</text:p>
      <text:p text:style-name="Standard"/>
      <text:p text:style-name="P31"><text:span text:style-name="T33">public</text:span><text:span text:style-name="T20"> </text:span><text:span text:style-name="T33">interface</text:span><text:span text:style-name="T20"> Converter {</text:span></text:p>
      <text:p text:style-name="P5"/>
      <text:p text:style-name="P5"><text:s text:c="4"/>Adapter getAdapter();</text:p>
      <text:p text:style-name="P5"/>
      <text:p text:style-name="P5"><text:s text:c="4"/>Converting convert(Object obj);</text:p>
      <text:p text:style-name="P11">}</text:p>
      <text:p text:style-name="P11"/>
      <text:p text:style-name="P31"><text:span text:style-name="T33">public</text:span><text:span text:style-name="T20"> </text:span><text:span text:style-name="T33">interface</text:span><text:span text:style-name="T20"> Converting {</text:span></text:p>
      <text:p text:style-name="P27"><text:s text:c="4"/>Converting defaultValue(Object defVal); // value to use in case of failure or null</text:p>
      <text:p text:style-name="P27"/>
      <text:p text:style-name="P28"><text:s text:c="4"/>&lt;T&gt; T to(Class&lt;T&gt; clazz);</text:p>
      <text:p text:style-name="P24"/>
      <text:p text:style-name="P24"><text:s text:c="4"/>&lt;T&gt; T to(TypeReference&lt;T&gt; ref); // to capture the generics of type T</text:p>
      <text:p text:style-name="P30"/>
      <text:p text:style-name="P30"><text:s text:c="4"/>Object to(Type type); // for use with reflection</text:p>
      <text:p text:style-name="P30"/>
      <text:p text:style-name="P30"><text:s text:c="4"/>@Override</text:p>
      <text:p text:style-name="P30"><text:s text:c="4"/>String toString(); // same as to(String.class)?</text:p>
      <text:p text:style-name="P30">}</text:p>
      <text:p text:style-name="P30"/>
      <text:p text:style-name="P30">public interface Adapter extends Converter {</text:p>
      <text:p text:style-name="P30"><text:s text:c="4"/>// Specify a rule where the adapter deviates from the standard converter.</text:p>
      <text:p text:style-name="P30"><text:s text:c="4"/>// Multiple rules can be specified.</text:p>
      <text:p text:style-name="P30"><text:s text:c="4"/>&lt;F, T&gt; Adapter rule(Rule&lt;F, T&gt; rule);</text:p>
      <text:p text:style-name="P30"><text:s text:c="4"/>&lt;F, T&gt; Adapter rule(Class&lt;F&gt; fromCls, Class&lt;T&gt; toCls, </text:p>
      <text:p text:style-name="P30"><text:s text:c="18"/>Function&lt;F, T&gt; toFun, Function&lt;T, F&gt; fromFun);</text:p>
      <text:p text:style-name="P30">}</text:p>
      <text:p text:style-name="P30"/>
      <text:p text:style-name="P24"><text:span text:style-name="T44">Example</text:span> uses:</text:p>
      <text:p text:style-name="P24"/>
      <text:p text:style-name="P24"><text:s text:c="4"/>Converter c = ...; // from service registry</text:p>
      <text:p text:style-name="P24"><text:s text:c="4"/>String s = c.convert(12L).to(String.class);</text:p>
      <text:p text:style-name="P24"><text:s text:c="4"/>Long l = c.convert(“123”).to(Long.class);</text:p>
      <text:p text:style-name="P24"/>
      <text:p text:style-name="P24"><text:s text:c="4"/>// This adapter changes the way <text:span text:style-name="T68">Date is converted to and from </text:span>String</text:p>
      <text:p text:style-name="P24"><text:s text:c="4"/>Adapter ca = c.getAdapter();</text:p>
      <text:p text:style-name="P29"><text:s text:c="4"/>SimpleDateFormat sdf = new SimpleDateFormat("yyyy-MM-dd'T'HH:mm:ss.SSSZ");</text:p>
      <text:p text:style-name="P29"><text:soft-page-break/><text:s text:c="4"/>ca.rule(Date.class, String.class,</text:p>
      <text:p text:style-name="P29"><text:s text:c="6"/>sdf::format,</text:p>
      <text:p text:style-name="P29"><text:s text:c="6"/>v -&gt; { try { return sdf.parse(v); } catch (ParseException pe) { return null; } });</text:p>
      <text:p text:style-name="P25"><text:s text:c="4"/>String s = ca.convert(new <text:span text:style-name="T72">Date()</text:span>).to(String.class); // "<text:span text:style-name="T72">2016-05-12T10:50:31.439+0100”</text:span></text:p>
      <text:p text:style-name="P25"><text:s text:c="4"/><text:span text:style-name="T72">Date d</text:span> = ca.convert(s).to(<text:span text:style-name="T72">Date</text:span>.class); // <text:span text:style-name="T72">back to Date</text:span></text:p>
      <text:p text:style-name="P25"><text:s text:c="3"/>String s = ca.convert(new String[] {"A","B"}).to(String.class); // "A,B"</text:p>
      <text:p text:style-name="P24"><text:s text:c="4"/>String[] sa = ca.convert(s).to(String[].class); // {"A", "B"}</text:p>
      <text:p text:style-name="Body">The <text:span text:style-name="T24">TypeReference</text:span> class mentioned here is used to obtain Java generics information at runtime. It is defined later in this document.</text:p>
      <text:p text:style-name="Body"/>
      <text:h text:style-name="Heading_20_2" text:outline-level="2">Codec Service </text:h>
      <text:p text:style-name="Body">The <text:span text:style-name="T24">Codec</text:span> service can be used to encode a given object in a certain representation, for example JSON, YAML or XML. The <text:span text:style-name="T24">Codec</text:span> service can also decode the representation it produced. A single <text:span text:style-name="T24">Codec</text:span> service can encode/decode only a single format. To support multiple encoding formats register multiple services.</text:p>
      <text:p text:style-name="P31"><text:span text:style-name="T33">public</text:span><text:span text:style-name="T20"> </text:span><text:span text:style-name="T33">interface</text:span><text:span text:style-name="T20"> Codec {</text:span></text:p>
      <text:p text:style-name="P24"><text:s text:c="4"/>&lt;T&gt; Decoding&lt;T&gt; decode(Class&lt;T&gt; cls);</text:p>
      <text:p text:style-name="P24"><text:s text:c="4"/>&lt;T&gt; Decoding&lt;T&gt; decode(TypeReference&lt;T&gt; ref);</text:p>
      <text:p text:style-name="P24"><text:s text:c="4"/>Decoding&lt;?&gt; decode(Type type);</text:p>
      <text:p text:style-name="P5"/>
      <text:p text:style-name="P24"><text:s text:c="4"/>Encoding encode(Object obj);</text:p>
      <text:p text:style-name="P24"/>
      <text:p text:style-name="P24"><text:s text:c="4"/>// Use an alternative converter with this codec, to convert custom objects</text:p>
      <text:p text:style-name="P5"><text:s text:c="4"/>Codec with(Converter converter);</text:p>
      <text:p text:style-name="P11">}</text:p>
      <text:p text:style-name="P11"/>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35">property name</text:p>
          </table:table-cell>
          <table:table-cell table:style-name="Table10.A1" office:value-type="string">
            <text:p text:style-name="P71">type</text:p>
          </table:table-cell>
          <table:table-cell table:style-name="Table10.C1" office:value-type="string">
            <text:p text:style-name="P71">description</text:p>
          </table:table-cell>
        </table:table-row>
        <table:table-row table:style-name="Table10.2">
          <table:table-cell table:style-name="Table10.A2" office:value-type="string">
            <text:p text:style-name="P36">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51"/>
      <text:p text:style-name="P11">public interface Decoding&lt;T&gt; {</text:p>
      <text:p text:style-name="P24"><text:s text:c="4"/>T from(InputStream in); // uses UTF-8, <text:span text:style-name="T64">if applicable</text:span></text:p>
      <text:p text:style-name="P5"><text:s text:c="4"/>T from(InputStream in, Charset charset);</text:p>
      <text:p text:style-name="P5"><text:s text:c="4"/>T from(Readable in);</text:p>
      <text:p text:style-name="P5"><text:s text:c="4"/>T from(CharSequence in);</text:p>
      <text:p text:style-name="P11">}</text:p>
      <text:p text:style-name="P11"/>
      <text:p text:style-name="P11">public interface Encoding {</text:p>
      <text:p text:style-name="P11"><text:s text:c="4"/>Encoding pretty();</text:p>
      <text:p text:style-name="P11"/>
      <text:p text:style-name="P26"><text:s text:c="4"/>void to(OutputStream out); // uses UTF-8, <text:span text:style-name="T64">if applicable</text:span></text:p>
      <text:p text:style-name="P5"><text:s text:c="4"/>void to(OutputStream out, Charset charset); </text:p>
      <text:p text:style-name="P5"><text:s text:c="4"/>Appendable to(Appendable out);</text:p>
      <text:p text:style-name="P5"><text:s text:c="4"/>String toString();</text:p>
      <text:p text:style-name="P11">}</text:p>
      <text:p text:style-name="P11"/>
      <text:p text:style-name="Body"><text:soft-page-break/>Note that the APIs that work on streams do not close the stream after their operation. A stream can easily be closed via the try-with-resources mechanism.</text:p>
      <text:p text:style-name="Body">The above API can be used it like this:</text:p>
      <text:p text:style-name="P24">String encoded = codec.encode(myObj).pretty().toString();</text:p>
      <text:p text:style-name="P24"/>
      <text:h text:style-name="Heading_20_2" text:outline-level="2">Use outside of OSGi</text:h>
      <text:p text:style-name="P12">Services defined in this specification can also be obtained via the <text:span text:style-name="T24">java.util.ServiceLoader</text:span> API for use-cases where an OSGi Service Registry is not available. Such usage is defined in this section.</text:p>
      <text:p text:style-name="P12"/>
      <text:p text:style-name="P12">Note this section only applies to use outside of OSGi. When running in an OSGi framework these services are available from the Service Registry.</text:p>
      <text:p text:style-name="P12"/>
      <text:h text:style-name="Heading_20_3" text:outline-level="3">Converter service via ServiceLoader</text:h>
      <text:p text:style-name="P12">A instance of the Converter service can be looked up via the <text:span text:style-name="T24">ServiceLoader.load(Converter.class)</text:span> method.</text:p>
      <text:p text:style-name="P12"/>
      <text:h text:style-name="Heading_20_3" text:outline-level="3">Codec service via ServiceLoader</text:h>
      <text:p text:style-name="P12">As a number of different <text:span text:style-name="T24">Codec</text:span> services can be available at run-time, each for a specific target type, the <text:span text:style-name="T24">Codec</text:span> service is obtained via the <text:span text:style-name="T24">CodecFactory</text:span> service when used with the <text:span text:style-name="T24">java.util.ServiceLoader</text:span><text:span text:style-name="T27"> to select the encoding to be used:</text:span></text:p>
      <text:p text:style-name="P5"/>
      <text:p text:style-name="P5">public interface CodecFactory {</text:p>
      <text:p text:style-name="P5"><text:s text:c="4"/>Codec getCodecByMimeType(String type); // e.g. “application/json”</text:p>
      <text:p text:style-name="P5">}</text:p>
      <text:p text:style-name="P5"/>
      <text:p text:style-name="P10">With the CodecFactory obtain the desired codec as in the following example:</text:p>
      <text:p text:style-name="P5"/>
      <text:p text:style-name="P5">Codec getCodec(String mimeType) {</text:p>
      <text:p text:style-name="P5"><text:s text:c="4"/>ServiceLoader&lt;CodecFactory&gt; sl = ServiceLoader.load(CodecFactory.class);</text:p>
      <text:p text:style-name="P5"><text:s text:c="4"/>for (CodecFactory cf : sl) {</text:p>
      <text:p text:style-name="P5"><text:s text:c="8"/>Codec codec = cf.getCodecByMimeType(mimeType);</text:p>
      <text:p text:style-name="P5"><text:s text:c="8"/>if (codec != null) {</text:p>
      <text:p text:style-name="P5"><text:s text:c="12"/>return codec;</text:p>
      <text:p text:style-name="P5"><text:s text:c="8"/>}</text:p>
      <text:p text:style-name="P5"><text:s text:c="4"/>}</text:p>
      <text:p text:style-name="P5"><text:s text:c="4"/>return null; // Requested codec not found</text:p>
      <text:p text:style-name="P5">}</text:p>
      <text:p text:style-name="P12"/>
      <text:h text:style-name="Heading_20_2" text:outline-level="2">Conversions</text:h>
      <text:p text:style-name="Body"/>
      <text:p text:style-name="Body">The following conversions will be supported.</text:p>
      <text:p text:style-name="Body">This section describes conversions to String and from String for the default converter. Users can provide alternative representations by configuring their own <text:span text:style-name="T24">Adapter</text:span> that delegates to the default converter for all except the special conversions.</text:p>
      <text:p text:style-name="Body"/>
      <text:h text:style-name="P128"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34">Coercion from Property Value to Method Type </text:span><text:span text:style-name="T32">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5">→</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70">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 ?</text:p>
            <text:p text:style-name="Table_20_Contents">1 : 0</text:p>
          </table:table-cell>
          <table:table-cell table:style-name="Table6.A2" office:value-type="string">
            <text:p text:style-name="Table_20_Contents">v.charValue()</text:p>
          </table:table-cell>
          <table:table-cell table:style-name="Table6.A2" office:value-type="string">
            <text:p text:style-name="Table_20_Contents">(char) v.<text:span text:style-name="T32">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70">number</text:p>
          </table:table-cell>
          <table:table-cell table:style-name="Table6.A2" office:value-type="string">
            <text:p text:style-name="Table_20_Contents"><text:span text:style-name="T34">Number</text:span>.</text:p>
            <text:p text:style-name="Table_20_Contents">parse<text:span text:style-name="T34">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3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72">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70">EnumType</text:p>
          </table:table-cell>
          <table:table-cell table:style-name="Table6.A2" office:value-type="string">
            <text:p text:style-name="Table_20_Contents"><text:span text:style-name="T34">EnumType</text:span>.</text:p>
            <text:p text:style-name="Table_20_Contents">valueOf(v)</text:p>
          </table:table-cell>
          <table:table-cell table:style-name="Table6.A2" office:value-type="string">
            <text:p text:style-name="Table_20_Contents"><text:span text:style-name="T34">EnumType</text:span>.</text:p>
            <text:p text:style-name="Table_20_Contents">valueOf(v.toString().toUpperCase())</text:p>
          </table:table-cell>
          <table:table-cell table:style-name="Table6.A2" office:value-type="string">
            <text:p text:style-name="Table_20_Contents"><text:span text:style-name="T34">EnumType</text:span>.</text:p>
            <text:p text:style-name="Table_20_Contents">valueOf(Character.</text:p>
            <text:p text:style-name="Table_20_Contents">toString(v))</text:p>
          </table:table-cell>
          <table:table-cell table:style-name="Table6.A2" office:value-type="string">
            <text:p text:style-name="Table_20_Contents"><text:span text:style-name="T34">EnumType</text:span>.values()[v.intValue()]</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70">AnnotationType</text:p>
          </table:table-cell>
          <table:table-cell table:style-name="Table6.A2" office:value-type="string">
            <text:p text:style-name="P73">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2">Source data types not listed in the above table are converted to String using the <text:span text:style-name="T24">toString()</text:span> method before further conversion to a target type is attempted.</text:p>
      <text:h text:style-name="Heading_20_4" text:outline-level="4">Other target data types, including boxed Number, Boolean and Character</text:h>
      <text:p text:style-name="Body">TODO Conversions between Boolean <text:span text:style-name="T21">→</text:span> Number/Character and Number/Character <text:span text:style-name="T21">→</text:span> Boolean</text:p>
      <text:p text:style-name="Body">Conversion to other target data types is done by converting the source to a String value first. Then further conversion to the target type is be attempted by trying the following methods on the target type, in this order:</text:p>
      <text:list xml:id="list8204307538863933479" text:style-name="L6">
        <text:list-item>
          <text:p text:style-name="P143">static valueOf(String s)</text:p>
        </text:list-item>
        <text:list-item>
          <text:p text:style-name="P142">String constructor.</text:p>
        </text:list-item>
      </text:list>
      <text:p text:style-name="Body">Exceptions:</text:p>
      <text:list xml:id="list4486858405286823987" text:style-name="L7">
        <text:list-item>
          <text:p text:style-name="P145"><text:span text:style-name="T31">null</text:span> values will result in a <text:span text:style-name="T31">null</text:span> value for the target value.</text:p>
        </text:list-item>
        <text:list-item>
          <text:p text:style-name="P144">Empty arrays / collections will be converted into a <text:span text:style-name="T31">null</text:span> target value.</text:p>
        </text:list-item>
      </text:list>
      <text:h text:style-name="P130" text:outline-level="4"><text:soft-page-break/>Conversion failures</text:h>
      <text:p text:style-name="P52">If a conversion operation throws an exception, such as a NumberFormatException, or can otherwise not be performed, the converter will throw a ConversionException, which is a RuntimeException. <text:span text:style-name="T67">However, if a default value has been provided for the conversion, via the Converting.defaultValue() method this value will be returned instead in the case of failure.</text:span></text:p>
      <text:h text:style-name="P129" text:outline-level="3">Arrays and Collections</text:h>
      <text:h text:style-name="Heading_20_4" text:outline-level="4">Conversion from Arrays, Collections to single-value type </text:h>
      <text:p text:style-name="Body">The first element is taken and converted into the target element.</text:p>
      <text:p text:style-name="P37">Conversion from empty Arrays and Collections is described in a previous section.</text:p>
      <text:p text:style-name="P37"/>
      <text:p text:style-name="P37">Implementations wishing that need to handle multi-value to single-value differently, for example converting a String array to a comma-separated String, can do so by providing their own adapter for the conversion.</text:p>
      <text:p text:style-name="P37"/>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71">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37">A mutable implementation is created. E.g. if the target type is <text:span text:style-name="T12">List</text:span> then the implementation can create an <text:span text:style-name="T12">ArrayList</text:span><text:span text:style-name="T15">. When converting to a Set the converter must choose a set implementation that preserves iteration order.</text:span></text:p>
          </table:table-cell>
        </table:table-row>
        <table:table-row>
          <table:table-cell table:style-name="Table8.A2" office:value-type="string">
            <text:p text:style-name="Table_20_Contents">Collection concrete type</text:p>
          </table:table-cell>
          <table:table-cell table:style-name="Table8.B2" office:value-type="string">
            <text:p text:style-name="P37">A new instance is created by calling <text:span text:style-name="T12">Class.newInstance()</text:span> on the provided type. For example if the target type is <text:span text:style-name="T12">LinkedList</text:span> then the converter creates a target object by calling <text:span text:style-name="T17">LinkedList.class.newInstance()</text:span>.</text:p>
          </table:table-cell>
        </table:table-row>
        <table:table-row>
          <table:table-cell table:style-name="Table8.A2" office:value-type="string">
            <text:p text:style-name="P38">T[]</text:p>
          </table:table-cell>
          <table:table-cell table:style-name="Table8.B2" office:value-type="string">
            <text:p text:style-name="P37"><text:span text:style-name="T12">Array.newInstance(Class&lt;T&gt; cls, int </text:span><text:span text:style-name="T14">x</text:span><text:span text:style-name="T12">)</text:span> where <text:span text:style-name="T13">x</text:span> <text:span text:style-name="T15">is the size of the source collection, 1 in case of a scalar.</text:span></text:p>
          </table:table-cell>
        </table:table-row>
      </table:table>
      <text:p text:style-name="P40">If the source object is <text:span text:style-name="T18">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entry on the map will be converted into a Map.Entry instance which in turn will be considered as an element to be inserted. See the Map.Entry conversions for more details<text:span text:style-name="T21">.</text:span></text:p>
      <text:p text:style-name="Body">Once the elements to be inserted are established, each element is converted into the target type using the converter rules before it is <text:span text:style-name="T21">inserted.</text:span></text:p>
      <text:p text:style-name="P37"><text:span text:style-name="T21">The converter should use all information available to it to perform the conversion. I.e. when a </text:span><text:span text:style-name="T12">TypeReference</text:span><text:span text:style-name="T21"> is used the generics information of the target type is still available at runtime making it possible to instruct the converter to convert to parameterized types of which the generic information would otherwise be erased. For example the following construct can be used to convert an </text:span><text:span text:style-name="T12">int[]</text:span><text:span text:style-name="T21"> into a </text:span><text:span text:style-name="T12">Set&lt;Double&gt;</text:span><text:span text:style-name="T21">:</text:span></text:p>
      <text:p text:style-name="P49"><text:s text:c="3"/>converter.convert(new int [] {1,2,3}).to(new TypeReference&lt;Set&lt;Double&gt;&gt;() {})</text:p>
      <text:p text:style-name="Body"/>
      <text:h text:style-name="Heading_20_3" text:outline-level="3">Maps and related data structures</text:h>
      <text:p text:style-name="Body">These data structures can hold multiple key-value pairs of various types. The canonical representation of such data structure is a Map.</text:p>
      <text:h text:style-name="Heading_20_4" text:outline-level="4"><text:soft-page-break/>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71">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37">A mutable implementation is created. E.g. if the target type is <text:span text:style-name="T42">ConcurrentNavigableMap</text:span> then the implementation can create a <text:span text:style-name="T42">ConcurrentSkipListMap</text:span><text:span text:style-name="T12">.</text:span></text:p>
          </table:table-cell>
        </table:table-row>
        <table:table-row>
          <table:table-cell table:style-name="Table7.A2" office:value-type="string">
            <text:p text:style-name="Table_20_Contents">Map concrete type</text:p>
          </table:table-cell>
          <table:table-cell table:style-name="Table7.B2" office:value-type="string">
            <text:p text:style-name="P37">A new instance is created by calling <text:span text:style-name="T12">Class.newInstance()</text:span> on the provided type. For example if the target type is <text:span text:style-name="T12">HashMap</text:span> then the converter creates a target object by calling <text:span text:style-name="T17">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table 112.9 of the R6 Declarative Service specification. The key of the map may need to be converted into a String first.</text:p>
      <text:p text:style-name="Body">In this case support conversion to interfaces that can provide defaults for non-set values:</text:p>
      <text:p text:style-name="P11">interface Config {</text:p>
      <text:p text:style-name="P11"><text:s text:c="2"/>int my_value(); // no default, used when converting from the interface </text:p>
      <text:p text:style-name="P11"><text:s text:c="2"/>int my_value(int defVal);</text:p>
      <text:p text:style-name="P11"><text:s text:c="2"/>int my_value(String defVal); // default value is automatically converted to the target type</text:p>
      <text:p text:style-name="P11"/>
      <text:p text:style-name="P11"><text:s text:c="2"/>boolean my_other_value();</text:p>
      <text:p text:style-name="P11">}</text:p>
      <text:p text:style-name="P11"/>
      <text:p text:style-name="Standard">Default values are used when the key is not present in the map for the method. If a key is present with a <text:span text:style-name="T24">null</text:span> value, then <text:span text:style-name="T24">null</text:span> is taken as the value and converted to the target type.</text:p>
      <text:p text:style-name="P11"/>
      <text:p text:style-name="P11">Map&lt;String, ?&gt; myMap = <text:span text:style-name="T16">…</text:span> // an example map</text:p>
      <text:p text:style-name="P11">Config cfg = converter.convert(myMap).to(Config.class);</text:p>
      <text:p text:style-name="P11">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text:soft-page-break/>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11"/>
      <text:p text:style-name="P11">@interface Config {</text:p>
      <text:p text:style-name="P11"><text:s text:c="2"/>String[] args() default {<text:span text:style-name="T20">"arg1", "arg2"};</text:span></text:p>
      <text:p text:style-name="P11">}</text:p>
      <text:p text:style-name="P11"/>
      <text:p text:style-name="P11">// the following will set a=<text:span text:style-name="T20">{"args1", "arg2"}</text:span></text:p>
      <text:p text:style-name="P11">String[] a = converter.convert(new HashMap()).to(Config.class).args(); </text:p>
      <text:p text:style-name="P5"/>
      <text:p text:style-name="P5">// this will set a1={}</text:p>
      <text:p text:style-name="P5">Map m1 = Collections.singletonMap("args", null)</text:p>
      <text:p text:style-name="P5">String[] a1 = converter.convert(m1).to(Config.class).args();</text:p>
      <text:p text:style-name="P5"/>
      <text:p text:style-name="P5">// this will set a2={""}</text:p>
      <text:p text:style-name="P5">Map m2 = Collections.singletonMap("args", "")</text:p>
      <text:p text:style-name="P5">String[] a2 = converter.convert(m2).to(Config.class).args();</text:p>
      <text:p text:style-name="P11"/>
      <text:p text:style-name="P5">// this will set a3={","}</text:p>
      <text:p text:style-name="P5">Map m3 = Collections.singletonMap("args", ",")</text:p>
      <text:p text:style-name="P5">String[] a3 = converter.convert(m3).to(Config.class).args();</text:p>
      <text:p text:style-name="P5"/>
      <text:p text:style-name="P5">// this will set a4={"",""}, non-default conversion via adapter</text:p>
      <text:p text:style-name="P5">Map m4 = Collections.singletonMap("args", ",")</text:p>
      <text:p text:style-name="P24">Adapter ca = c.getAdapter();</text:p>
      <text:p text:style-name="P24">ca.rule(String[].class, String.class,</text:p>
      <text:p text:style-name="P24"><text:s text:c="2"/>v -&gt; Stream.of(v).collect(Collectors.joining(","))), </text:p>
      <text:p text:style-name="P24"><text:s text:c="2"/>v -&gt; v.split(","));</text:p>
      <text:p text:style-name="P5">String[] a4 = converter.convert(m4).to(Config.class).args();</text:p>
      <text:h text:style-name="Heading_20_4" text:outline-level="4">Java Beans</text:h>
      <text:p text:style-name="Body"><text:span text:style-name="T69">Converting to and from </text:span>Java Beans <text:span text:style-name="T69">is</text:span> supported. <text:span text:style-name="T69">When converting from a JavaBean introspection is used to find the read accessors. A read accessor must have no arguments and a non-void return value. The method name must start with </text:span><text:span text:style-name="T19">get</text:span><text:span text:style-name="T69"> followed by a capitalized property name, e.g. </text:span><text:span text:style-name="T19">getName()</text:span><text:span text:style-name="T69">. For boolean/Boolean properties a prefix of </text:span><text:span text:style-name="T19">is</text:span><text:span text:style-name="T69"> is also allowed.</text:span></text:p>
      <text:p text:style-name="P56">When converting to a JavaBean, its public no-arg constructor is used to instantiate the object and write accessors are found by introspecting <text:span text:style-name="T70">the bean to find set methods that take a single argument.</text:span></text:p>
      <text:p text:style-name="P56">Java Beans are only accessed via public methods. All methods of the bean class itself and its superclass<text:span text:style-name="T70">es</text:span> are considered. However accessor methods inherited from <text:span text:style-name="T17">java.lang.Object</text:span> are ignored; <text:span text:style-name="T21">i.e.</text:span> the <text:span text:style-name="T17">getClass()</text:span> method inherited from <text:span text:style-name="T17">Object</text:span> is not considered an accessor.</text:p>
      <text:p text:style-name="P55">Not supported: access via indexed bean properties <text:span text:style-name="T71">is not supported </text:span>as there is no way to find out the size of the array via these accessors.</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ext:soft-page-break/>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40">The converter should use reflection to find a <text:span text:style-name="T17">Map getProperties()</text:span> or <text:span text:style-name="T18">Dictionary getProperties()</text:span> method on the source type to obtain a map representing this object which can then be converted into another target type.</text:p>
      <text:p text:style-name="P40">Arrays or collections can be converted into a map structure by converting each element to a Map.Entry instance first and then use these to populate the map. The resulting map should have preserve iteration order to be the same as the original array/collection if it has a well-defined iteration order.</text:p>
      <text:p text:style-name="P40">Other objects that do not implement an interface cannot be converted into a map-like structure.</text:p>
      <text:h text:style-name="Heading_20_4" text:outline-level="4">To other types</text:h>
      <text:p text:style-name="P40">Convert <text:span text:style-name="T18">map.entrySet() </text:span>to an order-preserving collection of Map.Entry objects and then convert this collection to the target type.</text:p>
      <text:h text:style-name="P131" text:outline-level="4">Conversion failures</text:h>
      <text:p text:style-name="P53">If a conversion cannot be performed, a ConversionException is thrown. In the case of a conversion to a <text:span text:style-name="T66">immediately constructed object, such as a </text:span>map, this exception is thrown immediately. When a conversion is made to a type represented by a proxy the exception is thrown when the converted value is requested.</text:p>
      <text:p text:style-name="P53">For example, given the following Map:</text:p>
      <text:p text:style-name="P6">Map m = new HashMap();</text:p>
      <text:p text:style-name="P6">m.put("key1", "123");</text:p>
      <text:p text:style-name="P6">m.put("key2", "test");</text:p>
      <text:p text:style-name="P9">m.put(<text:span text:style-name="T74">"</text:span>key4<text:span text:style-name="T74">", "</text:span>ignored<text:span text:style-name="T74">"</text:span>);</text:p>
      <text:p text:style-name="P6"/>
      <text:p text:style-name="P54">The <text:span text:style-name="T65">following conversion will immediately throw a </text:span><text:span text:style-name="T26">ConversionException</text:span><text:span text:style-name="T65"> as </text:span><text:span text:style-name="T25">key2</text:span><text:span text:style-name="T65"> cannot be converted into an Integer.</text:span></text:p>
      <text:p text:style-name="P7">converter.convert(m).to(new TypeReference&lt;Dictionary&lt;String&gt;,&lt;Integer&gt;&gt;(){});</text:p>
      <text:p text:style-name="P7"/>
      <text:p text:style-name="Body">The following conversion will succeed, but a <text:span text:style-name="T26">ConversionException</text:span> will be thrown when <text:span text:style-name="T26">getKey2()</text:span> is called:</text:p>
      <text:p text:style-name="P7">interface TestInterface {</text:p>
      <text:p text:style-name="P7"><text:s text:c="2"/>int getKey1();</text:p>
      <text:p text:style-name="P7"><text:s text:c="2"/>int getKey2();</text:p>
      <text:p text:style-name="P7"><text:s text:c="2"/><text:span text:style-name="T73">int getKey3();</text:span></text:p>
      <text:p text:style-name="P7">}</text:p>
      <text:p text:style-name="P8">TestInterface ti = converter.convert(m).to(TestInterface.class);</text:p>
      <text:p text:style-name="P8">int i1 = getKey1(); // succeeds</text:p>
      <text:p text:style-name="P8">int i2 = getKey2(); // ConversionException thrown here</text:p>
      <text:p text:style-name="P9">int i3 = getKey3(); // returns 0 as key3 was not set in the map</text:p>
      <text:p text:style-name="Body"><text:soft-page-break/>key4, which was present in the original map is ignored <text:span text:style-name="T73">as the target interface does not have a getKey4() method.</text:span></text:p>
      <text:p text:style-name="P57">When converting to a JavaBean, the entire bean is populated immediately, so any properties present in the map that cannot be converted to the target type in the bean will cause a ConversionException.</text:p>
      <text:p text:style-name="P6"/>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1306835189195865526" text:style-name="L8">
        <text:list-item>
          <text:p text:style-name="P151">org.osgi.framework.BundleContext</text:p>
        </text:list-item>
        <text:list-item>
          <text:p text:style-name="P151">org.osgi.framework.ServiceReference</text:p>
        </text:list-item>
      </text:list>
      <text:p text:style-name="Body">The getProperties() method returns a read-only map that is 'live' wrt to the backing structure. Changes to the backing structure will automatically be reflected in the map. </text:p>
      <text:p text:style-name="Body">The new method will not be added via a separate interface, the Converter should use reflection to find this method when it needs to convert an object. However, where possible existing interfaces should be updated to include the getProperties() method.</text:p>
      <text:h text:style-name="Heading_20_3" text:outline-level="3">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Special Cases</text:h>
      <text:p text:style-name="Body">This section specifies special cases also supported by the converter.</text:p>
      <text:h text:style-name="P132" text:outline-level="4">UUID</text:h>
      <text:p text:style-name="Body"><text:span text:style-name="T21">UUIDs are created from String representations by calling </text:span><text:span text:style-name="T22">UUID.fromString()</text:span></text:p>
      <text:h text:style-name="P133" text:outline-level="4">Pattern</text:h>
      <text:p text:style-name="P40"><text:span text:style-name="T30">Pattern instances are created by calling </text:span><text:span text:style-name="T31">Pattern.compile(String s)</text:span><text:span text:style-name="T30">.</text:span></text:p>
      <text:h text:style-name="P133" text:outline-level="4">Java 8 Date/Time API</text:h>
      <text:p text:style-name="P45">Converting to Java 8 Date/Time classes from strings is done using the static parse(CharSequence cs) method which is available in most implementations of the Temporal interface, for example:</text:p>
      <text:p text:style-name="P43"><text:span text:style-name="T30"><text:s text:c="2"/></text:span><text:span text:style-name="T23">LocalDateTime ldt = LocalDateTime.parse(s);</text:span></text:p>
      <text:p text:style-name="P44"><text:s text:c="2"/>LocalDate ld = LocalDate.parse(s);</text:p>
      <text:p text:style-name="P44"><text:s text:c="2"/>LocalTime lt = LocalTime.parse(s);</text:p>
      <text:p text:style-name="P44"><text:s text:c="2"/>OffsetTime ot = OffsetTime.parse(s);</text:p>
      <text:p text:style-name="P44"><text:s text:c="2"/>ZonedDateTime zdt = ZonedDateTime.parse(s);</text:p>
      <text:h text:style-name="P133" text:outline-level="4">Date and Calendar</text:h>
      <text:p text:style-name="P40"><text:span text:style-name="T30">A </text:span><text:span text:style-name="T31">java.util.Date</text:span><text:span text:style-name="T30"> instance is converted to a Long value by calling </text:span><text:span text:style-name="T31">Date.getTime().</text:span></text:p>
      <text:p text:style-name="P40"><text:span text:style-name="T30">Converting a Long into a </text:span><text:span text:style-name="T31">java.util.Date</text:span><text:span text:style-name="T30"> is done by calling new </text:span><text:span text:style-name="T31">Date(long)</text:span><text:span text:style-name="T30">.</text:span></text:p>
      <text:p text:style-name="P42">Converting a Date to a String is done by </text:p>
      <text:p text:style-name="P42"><text:soft-page-break/>@@@ TODO UTC </text:p>
      <text:p text:style-name="P42">Converting into other types is by converting to a String as intermediary. </text:p>
      <text:p text:style-name="P42">Conversions from Calendar objects are done by converting the Calendar to a Date via getTime() first. Convertions to a Calendar object are done by constructing a Date object with the desired time (UTC) and then setting the time in the Calendar object via setTime().</text:p>
      <text:h text:style-name="P133" text:outline-level="4">Map.Entry</text:h>
      <text:p text:style-name="P45">Conversion of Map.Entry to a target type is done by evaluating the compatibility of the target type with both the key and the value in the entry and then using the best match. </text:p>
      <text:p text:style-name="P45">If the target type matches the key type, the key type is used. If the target matches the value type then the value type is used. </text:p>
      <text:p text:style-name="P45">Conversion of Map.Entry to String will be done by converting both key and value to String and concatenating both with an '=' sign.</text:p>
      <text:p text:style-name="P45">Conversion of a Map.Entry to any other type is done by converting the value tp String and then converting the result to the target type.</text:p>
      <text:p text:style-name="P45">Converting to a Map.Entry can only be done from Strings where the lhs of the '=' sign is assigned to the key and the rhs of the '=' sign is the value. Strings without an '=' sign result in a null Map.Entry value.</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abstract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oft-page-break/><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Portable Encodings</text:h>
      <text:p text:style-name="Body">Implementations of this specification can provide codecs that produce portable encodings. <text:span text:style-name="T1">Implementations must support the encodings using JSON, YAML and XML outlined in this chapter.</text:span></text:p>
      <text:p text:style-name="Body"/>
      <text:p text:style-name="P58">Example. This section contains a number of example encodings based of the following in-memory map:</text:p>
      <text:p text:style-name="P16"><text:s text:c="8"/>Map&lt;String, Object&gt; m = new HashMap&lt;&gt;();</text:p>
      <text:p text:style-name="P16"><text:s text:c="8"/>m.put("sKey", "a string");</text:p>
      <text:p text:style-name="P16"><text:s text:c="8"/>m.put("iKey", 42);</text:p>
      <text:p text:style-name="P16"><text:s text:c="8"/>m.put("bKey", <text:s/>true);</text:p>
      <text:p text:style-name="P16"><text:s text:c="8"/>m.put("noKey", null);</text:p>
      <text:p text:style-name="P16"><text:s text:c="8"/>m.put("simpleArray", new int[] {1,2,3});</text:p>
      <text:p text:style-name="P16"/>
      <text:p text:style-name="P16"><text:s text:c="8"/>Map&lt;String, Object&gt; m1 = new HashMap&lt;&gt;();</text:p>
      <text:p text:style-name="P16"><text:s text:c="8"/>m1.put("a", 1L);</text:p>
      <text:p text:style-name="P16"><text:s text:c="8"/>m1.put("b", "hello");</text:p>
      <text:p text:style-name="P16"><text:s text:c="8"/>m.put("simpleObject", m1);</text:p>
      <text:p text:style-name="P16"/>
      <text:p text:style-name="P16"><text:s text:c="8"/>Map&lt;String, Object&gt; m2 = new HashMap&lt;&gt;();</text:p>
      <text:p text:style-name="P16"><text:s text:c="8"/>m2.put("yes", Boolean.TRUE);</text:p>
      <text:p text:style-name="P16"><text:s text:c="8"/>m2.put("no", Collections.singletonMap("maybe", false));</text:p>
      <text:p text:style-name="P16"/>
      <text:p text:style-name="P16"><text:s text:c="8"/>Map&lt;String, Object&gt; cm = new HashMap&lt;&gt;();</text:p>
      <text:p text:style-name="P16"><text:s text:c="8"/>cm.put("list", Arrays.asList(</text:p>
      <text:p text:style-name="P16"><text:s text:c="16"/>Collections.singletonMap("x", "y"),</text:p>
      <text:p text:style-name="P16"><text:s text:c="16"/>Collections.singletonMap("x", "b")));</text:p>
      <text:p text:style-name="P16"><text:s text:c="8"/>cm.put("embedded", m2);</text:p>
      <text:p text:style-name="P16"/>
      <text:h text:style-name="Heading_20_3" text:outline-level="3">Portable JSON encoding</text:h>
      <text:p text:style-name="Body">Mime type: application/json, <text:span text:style-name="T2">text/json</text:span></text:p>
      <text:h text:style-name="Heading_20_4" text:outline-level="4">Example JSON-encoded document</text:h>
      <text:p text:style-name="P60">The example map encoded into JSON will look as follows:</text:p>
      <text:p text:style-name="P17">{</text:p>
      <text:p text:style-name="P17"><text:s text:c="2"/>"sKey": "a string",</text:p>
      <text:p text:style-name="P17"><text:s text:c="2"/>"iKey": 42,</text:p>
      <text:p text:style-name="P17"><text:s text:c="2"/>"bkey": true,</text:p>
      <text:p text:style-name="P17"><text:s text:c="2"/>"noKey": null,</text:p>
      <text:p text:style-name="P17"><text:soft-page-break/><text:s text:c="2"/>"simpleArray": [1,2,3],</text:p>
      <text:p text:style-name="P17"><text:s text:c="2"/>"simpleObject": {"a": 1, "b": "hello"},</text:p>
      <text:p text:style-name="P17"><text:s text:c="2"/>"complex": {</text:p>
      <text:p text:style-name="P17"><text:s text:c="4"/>"list": [{"x": "y"}, {"x": "b"}],</text:p>
      <text:p text:style-name="P17"><text:s text:c="4"/>"embedded": {"yes": true,</text:p>
      <text:p text:style-name="P17"><text:s text:c="6"/>"no": {"maybe": false}}</text:p>
      <text:p text:style-name="P17"><text:s text:c="2"/>}</text:p>
      <text:p text:style-name="P17">}</text:p>
      <text:p text:style-name="P14"/>
      <text:h text:style-name="Heading_20_3" text:outline-level="3">Portable YAML encoding</text:h>
      <text:p text:style-name="P59">Mime-type: application/x-yaml, <text:span text:style-name="T2">text/yaml</text:span></text:p>
      <text:h text:style-name="Heading_20_4" text:outline-level="4">Example YAML-encoded document</text:h>
      <text:p text:style-name="Code_20_Snipet">sKey: 'a string'</text:p>
      <text:p text:style-name="Code_20_Snipet">iKey: 42</text:p>
      <text:p text:style-name="Code_20_Snipet">bKey: true</text:p>
      <text:p text:style-name="Code_20_Snipet">noKey: </text:p>
      <text:p text:style-name="Code_20_Snipet">simpleArray: </text:p>
      <text:p text:style-name="Code_20_Snipet"><text:s text:c="2"/>- 1</text:p>
      <text:p text:style-name="Code_20_Snipet"><text:s text:c="2"/>- 2</text:p>
      <text:p text:style-name="Code_20_Snipet"><text:s text:c="2"/>- 3</text:p>
      <text:p text:style-name="Code_20_Snipet">simpleObject: </text:p>
      <text:p text:style-name="Code_20_Snipet"><text:s text:c="2"/>a: 1</text:p>
      <text:p text:style-name="Code_20_Snipet"><text:s text:c="2"/>b: 'hello'</text:p>
      <text:p text:style-name="P18">complex:</text:p>
      <text:p text:style-name="P18"><text:s text:c="2"/>list: </text:p>
      <text:p text:style-name="P18"><text:s text:c="4"/>- </text:p>
      <text:p text:style-name="P18"><text:s text:c="6"/>x: 'y'</text:p>
      <text:p text:style-name="P18"><text:s text:c="4"/>- </text:p>
      <text:p text:style-name="P18"><text:s text:c="6"/>x: 'b'</text:p>
      <text:p text:style-name="P18"><text:s text:c="2"/>embedded: </text:p>
      <text:p text:style-name="P18"><text:s text:c="4"/>yes: true</text:p>
      <text:p text:style-name="P18"><text:s text:c="4"/>no: </text:p>
      <text:p text:style-name="P18"><text:s text:c="6"/>maybe: false</text:p>
      <text:p text:style-name="P18"/>
      <text:p text:style-name="P21">Alternative</text:p>
      <text:p text:style-name="P21"/>
      <text:p text:style-name="P22"><text:span text:style-name="T76">%YAML 1.2</text:span></text:p>
      <text:p text:style-name="P152">---</text:p>
      <text:p text:style-name="P22">sKey: a string</text:p>
      <text:p text:style-name="P22">iKey: !!<text:span text:style-name="T78">int </text:span>42</text:p>
      <text:p text:style-name="P22">bKey: !!<text:span text:style-name="T77">bool </text:span>true</text:p>
      <text:p text:style-name="P22">noKey: !!<text:span text:style-name="T77">null null</text:span></text:p>
      <text:p text:style-name="P22">simpleArray: </text:p>
      <text:p text:style-name="P23"><text:s text:c="2"/>- !!<text:span text:style-name="T78">int </text:span>1</text:p>
      <text:p text:style-name="P23"><text:s text:c="2"/>- !!<text:span text:style-name="T78">int </text:span>2</text:p>
      <text:p text:style-name="P23"><text:s text:c="2"/>- !!<text:span text:style-name="T78">int </text:span>3</text:p>
      <text:p text:style-name="P22">simpleObject: </text:p>
      <text:p text:style-name="P23"><text:s text:c="2"/>a: !!<text:span text:style-name="T78">int </text:span>1</text:p>
      <text:p text:style-name="P22"><text:s text:c="2"/>b: hello</text:p>
      <text:p text:style-name="P19">complex:</text:p>
      <text:p text:style-name="P19"><text:s text:c="2"/>list: </text:p>
      <text:p text:style-name="P19"><text:s text:c="4"/>- </text:p>
      <text:p text:style-name="P19"><text:s text:c="6"/>x: y</text:p>
      <text:p text:style-name="P19"><text:soft-page-break/><text:s text:c="4"/>- </text:p>
      <text:p text:style-name="P19"><text:s text:c="6"/>x: b</text:p>
      <text:p text:style-name="P19"><text:s text:c="2"/>embedded: </text:p>
      <text:p text:style-name="P20"><text:s text:c="4"/>yes: !!<text:span text:style-name="T77">bool </text:span>true</text:p>
      <text:p text:style-name="P19"><text:s text:c="4"/>no: </text:p>
      <text:p text:style-name="P20"><text:s text:c="6"/>maybe: !!<text:span text:style-name="T77">bool </text:span>false</text:p>
      <text:p text:style-name="P19"/>
      <text:p text:style-name="Body"/>
      <text:h text:style-name="P124" text:outline-level="1">Data Transfer Objects</text:h>
      <text:p text:style-name="P41">RFC 185 defines Data Transfer Objects as a generic means for management solutions to interact with runtime entities in an OSGi Framework. DTOs provides a common, easily serializable representation of the technology.</text:p>
      <text:p text:style-name="P41">For all new functionality added to the OSGi Framework the question should be asked: would this feature benefit from a DTO? The expectation is that in most cases it would.</text:p>
      <text:p text:style-name="P41">The DTOs for the design in this RFC should be described here and if there are no DTOs being defined an explanation should be given explaining why this is not applicable in this case.</text:p>
      <text:p text:style-name="P41">This section is optional and could also be provided in a separate RFC.</text:p>
      <text:h text:style-name="P124" text:outline-level="1">Javadoc</text:h>
      <text:section text:style-name="Sect1" text:name="Section1" text:protected="true">
        <text:section-source xlink:href="../javadoc.rtf" text:filter-name="Rich Text Format"/>
        <text:p text:style-name="P154"><text:span text:style-name="T3">OSGi Javadoc</text:span></text:p>
        <text:p text:style-name="P89"><text:span text:style-name="T7">6/15/16 1:45 PM</text:span></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3"><text:span text:style-name="Summary_20_Heading_20_Font"><text:span text:style-name="T9">Package Summary</text:span></text:span></text:p>
            </table:table-cell>
            <table:covered-table-cell/>
            <table:table-cell table:style-name="Table9.A1" office:value-type="string">
              <text:p text:style-name="P95"><text:span text:style-name="Page_20_Reference_20_Font"><text:span text:style-name="T10">Page</text:span></text:span></text:p>
            </table:table-cell>
          </table:table-row>
          <table:table-row table:style-name="Table9.1">
            <table:table-cell table:style-name="Table9.A2" office:value-type="string">
              <text:p text:style-name="P93"><text:a xlink:type="simple" xlink:href="file:///l%22r3" text:style-name="Internet_20_link" text:visited-style-name="Visited_20_Internet_20_Link"><text:span text:style-name="T47">org.osgi.service.converter</text:span></text:a></text:p>
            </table:table-cell>
            <table:table-cell table:style-name="Table9.B2" office:value-type="string">
              <text:p text:style-name="P93"><text:span text:style-name="T4">Converter Package.</text:span></text:p>
            </table:table-cell>
            <table:table-cell table:style-name="Table9.C2" office:value-type="string">
              <text:p text:style-name="P95"><text:bookmark-ref text:reference-format="page" text:ref-name="r3">25</text:bookmark-ref></text:p>
            </table:table-cell>
          </table:table-row>
        </table:table>
        <text:p text:style-name="P155"><text:bookmark text:name="r3"/><text:span text:style-name="T29">Package org.osgi.service.converter</text:span></text:p>
        <text:p text:style-name="P96"><text:span text:style-name="Code_20_Small">@org.osgi.annotation.versioning.Version(value="1.0")</text:span></text:p>
        <text:p text:style-name="P96"><text:span text:style-name="T4">Converter Package.</text:span></text:p>
        <text:p text:style-name="P96"><text:span text:style-name="T5">See:</text:span></text:p>
        <text:p text:style-name="P103"><text:a xlink:type="simple" xlink:href="file:///l%22r2" text:style-name="Internet_20_link" text:visited-style-name="Visited_20_Internet_20_Link"><text:span text:style-name="T5">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93"><text:span text:style-name="Summary_20_Heading_20_Font1"><text:span text:style-name="T9">Interface Summary</text:span></text:span></text:p>
            </table:table-cell>
            <table:covered-table-cell/>
            <table:table-cell table:style-name="Table12.A1" office:value-type="string">
              <text:p text:style-name="P95"><text:span text:style-name="Page_20_Reference_20_Font"><text:span text:style-name="T10">Page</text:span></text:span></text:p>
            </table:table-cell>
          </table:table-row>
          <table:table-row table:style-name="Table12.1">
            <table:table-cell table:style-name="Table12.A2" office:value-type="string">
              <text:p text:style-name="P93"><text:a xlink:type="simple" xlink:href="file:///l%22r11" text:style-name="Internet_20_link" text:visited-style-name="Visited_20_Internet_20_Link"><text:span text:style-name="T47">Adapter</text:span></text:a></text:p>
            </table:table-cell>
            <table:table-cell table:style-name="Table12.B2" office:value-type="string">
              <text:p text:style-name="P93"><text:span text:style-name="T4">An </text:span><text:a xlink:type="simple" xlink:href="file:///l%22r11" text:style-name="Internet_20_link" text:visited-style-name="Visited_20_Internet_20_Link"><text:span text:style-name="T50">Adapter</text:span></text:a><text:span text:style-name="T6"> is used to modify the behaviour of the Converter service, which can be useful when some of the conversions should be done different to the Converter Specification.</text:span></text:p>
            </table:table-cell>
            <table:table-cell table:style-name="Table12.C2" office:value-type="string">
              <text:p text:style-name="P95"><text:bookmark-ref text:reference-format="page" text:ref-name="r11">26</text:bookmark-ref></text:p>
            </table:table-cell>
          </table:table-row>
          <table:table-row table:style-name="Table12.1">
            <table:table-cell table:style-name="Table12.A3" office:value-type="string">
              <text:p text:style-name="P92"><text:a xlink:type="simple" xlink:href="file:///l%22r19" text:style-name="Internet_20_link" text:visited-style-name="Visited_20_Internet_20_Link"><text:span text:style-name="T47">Codec</text:span></text:a></text:p>
            </table:table-cell>
            <table:table-cell table:style-name="Table12.B3" office:value-type="string">
              <text:p text:style-name="P92"><text:span text:style-name="T4">The Codec service can be used to encode a given object in a certain representation, for example JSON, YAML or XML.</text:span></text:p>
            </table:table-cell>
            <table:table-cell table:style-name="Table12.C3" office:value-type="string">
              <text:p text:style-name="P94"><text:bookmark-ref text:reference-format="page" text:ref-name="r19">28</text:bookmark-ref></text:p>
            </table:table-cell>
          </table:table-row>
          <table:table-row table:style-name="Table12.1">
            <table:table-cell table:style-name="Table12.A4" office:value-type="string">
              <text:p text:style-name="P92"><text:a xlink:type="simple" xlink:href="file:///l%22r25" text:style-name="Internet_20_link" text:visited-style-name="Visited_20_Internet_20_Link"><text:span text:style-name="T47">Converter</text:span></text:a></text:p>
            </table:table-cell>
            <table:table-cell table:style-name="Table12.B4" office:value-type="string">
              <text:p text:style-name="P92"><text:span text:style-name="T4">The Converter service is used to start a conversion.</text:span></text:p>
            </table:table-cell>
            <table:table-cell table:style-name="Table12.C4" office:value-type="string">
              <text:p text:style-name="P94"><text:bookmark-ref text:reference-format="page" text:ref-name="r25">31</text:bookmark-ref></text:p>
            </table:table-cell>
          </table:table-row>
          <table:table-row table:style-name="Table12.1">
            <table:table-cell table:style-name="Table12.A5" office:value-type="string">
              <text:p text:style-name="P92"><text:a xlink:type="simple" xlink:href="file:///l%22r31" text:style-name="Internet_20_link" text:visited-style-name="Visited_20_Internet_20_Link"><text:span text:style-name="T47">Converting</text:span></text:a></text:p>
            </table:table-cell>
            <table:table-cell table:style-name="Table12.B5" office:value-type="string">
              <text:p text:style-name="P92"><text:span text:style-name="T4">This interface is used to specify the target that an object should be converted to.</text:span></text:p>
            </table:table-cell>
            <table:table-cell table:style-name="Table12.C5" office:value-type="string">
              <text:p text:style-name="P94"><text:bookmark-ref text:reference-format="page" text:ref-name="r31">32</text:bookmark-ref></text:p>
            </table:table-cell>
          </table:table-row>
          <table:table-row table:style-name="Table12.1">
            <table:table-cell table:style-name="Table12.A6" office:value-type="string">
              <text:p text:style-name="P92"><text:a xlink:type="simple" xlink:href="file:///l%22r37" text:style-name="Internet_20_link" text:visited-style-name="Visited_20_Internet_20_Link"><text:span text:style-name="T47">Decoding</text:span></text:a></text:p>
            </table:table-cell>
            <table:table-cell table:style-name="Table12.B6" office:value-type="string">
              <text:p text:style-name="P92"><text:span text:style-name="T4">Interface to specify the source of the decoding operation</text:span></text:p>
            </table:table-cell>
            <table:table-cell table:style-name="Table12.C6" office:value-type="string">
              <text:p text:style-name="P94"><text:bookmark-ref text:reference-format="page" text:ref-name="r37">34</text:bookmark-ref></text:p>
            </table:table-cell>
          </table:table-row>
          <table:table-row table:style-name="Table12.1">
            <table:table-cell table:style-name="Table12.A7" office:value-type="string">
              <text:p text:style-name="P92"><text:a xlink:type="simple" xlink:href="file:///l%22r43" text:style-name="Internet_20_link" text:visited-style-name="Visited_20_Internet_20_Link"><text:span text:style-name="T47">Encoding</text:span></text:a></text:p>
            </table:table-cell>
            <table:table-cell table:style-name="Table12.B7" office:value-type="string">
              <text:p text:style-name="P92"><text:span text:style-name="T4">Interface to specify the target of the encoding operation.</text:span></text:p>
            </table:table-cell>
            <table:table-cell table:style-name="Table12.C7" office:value-type="string">
              <text:p text:style-name="P94"><text:bookmark-ref text:reference-format="page" text:ref-name="r43">36</text:bookmark-ref></text:p>
            </table:table-cell>
          </table:table-row>
        </table:table>
        <text:p text:style-name="P8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3"><text:span text:style-name="Summary_20_Heading_20_Font1"><text:span text:style-name="T9">Class Summary</text:span></text:span></text:p>
            </table:table-cell>
            <table:covered-table-cell/>
            <table:table-cell table:style-name="Table13.A1" office:value-type="string">
              <text:p text:style-name="P95"><text:span text:style-name="Page_20_Reference_20_Font"><text:span text:style-name="T10">Page</text:span></text:span></text:p>
            </table:table-cell>
          </table:table-row>
          <table:table-row table:style-name="Table13.1">
            <table:table-cell table:style-name="Table13.A2" office:value-type="string">
              <text:p text:style-name="P93"><text:a xlink:type="simple" xlink:href="file:///l%22r49" text:style-name="Internet_20_link" text:visited-style-name="Visited_20_Internet_20_Link"><text:span text:style-name="T47">Rule</text:span></text:a></text:p>
            </table:table-cell>
            <table:table-cell table:style-name="Table13.B2" office:value-type="string">
              <text:p text:style-name="P93"><text:span text:style-name="T4">A rule is a data entity can hold all the information needed to specify a custom conversion for use by an @{link Adapter}.</text:span></text:p>
            </table:table-cell>
            <table:table-cell table:style-name="Table13.C2" office:value-type="string">
              <text:p text:style-name="P95"><text:bookmark-ref text:reference-format="page" text:ref-name="r49">38</text:bookmark-ref></text:p>
            </table:table-cell>
          </table:table-row>
          <table:table-row table:style-name="Table13.1">
            <table:table-cell table:style-name="Table13.A3" office:value-type="string">
              <text:p text:style-name="P92"><text:a xlink:type="simple" xlink:href="file:///l%22r53" text:style-name="Internet_20_link" text:visited-style-name="Visited_20_Internet_20_Link"><text:span text:style-name="T47">TypeReference</text:span></text:a></text:p>
            </table:table-cell>
            <table:table-cell table:style-name="Table13.B3" office:value-type="string">
              <text:p text:style-name="P92"><text:span text:style-name="T4">An object does not carry any runtime information about its generic type.</text:span></text:p>
            </table:table-cell>
            <table:table-cell table:style-name="Table13.C3" office:value-type="string">
              <text:p text:style-name="P94"><text:bookmark-ref text:reference-format="page" text:ref-name="r53">40</text:bookmark-ref></text:p>
            </table:table-cell>
          </table:table-row>
        </table:table>
        <text:p text:style-name="P8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3"><text:span text:style-name="Summary_20_Heading_20_Font1"><text:span text:style-name="T9">Exception Summary</text:span></text:span></text:p>
            </table:table-cell>
            <table:covered-table-cell/>
            <table:table-cell table:style-name="Table15.A1" office:value-type="string">
              <text:p text:style-name="P95"><text:span text:style-name="Page_20_Reference_20_Font"><text:span text:style-name="T10">Page</text:span></text:span></text:p>
            </table:table-cell>
          </table:table-row>
          <table:table-row table:style-name="Table15.1">
            <table:table-cell table:style-name="Table15.A2" office:value-type="string">
              <text:p text:style-name="P93"><text:a xlink:type="simple" xlink:href="file:///l%22r22" text:style-name="Internet_20_link" text:visited-style-name="Visited_20_Internet_20_Link"><text:span text:style-name="T47">ConversionException</text:span></text:a></text:p>
            </table:table-cell>
            <table:table-cell table:style-name="Table15.B2" office:value-type="string">
              <text:p text:style-name="P93"><text:span text:style-name="T4">This Runtime Exception is thrown when an object is requested to be converted but the conversion cannot be done.</text:span></text:p>
            </table:table-cell>
            <table:table-cell table:style-name="Table15.C2" office:value-type="string">
              <text:p text:style-name="P95"><text:bookmark-ref text:reference-format="page" text:ref-name="r22">30</text:bookmark-ref></text:p>
            </table:table-cell>
          </table:table-row>
        </table:table>
        <text:p text:style-name="P99"><text:bookmark text:name="r2"/><text:span text:style-name="T11">Package org.osgi.service.converter Description</text:span></text:p>
        <text:p text:style-name="P87"><text:span text:style-name="T4">Converter Package.</text:span></text:p>
        <text:p text:style-name="P159"><text:bookmark text:name="r11"/><text:span text:style-name="T29">Interface Adapter</text:span></text:p>
        <text:p text:style-name="P100"><text:a xlink:type="simple" xlink:href="file:///l%22r3" text:style-name="Internet_20_link" text:visited-style-name="Visited_20_Internet_20_Link"><text:span text:style-name="T8">org.osgi.service.converter</text:span></text:a></text:p>
        <text:p text:style-name="P156"><text:span text:style-name="T28">All Superinterfaces:</text:span></text:p>
        <text:p text:style-name="P104"><text:a xlink:type="simple" xlink:href="file:///l%22r25" text:style-name="Internet_20_link" text:visited-style-name="Visited_20_Internet_20_Link"><text:span text:style-name="T4">Converter</text:span></text:a></text:p>
        <text:p text:style-name="P97"/>
        <text:p text:style-name="P107"><text:span text:style-name="Code2">public interface </text:span><text:span text:style-name="Code2"><text:span text:style-name="T45">Adapter</text:span></text:span></text:p>
        <text:p text:style-name="P90"><text:span text:style-name="Code2">extends </text:span><text:a xlink:type="simple" xlink:href="file:///l%22r25" text:style-name="Internet_20_link" text:visited-style-name="Visited_20_Internet_20_Link"><text:span text:style-name="T55">Converter</text:span></text:a></text:p>
        <text:p text:style-name="P87"><text:span text:style-name="T4">An </text:span><text:a xlink:type="simple" xlink:href="file:///l%22r11" text:style-name="Internet_20_link" text:visited-style-name="Visited_20_Internet_20_Link"><text:span text:style-name="T55">Adapter</text:span></text:a><text:span text:style-name="T6"> is used to modify the behaviour of the Converter service, which can be useful when some of the conversions should be done different to the Converter Specification.</text:span></text:p>
        <text:p text:style-name="P10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9"><text:span text:style-name="Summary_20_Heading_20_Font2"><text:span text:style-name="T9">Method Summary</text:span></text:span></text:p>
            </table:table-cell>
            <table:covered-table-cell/>
            <table:table-cell table:style-name="Table16.A1" office:value-type="string">
              <text:p text:style-name="P111"><text:span text:style-name="Page_20_Reference_20_Font"><text:span text:style-name="T10">Page</text:span></text:span></text:p>
            </table:table-cell>
          </table:table-row>
          <table:table-row table:style-name="Table16.1">
            <table:table-cell table:style-name="Table16.A2" office:value-type="string">
              <text:p text:style-name="P113"><text:a xlink:type="simple" xlink:href="file:///l%22r11" text:style-name="Internet_20_link" text:visited-style-name="Visited_20_Internet_20_Link"><text:span text:style-name="T51">Adapter</text:span></text:a></text:p>
            </table:table-cell>
            <table:table-cell table:style-name="Table16.B2" office:value-type="string">
              <text:p text:style-name="P115"><text:a xlink:type="simple" xlink:href="file:///l%22r5" text:style-name="Internet_20_link" text:visited-style-name="Visited_20_Internet_20_Link"><text:span text:style-name="T48">rule</text:span></text:a><text:span text:style-name="Code2"><text:span text:style-name="T57">(Class&lt;F&gt; fromCls, Class&lt;T&gt; toCls, Function&lt;F,T&gt; toFun, Function&lt;T,F&gt; fromFun)</text:span></text:span></text:p>
              <text:p text:style-name="P117"><text:span text:style-name="T4">Specify a rule for the conversion to and from two classes.</text:span></text:p>
            </table:table-cell>
            <table:table-cell table:style-name="Table16.C2" office:value-type="string">
              <text:p text:style-name="P111"><text:bookmark-ref text:reference-format="page" text:ref-name="r5">26</text:bookmark-ref></text:p>
            </table:table-cell>
          </table:table-row>
          <table:table-row table:style-name="Table16.1">
            <table:table-cell table:style-name="Table16.A3" office:value-type="string">
              <text:p text:style-name="P112"><text:a xlink:type="simple" xlink:href="file:///l%22r11" text:style-name="Internet_20_link" text:visited-style-name="Visited_20_Internet_20_Link"><text:span text:style-name="T51">Adapter</text:span></text:a></text:p>
            </table:table-cell>
            <table:table-cell table:style-name="Table16.B3" office:value-type="string">
              <text:p text:style-name="P114"><text:a xlink:type="simple" xlink:href="file:///l%22r8" text:style-name="Internet_20_link" text:visited-style-name="Visited_20_Internet_20_Link"><text:span text:style-name="T48">rule</text:span></text:a><text:span text:style-name="Code2"><text:span text:style-name="T57">(Function&lt;F,T&gt; toFun, Function&lt;T,F&gt; fromFun)</text:span></text:span></text:p>
              <text:p text:style-name="P116"><text:span text:style-name="T4">Specify a rule for the conversion to and from two classes.</text:span></text:p>
            </table:table-cell>
            <table:table-cell table:style-name="Table16.C3" office:value-type="string">
              <text:p text:style-name="P110"><text:bookmark-ref text:reference-format="page" text:ref-name="r8">27</text:bookmark-ref></text:p>
            </table:table-cell>
          </table:table-row>
          <table:table-row table:style-name="Table16.1">
            <table:table-cell table:style-name="Table16.A4" office:value-type="string">
              <text:p text:style-name="P112"><text:a xlink:type="simple" xlink:href="file:///l%22r11" text:style-name="Internet_20_link" text:visited-style-name="Visited_20_Internet_20_Link"><text:span text:style-name="T51">Adapter</text:span></text:a></text:p>
            </table:table-cell>
            <table:table-cell table:style-name="Table16.B4" office:value-type="string">
              <text:p text:style-name="P114"><text:a xlink:type="simple" xlink:href="file:///l%22r4" text:style-name="Internet_20_link" text:visited-style-name="Visited_20_Internet_20_Link"><text:span text:style-name="T48">rule</text:span></text:a><text:span text:style-name="Code2"><text:span text:style-name="T57">(</text:span></text:span><text:a xlink:type="simple" xlink:href="file:///l%22r49" text:style-name="Internet_20_link" text:visited-style-name="Visited_20_Internet_20_Link"><text:span text:style-name="T49">Rule</text:span></text:a><text:span text:style-name="Code2"><text:span text:style-name="T57">&lt;F,T&gt; rule)</text:span></text:span></text:p>
              <text:p text:style-name="P116"><text:span text:style-name="T4">Specify a conversion rule by providing a rule object.</text:span></text:p>
            </table:table-cell>
            <table:table-cell table:style-name="Table16.C4" office:value-type="string">
              <text:p text:style-name="P110"><text:bookmark-ref text:reference-format="page" text:ref-name="r4">26</text:bookmark-ref></text:p>
            </table:table-cell>
          </table:table-row>
        </table:table>
        <text:p text:style-name="P86"/>
        <table:table table:name="Table18" table:style-name="Table18">
          <table:table-column table:style-name="Table18.A"/>
          <table:table-row table:style-name="Table18.1">
            <table:table-cell table:style-name="Table18.A1" office:value-type="string">
              <text:p text:style-name="P93"><text:span text:style-name="T5">Methods inherited from interface org.osgi.service.converter.</text:span><text:a xlink:type="simple" xlink:href="file:///l%22r25" text:style-name="Internet_20_link" text:visited-style-name="Visited_20_Internet_20_Link"><text:span text:style-name="T47">Converter</text:span></text:a></text:p>
            </table:table-cell>
          </table:table-row>
          <table:table-row table:style-name="Table18.2">
            <table:table-cell table:style-name="Table18.A2" office:value-type="string">
              <text:p text:style-name="P93"><text:a xlink:type="simple" xlink:href="file:///l%22r23" text:style-name="Internet_20_link" text:visited-style-name="Visited_20_Internet_20_Link"><text:span text:style-name="T46">convert</text:span></text:a><text:span text:style-name="Code2"><text:span text:style-name="T60">, </text:span></text:span><text:a xlink:type="simple" xlink:href="file:///l%22r24" text:style-name="Internet_20_link" text:visited-style-name="Visited_20_Internet_20_Link"><text:span text:style-name="T46">getAdapter</text:span></text:a></text:p>
            </table:table-cell>
          </table:table-row>
        </table:table>
        <text:p text:style-name="P157"><text:span text:style-name="T29">Method Detail</text:span></text:p>
        <text:p text:style-name="P168"><text:bookmark text:name="r4"/><text:span text:style-name="T29">rule</text:span></text:p>
        <text:p text:style-name="P90"><text:a xlink:type="simple" xlink:href="file:///l%22r11" text:style-name="Internet_20_link" text:visited-style-name="Visited_20_Internet_20_Link"><text:span text:style-name="T55">Adapter</text:span></text:a><text:span text:style-name="Code2"><text:span text:style-name="T60"> </text:span></text:span><text:span text:style-name="Code2"><text:span text:style-name="T61">rule</text:span></text:span><text:span text:style-name="Code2"><text:span text:style-name="T62">(</text:span></text:span><text:a xlink:type="simple" xlink:href="file:///l%22r49" text:style-name="Internet_20_link" text:visited-style-name="Visited_20_Internet_20_Link"><text:span text:style-name="T56">Rule</text:span></text:a><text:span text:style-name="Code2"><text:span text:style-name="T62">&lt;F,T&gt; rule)</text:span></text:span></text:p>
        <text:p text:style-name="P103"><text:span text:style-name="T4">Specify a conversion rule by providing a rule object.</text:span></text:p>
        <text:p text:style-name="P105"><text:span text:style-name="T5">Parameters:</text:span></text:p>
        <text:p text:style-name="P118"><text:span text:style-name="Code2">rule</text:span><text:span text:style-name="T4"> - The conversion rule.</text:span></text:p>
        <text:p text:style-name="P105"><text:span text:style-name="T5">Returns:</text:span></text:p>
        <text:p text:style-name="P118"><text:span text:style-name="T4">The current adapter, can be used to chain invocations.</text:span></text:p>
        <text:p text:style-name="P120"/>
        <text:p text:style-name="P169"><text:bookmark text:name="r5"/><text:span text:style-name="T29">rule</text:span></text:p>
        <text:p text:style-name="P90"><text:a xlink:type="simple" xlink:href="file:///l%22r11" text:style-name="Internet_20_link" text:visited-style-name="Visited_20_Internet_20_Link"><text:span text:style-name="T55">Adapter</text:span></text:a><text:span text:style-name="Code2"><text:span text:style-name="T60"> </text:span></text:span><text:span text:style-name="Code2"><text:span text:style-name="T61">rule</text:span></text:span><text:span text:style-name="Code2"><text:span text:style-name="T62">(Class&lt;F&gt; fromCls,</text:span></text:span><text:line-break/><text:span text:style-name="Code2"><text:span text:style-name="T62">             Class&lt;T&gt; toCls,</text:span></text:span><text:line-break/><text:span text:style-name="Code2"><text:span text:style-name="T62">             Function&lt;F,T&gt; toFun,</text:span></text:span><text:line-break/><text:span text:style-name="Code2"><text:span text:style-name="T62">             Function&lt;T,F&gt; fromFun)</text:span></text:span></text:p>
        <text:p text:style-name="P106"><text:span text:style-name="T4">Specify a rule for the conversion to and from two classes. The rule specifies the conversion in both directions. This overload makes it easy to provide the conversions as lambdas, for example:</text:span></text:p>
        <text:p text:style-name="P103"><text:span text:style-name="T55">  adapter.rule(String[].class, String.class,</text:span><text:line-break/><text:span text:style-name="T55">      v -&gt; Stream.of(v).collect(Collectors.joining(",")),</text:span><text:line-break/><text:span text:style-name="T55">      v -&gt; v.split(","));</text:span></text:p>
        <text:p text:style-name="P105"><text:soft-page-break/><text:span text:style-name="T5">Type Parameters:</text:span></text:p>
        <text:p text:style-name="P119"><text:bookmark text:name="r6"/><text:span text:style-name="Code2">F</text:span><text:span text:style-name="T4"> - the type to convert from.</text:span></text:p>
        <text:p text:style-name="P118"><text:bookmark text:name="r7"/><text:span text:style-name="Code2">T</text:span><text:span text:style-name="T4"> - the type to convert to.</text:span></text:p>
        <text:p text:style-name="P105"><text:span text:style-name="T5">Parameters:</text:span></text:p>
        <text:p text:style-name="P118"><text:span text:style-name="Code2">fromCls</text:span><text:span text:style-name="T4"> - the class to convert from.</text:span></text:p>
        <text:p text:style-name="P118"><text:span text:style-name="Code2">toCls</text:span><text:span text:style-name="T4"> - the class to convert to.</text:span></text:p>
        <text:p text:style-name="P118"><text:span text:style-name="Code2">toFun</text:span><text:span text:style-name="T4"> - the function to perform the conversion.</text:span></text:p>
        <text:p text:style-name="P118"><text:span text:style-name="Code2">fromFun</text:span><text:span text:style-name="T4"> - the function to perform the reverse conversion.</text:span></text:p>
        <text:p text:style-name="P105"><text:span text:style-name="T5">Returns:</text:span></text:p>
        <text:p text:style-name="P118"><text:span text:style-name="T4">The current adapter, can be used to chain invocations.</text:span></text:p>
        <text:p text:style-name="P120"/>
        <text:p text:style-name="P169"><text:bookmark text:name="r8"/><text:span text:style-name="T29">rule</text:span></text:p>
        <text:p text:style-name="P90"><text:a xlink:type="simple" xlink:href="file:///l%22r11" text:style-name="Internet_20_link" text:visited-style-name="Visited_20_Internet_20_Link"><text:span text:style-name="T55">Adapter</text:span></text:a><text:span text:style-name="Code2"><text:span text:style-name="T60"> </text:span></text:span><text:span text:style-name="Code2"><text:span text:style-name="T61">rule</text:span></text:span><text:span text:style-name="Code2"><text:span text:style-name="T62">(Function&lt;F,T&gt; toFun,</text:span></text:span><text:line-break/><text:span text:style-name="Code2"><text:span text:style-name="T62">             Function&lt;T,F&gt; fromFun)</text:span></text:span></text:p>
        <text:p text:style-name="P103"><text:span text:style-name="T4">Specify a rule for the conversion to and from two classes. The rule specifies the conversion in both directions. This overload makes it easy to provide the conversions as method references.</text:span></text:p>
        <text:p text:style-name="P105"><text:span text:style-name="T5">Type Parameters:</text:span></text:p>
        <text:p text:style-name="P119"><text:bookmark text:name="r9"/><text:span text:style-name="Code2">F</text:span><text:span text:style-name="T4"> - the type to convert from.</text:span></text:p>
        <text:p text:style-name="P118"><text:bookmark text:name="r10"/><text:span text:style-name="Code2">T</text:span><text:span text:style-name="T4"> - the type to convert to.</text:span></text:p>
        <text:p text:style-name="P105"><text:span text:style-name="T5">Parameters:</text:span></text:p>
        <text:p text:style-name="P118"><text:span text:style-name="Code2">toFun</text:span><text:span text:style-name="T4"> - the function to perform the conversion.</text:span></text:p>
        <text:p text:style-name="P118"><text:span text:style-name="Code2">fromFun</text:span><text:span text:style-name="T4"> - the function to perform the reverse conversion.</text:span></text:p>
        <text:p text:style-name="P105"><text:span text:style-name="T5">Returns:</text:span></text:p>
        <text:p text:style-name="P118"><text:span text:style-name="T4">The current adapter, can be used to chain invocations.</text:span></text:p>
        <text:p text:style-name="P160"><text:bookmark text:name="r19"/><text:span text:style-name="T29">Interface Codec</text:span></text:p>
        <text:p text:style-name="P100"><text:a xlink:type="simple" xlink:href="file:///l%22r3" text:style-name="Internet_20_link" text:visited-style-name="Visited_20_Internet_20_Link"><text:span text:style-name="T8">org.osgi.service.converter</text:span></text:a></text:p>
        <text:p text:style-name="P97"/>
        <text:p text:style-name="P121"><text:span text:style-name="Code2">public interface </text:span><text:span text:style-name="Code2"><text:span text:style-name="T45">Codec</text:span></text:span></text:p>
        <text:p text:style-name="P87"><text:span text:style-name="T4">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span></text:p>
        <text:p text:style-name="P108"/>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09"><text:span text:style-name="Summary_20_Heading_20_Font2"><text:span text:style-name="T9">Method Summary</text:span></text:span></text:p>
            </table:table-cell>
            <table:covered-table-cell/>
            <table:table-cell table:style-name="Table20.A1" office:value-type="string">
              <text:p text:style-name="P111"><text:span text:style-name="Page_20_Reference_20_Font"><text:span text:style-name="T10">Page</text:span></text:span></text:p>
            </table:table-cell>
          </table:table-row>
          <table:table-row table:style-name="Table20.1">
            <table:table-cell table:style-name="Table20.A2" office:value-type="string">
              <text:p text:style-name="P113"><text:a xlink:type="simple" xlink:href="file:///l%22r37" text:style-name="Internet_20_link" text:visited-style-name="Visited_20_Internet_20_Link"><text:span text:style-name="T51">Decoding</text:span></text:a><text:span text:style-name="Code_20_Small1"><text:span text:style-name="T58">&lt;T&gt;</text:span></text:span></text:p>
            </table:table-cell>
            <table:table-cell table:style-name="Table20.B2" office:value-type="string">
              <text:p text:style-name="P115"><text:a xlink:type="simple" xlink:href="file:///l%22r12" text:style-name="Internet_20_link" text:visited-style-name="Visited_20_Internet_20_Link"><text:span text:style-name="T48">decode</text:span></text:a><text:span text:style-name="Code2"><text:span text:style-name="T57">(Class&lt;T&gt; cls)</text:span></text:span></text:p>
              <text:p text:style-name="P117"><text:span text:style-name="T4">Start specifying a decode operation.</text:span></text:p>
            </table:table-cell>
            <table:table-cell table:style-name="Table20.C2" office:value-type="string">
              <text:p text:style-name="P111"><text:bookmark-ref text:reference-format="page" text:ref-name="r12">28</text:bookmark-ref></text:p>
            </table:table-cell>
          </table:table-row>
          <table:table-row table:style-name="Table20.1">
            <table:table-cell table:style-name="Table20.A3" office:value-type="string">
              <text:p text:style-name="P112"><text:a xlink:type="simple" xlink:href="file:///l%22r37" text:style-name="Internet_20_link" text:visited-style-name="Visited_20_Internet_20_Link"><text:span text:style-name="T51">Decoding</text:span></text:a><text:span text:style-name="Code_20_Small1"><text:span text:style-name="T58">&lt;?&gt;</text:span></text:span></text:p>
            </table:table-cell>
            <table:table-cell table:style-name="Table20.B3" office:value-type="string">
              <text:p text:style-name="P114"><text:a xlink:type="simple" xlink:href="file:///l%22r16" text:style-name="Internet_20_link" text:visited-style-name="Visited_20_Internet_20_Link"><text:span text:style-name="T48">decode</text:span></text:a><text:span text:style-name="Code2"><text:span text:style-name="T57">(Type type)</text:span></text:span></text:p>
              <text:p text:style-name="P116"><text:span text:style-name="T4">Start specifying a decode operation.</text:span></text:p>
            </table:table-cell>
            <table:table-cell table:style-name="Table20.C3" office:value-type="string">
              <text:p text:style-name="P110"><text:bookmark-ref text:reference-format="page" text:ref-name="r16">29</text:bookmark-ref></text:p>
            </table:table-cell>
          </table:table-row>
          <table:table-row table:style-name="Table20.1">
            <table:table-cell table:style-name="Table20.A4" office:value-type="string">
              <text:p text:style-name="P112"><text:a xlink:type="simple" xlink:href="file:///l%22r37" text:style-name="Internet_20_link" text:visited-style-name="Visited_20_Internet_20_Link"><text:span text:style-name="T51">Decoding</text:span></text:a><text:span text:style-name="Code_20_Small1"><text:span text:style-name="T58">&lt;T&gt;</text:span></text:span></text:p>
            </table:table-cell>
            <table:table-cell table:style-name="Table20.B4" office:value-type="string">
              <text:p text:style-name="P114"><text:a xlink:type="simple" xlink:href="file:///l%22r14" text:style-name="Internet_20_link" text:visited-style-name="Visited_20_Internet_20_Link"><text:span text:style-name="T48">decode</text:span></text:a><text:span text:style-name="Code2"><text:span text:style-name="T57">(</text:span></text:span><text:a xlink:type="simple" xlink:href="file:///l%22r53" text:style-name="Internet_20_link" text:visited-style-name="Visited_20_Internet_20_Link"><text:span text:style-name="T49">TypeReference</text:span></text:a><text:span text:style-name="Code2"><text:span text:style-name="T57">&lt;T&gt; ref)</text:span></text:span></text:p>
              <text:p text:style-name="P116"><text:span text:style-name="T4">Start specifying a decode operation.</text:span></text:p>
            </table:table-cell>
            <table:table-cell table:style-name="Table20.C4" office:value-type="string">
              <text:p text:style-name="P110"><text:bookmark-ref text:reference-format="page" text:ref-name="r14">28</text:bookmark-ref></text:p>
            </table:table-cell>
          </table:table-row>
          <table:table-row table:style-name="Table20.1">
            <table:table-cell table:style-name="Table20.A5" office:value-type="string">
              <text:p text:style-name="P112"><text:a xlink:type="simple" xlink:href="file:///l%22r43" text:style-name="Internet_20_link" text:visited-style-name="Visited_20_Internet_20_Link"><text:span text:style-name="T51">Encoding</text:span></text:a></text:p>
            </table:table-cell>
            <table:table-cell table:style-name="Table20.B5" office:value-type="string">
              <text:p text:style-name="P114"><text:a xlink:type="simple" xlink:href="file:///l%22r17" text:style-name="Internet_20_link" text:visited-style-name="Visited_20_Internet_20_Link"><text:span text:style-name="T48">encode</text:span></text:a><text:span text:style-name="Code2"><text:span text:style-name="T57">(Object obj)</text:span></text:span></text:p>
              <text:p text:style-name="P116"><text:span text:style-name="T4">Start specifying an encode opertation.</text:span></text:p>
            </table:table-cell>
            <table:table-cell table:style-name="Table20.C5" office:value-type="string">
              <text:p text:style-name="P110"><text:bookmark-ref text:reference-format="page" text:ref-name="r17">29</text:bookmark-ref></text:p>
            </table:table-cell>
          </table:table-row>
          <table:table-row table:style-name="Table20.1">
            <table:table-cell table:style-name="Table20.A6" office:value-type="string">
              <text:p text:style-name="P112"><text:a xlink:type="simple" xlink:href="file:///l%22r19" text:style-name="Internet_20_link" text:visited-style-name="Visited_20_Internet_20_Link"><text:span text:style-name="T51">Codec</text:span></text:a></text:p>
            </table:table-cell>
            <table:table-cell table:style-name="Table20.B6" office:value-type="string">
              <text:p text:style-name="P114"><text:a xlink:type="simple" xlink:href="file:///l%22r18" text:style-name="Internet_20_link" text:visited-style-name="Visited_20_Internet_20_Link"><text:span text:style-name="T48">with</text:span></text:a><text:span text:style-name="Code2"><text:span text:style-name="T57">(</text:span></text:span><text:a xlink:type="simple" xlink:href="file:///l%22r25" text:style-name="Internet_20_link" text:visited-style-name="Visited_20_Internet_20_Link"><text:span text:style-name="T49">Converter</text:span></text:a><text:span text:style-name="Code2"><text:span text:style-name="T57"> converter)</text:span></text:span></text:p>
              <text:p text:style-name="P116"><text:span text:style-name="T4">Specify the converter to be used by the code, if an alternative, adapted, converter is to be used.</text:span></text:p>
            </table:table-cell>
            <table:table-cell table:style-name="Table20.C6" office:value-type="string">
              <text:p text:style-name="P110"><text:bookmark-ref text:reference-format="page" text:ref-name="r18">29</text:bookmark-ref></text:p>
            </table:table-cell>
          </table:table-row>
        </table:table>
        <text:p text:style-name="P157"><text:span text:style-name="T29">Method Detail</text:span></text:p>
        <text:p text:style-name="P168"><text:bookmark text:name="r12"/><text:span text:style-name="T29">decode</text:span></text:p>
        <text:p text:style-name="P90"><text:a xlink:type="simple" xlink:href="file:///l%22r37" text:style-name="Internet_20_link" text:visited-style-name="Visited_20_Internet_20_Link"><text:span text:style-name="T55">Decoding</text:span></text:a><text:span text:style-name="Code2"><text:span text:style-name="T60">&lt;T&gt; </text:span></text:span><text:span text:style-name="Code2"><text:span text:style-name="T61">decode</text:span></text:span><text:span text:style-name="Code2"><text:span text:style-name="T62">(Class&lt;T&gt; cls)</text:span></text:span></text:p>
        <text:p text:style-name="P103"><text:span text:style-name="T4">Start specifying a decode operation.</text:span></text:p>
        <text:p text:style-name="P105"><text:span text:style-name="T5">Type Parameters:</text:span></text:p>
        <text:p text:style-name="P119"><text:bookmark text:name="r13"/><text:span text:style-name="Code2">T</text:span><text:span text:style-name="T4"> - The type to decode to.</text:span></text:p>
        <text:p text:style-name="P105"><text:span text:style-name="T5">Parameters:</text:span></text:p>
        <text:p text:style-name="P118"><text:span text:style-name="Code2">cls</text:span><text:span text:style-name="T4"> - The class to decode to.</text:span></text:p>
        <text:p text:style-name="P105"><text:span text:style-name="T5">Returns:</text:span></text:p>
        <text:p text:style-name="P118"><text:span text:style-name="T4">A </text:span><text:a xlink:type="simple" xlink:href="file:///l%22r37" text:style-name="Internet_20_link" text:visited-style-name="Visited_20_Internet_20_Link"><text:span text:style-name="T55">Decoding</text:span></text:a><text:span text:style-name="T6"> object to specify the source for the decode operation.</text:span></text:p>
        <text:p text:style-name="P120"/>
        <text:p text:style-name="P169"><text:bookmark text:name="r14"/><text:span text:style-name="T29">decode</text:span></text:p>
        <text:p text:style-name="P90"><text:a xlink:type="simple" xlink:href="file:///l%22r37" text:style-name="Internet_20_link" text:visited-style-name="Visited_20_Internet_20_Link"><text:span text:style-name="T55">Decoding</text:span></text:a><text:span text:style-name="Code2"><text:span text:style-name="T60">&lt;T&gt; </text:span></text:span><text:span text:style-name="Code2"><text:span text:style-name="T61">decode</text:span></text:span><text:span text:style-name="Code2"><text:span text:style-name="T62">(</text:span></text:span><text:a xlink:type="simple" xlink:href="file:///l%22r53" text:style-name="Internet_20_link" text:visited-style-name="Visited_20_Internet_20_Link"><text:span text:style-name="T56">TypeReference</text:span></text:a><text:span text:style-name="Code2"><text:span text:style-name="T62">&lt;T&gt; ref)</text:span></text:span></text:p>
        <text:p text:style-name="P103"><text:span text:style-name="T4">Start specifying a decode operation.</text:span></text:p>
        <text:p text:style-name="P105"><text:span text:style-name="T5">Type Parameters:</text:span></text:p>
        <text:p text:style-name="P119"><text:bookmark text:name="r15"/><text:span text:style-name="Code2">T</text:span><text:span text:style-name="T4"> - The type to decode to.</text:span></text:p>
        <text:p text:style-name="P105"><text:span text:style-name="T5">Parameters:</text:span></text:p>
        <text:p text:style-name="P118"><text:span text:style-name="Code2">ref</text:span><text:span text:style-name="T4"> - A type reference for the target type.</text:span></text:p>
        <text:p text:style-name="P105"><text:span text:style-name="T5">Returns:</text:span></text:p>
        <text:p text:style-name="P118"><text:span text:style-name="T4">A </text:span><text:a xlink:type="simple" xlink:href="file:///l%22r37" text:style-name="Internet_20_link" text:visited-style-name="Visited_20_Internet_20_Link"><text:span text:style-name="T55">Decoding</text:span></text:a><text:span text:style-name="T6"> object to specify the source for the decode operation.</text:span></text:p>
        <text:p text:style-name="P120"/>
        <text:p text:style-name="P169"><text:bookmark text:name="r16"/><text:soft-page-break/><text:span text:style-name="T29">decode</text:span></text:p>
        <text:p text:style-name="P90"><text:a xlink:type="simple" xlink:href="file:///l%22r37" text:style-name="Internet_20_link" text:visited-style-name="Visited_20_Internet_20_Link"><text:span text:style-name="T55">Decoding</text:span></text:a><text:span text:style-name="Code2"><text:span text:style-name="T60">&lt;?&gt; </text:span></text:span><text:span text:style-name="Code2"><text:span text:style-name="T61">decode</text:span></text:span><text:span text:style-name="Code2"><text:span text:style-name="T62">(Type type)</text:span></text:span></text:p>
        <text:p text:style-name="P103"><text:span text:style-name="T4">Start specifying a decode operation.</text:span></text:p>
        <text:p text:style-name="P105"><text:span text:style-name="T5">Parameters:</text:span></text:p>
        <text:p text:style-name="P118"><text:span text:style-name="Code2">type</text:span><text:span text:style-name="T4"> - The type to convert to.</text:span></text:p>
        <text:p text:style-name="P105"><text:span text:style-name="T5">Returns:</text:span></text:p>
        <text:p text:style-name="P118"><text:span text:style-name="T4">A </text:span><text:a xlink:type="simple" xlink:href="file:///l%22r37" text:style-name="Internet_20_link" text:visited-style-name="Visited_20_Internet_20_Link"><text:span text:style-name="T55">Decoding</text:span></text:a><text:span text:style-name="T6"> object to specify the source for the decode operation.</text:span></text:p>
        <text:p text:style-name="P120"/>
        <text:p text:style-name="P169"><text:bookmark text:name="r17"/><text:span text:style-name="T29">encode</text:span></text:p>
        <text:p text:style-name="P90"><text:a xlink:type="simple" xlink:href="file:///l%22r43" text:style-name="Internet_20_link" text:visited-style-name="Visited_20_Internet_20_Link"><text:span text:style-name="T55">Encoding</text:span></text:a><text:span text:style-name="Code2"><text:span text:style-name="T60"> </text:span></text:span><text:span text:style-name="Code2"><text:span text:style-name="T61">encode</text:span></text:span><text:span text:style-name="Code2"><text:span text:style-name="T62">(Object obj)</text:span></text:span></text:p>
        <text:p text:style-name="P103"><text:span text:style-name="T4">Start specifying an encode opertation.</text:span></text:p>
        <text:p text:style-name="P105"><text:span text:style-name="T5">Parameters:</text:span></text:p>
        <text:p text:style-name="P118"><text:span text:style-name="Code2">obj</text:span><text:span text:style-name="T4"> - The object to encode.</text:span></text:p>
        <text:p text:style-name="P105"><text:span text:style-name="T5">Returns:</text:span></text:p>
        <text:p text:style-name="P118"><text:span text:style-name="T4">an Encoding object to specify the target for the decode operation.</text:span></text:p>
        <text:p text:style-name="P120"/>
        <text:p text:style-name="P169"><text:bookmark text:name="r18"/><text:span text:style-name="T29">with</text:span></text:p>
        <text:p text:style-name="P90"><text:a xlink:type="simple" xlink:href="file:///l%22r19" text:style-name="Internet_20_link" text:visited-style-name="Visited_20_Internet_20_Link"><text:span text:style-name="T55">Codec</text:span></text:a><text:span text:style-name="Code2"><text:span text:style-name="T60"> </text:span></text:span><text:span text:style-name="Code2"><text:span text:style-name="T61">with</text:span></text:span><text:span text:style-name="Code2"><text:span text:style-name="T62">(</text:span></text:span><text:a xlink:type="simple" xlink:href="file:///l%22r25" text:style-name="Internet_20_link" text:visited-style-name="Visited_20_Internet_20_Link"><text:span text:style-name="T56">Converter</text:span></text:a><text:span text:style-name="Code2"><text:span text:style-name="T62"> converter)</text:span></text:span></text:p>
        <text:p text:style-name="P103"><text:span text:style-name="T4">Specify the converter to be used by the code, if an alternative, adapted, converter is to be used.</text:span></text:p>
        <text:p text:style-name="P105"><text:span text:style-name="T5">Parameters:</text:span></text:p>
        <text:p text:style-name="P118"><text:span text:style-name="Code2">converter</text:span><text:span text:style-name="T4"> - The converter to use.</text:span></text:p>
        <text:p text:style-name="P105"><text:span text:style-name="T5">Returns:</text:span></text:p>
        <text:p text:style-name="P118"><text:span text:style-name="T4">A codec that uses the converter as specified.</text:span></text:p>
        <text:p text:style-name="P161"><text:bookmark text:name="r22"/><text:span text:style-name="T29">Class ConversionException</text:span></text:p>
        <text:p text:style-name="P100"><text:a xlink:type="simple" xlink:href="file:///l%22r3" text:style-name="Internet_20_link" text:visited-style-name="Visited_20_Internet_20_Link"><text:span text:style-name="T8">org.osgi.service.converter</text:span></text:a></text:p>
        <text:p text:style-name="P98"><text:span text:style-name="Code2">java.lang.Object</text:span></text:p>
        <text:p text:style-name="P101"><text:span text:style-name="Code2">  </text:span><text:span text:style-name="Code2"><draw:frame draw:style-name="fr3" text:anchor-type="as-char" svg:width="0.1563in" svg:height="0.1457in" draw:z-index="22"><draw:image xlink:href="Pictures/100002000000000F0000000EBCC3FB4515936C88.png" xlink:type="simple" xlink:show="embed" xlink:actuate="onLoad"/></draw:frame></text:span><text:span text:style-name="Code2">java.lang.Throwable</text:span></text:p>
        <text:p text:style-name="P101"><text:span text:style-name="Code2">      </text:span><text:span text:style-name="Code2"><draw:frame draw:style-name="fr3" draw:name="Image1" text:anchor-type="as-char" svg:width="0.1563in" svg:height="0.1457in" draw:z-index="23"><draw:image xlink:href="Pictures/100002000000000F0000000EBCC3FB4515936C88.png" xlink:type="simple" xlink:show="embed" xlink:actuate="onLoad"/></draw:frame></text:span><text:span text:style-name="Code2">java.lang.Exception</text:span></text:p>
        <text:p text:style-name="P101"><text:span text:style-name="Code2">          </text:span><text:span text:style-name="Code2"><draw:frame draw:style-name="fr3" draw:name="Image2" text:anchor-type="as-char" svg:width="0.1563in" svg:height="0.1457in" draw:z-index="24"><draw:image xlink:href="Pictures/100002000000000F0000000EBCC3FB4515936C88.png" xlink:type="simple" xlink:show="embed" xlink:actuate="onLoad"/></draw:frame></text:span><text:span text:style-name="Code2">java.lang.RuntimeException</text:span></text:p>
        <text:p text:style-name="P88"><text:span text:style-name="Code2">              </text:span><text:span text:style-name="Code2"><draw:frame draw:style-name="fr3" draw:name="Image3" text:anchor-type="as-char" svg:width="0.1563in" svg:height="0.1457in" draw:z-index="25"><draw:image xlink:href="Pictures/100002000000000F0000000EBCC3FB4515936C88.png" xlink:type="simple" xlink:show="embed" xlink:actuate="onLoad"/></draw:frame></text:span><text:span text:style-name="Code2"><text:span text:style-name="T45">org.osgi.service.converter.ConversionException</text:span></text:span></text:p>
        <text:p text:style-name="P156"><text:span text:style-name="T28">All Implemented Interfaces:</text:span></text:p>
        <text:p text:style-name="P104"><text:span text:style-name="T4">Serializable</text:span></text:p>
        <text:p text:style-name="P97"/>
        <text:p text:style-name="P107"><text:span text:style-name="Code2">public class </text:span><text:span text:style-name="Code2"><text:span text:style-name="T45">ConversionException</text:span></text:span></text:p>
        <text:p text:style-name="P90"><text:span text:style-name="Code2">extends RuntimeException</text:span></text:p>
        <text:p text:style-name="P87"><text:span text:style-name="T4">This Runtime Exception is thrown when an object is requested to be converted but the conversion cannot be done. For example when the String "test" is to be converted into a Long.</text:span></text:p>
        <text:p text:style-name="P108"/>
        <table:table table:name="Table22" table:style-name="Table22">
          <table:table-column table:style-name="Table22.A"/>
          <table:table-column table:style-name="Table22.B"/>
          <table:table-row table:style-name="Table22.1">
            <table:table-cell table:style-name="Table22.A1" office:value-type="string">
              <text:p text:style-name="P109"><text:span text:style-name="Summary_20_Heading_20_Font2"><text:span text:style-name="T9">Constructor Summary</text:span></text:span></text:p>
            </table:table-cell>
            <table:table-cell table:style-name="Table22.A1" office:value-type="string">
              <text:p text:style-name="P111"><text:span text:style-name="Page_20_Reference_20_Font"><text:span text:style-name="T10">Page</text:span></text:span></text:p>
            </table:table-cell>
          </table:table-row>
          <table:table-row table:style-name="Table22.1">
            <table:table-cell table:style-name="Table22.A2" office:value-type="string">
              <text:p text:style-name="P115"><text:a xlink:type="simple" xlink:href="file:///l%22r20" text:style-name="Internet_20_link" text:visited-style-name="Visited_20_Internet_20_Link"><text:span text:style-name="T48">ConversionException</text:span></text:a><text:span text:style-name="Code2"><text:span text:style-name="T57">(String message)</text:span></text:span></text:p>
              <text:p text:style-name="P117"><text:span text:style-name="T4">Create a Conversion Exception with a message.</text:span></text:p>
            </table:table-cell>
            <table:table-cell table:style-name="Table22.B2" office:value-type="string">
              <text:p text:style-name="P111"><text:bookmark-ref text:reference-format="page" text:ref-name="r20">30</text:bookmark-ref></text:p>
            </table:table-cell>
          </table:table-row>
          <table:table-row table:style-name="Table22.1">
            <table:table-cell table:style-name="Table22.A3" office:value-type="string">
              <text:p text:style-name="P114"><text:a xlink:type="simple" xlink:href="file:///l%22r21" text:style-name="Internet_20_link" text:visited-style-name="Visited_20_Internet_20_Link"><text:span text:style-name="T48">ConversionException</text:span></text:a><text:span text:style-name="Code2"><text:span text:style-name="T57">(String message, Throwable cause)</text:span></text:span></text:p>
              <text:p text:style-name="P116"><text:span text:style-name="T4">Create a Conversion Exception with a message and a nested cause.</text:span></text:p>
            </table:table-cell>
            <table:table-cell table:style-name="Table22.B3" office:value-type="string">
              <text:p text:style-name="P110"><text:bookmark-ref text:reference-format="page" text:ref-name="r21">30</text:bookmark-ref></text:p>
            </table:table-cell>
          </table:table-row>
        </table:table>
        <text:p text:style-name="P157"><text:span text:style-name="T29">Constructor Detail</text:span></text:p>
        <text:p text:style-name="P168"><text:bookmark text:name="r20"/><text:span text:style-name="T29">ConversionException</text:span></text:p>
        <text:p text:style-name="P90"><text:span text:style-name="Code2">public </text:span><text:span text:style-name="Code2"><text:span text:style-name="T45">ConversionException</text:span></text:span><text:span text:style-name="Code2"><text:span text:style-name="T43">(String message)</text:span></text:span></text:p>
        <text:p text:style-name="P103"><text:span text:style-name="T4">Create a Conversion Exception with a message.</text:span></text:p>
        <text:p text:style-name="P105"><text:span text:style-name="T5">Parameters:</text:span></text:p>
        <text:p text:style-name="P118"><text:span text:style-name="Code2">message</text:span><text:span text:style-name="T4"> - The message for this exception.</text:span></text:p>
        <text:p text:style-name="P120"/>
        <text:p text:style-name="P169"><text:bookmark text:name="r21"/><text:span text:style-name="T29">ConversionException</text:span></text:p>
        <text:p text:style-name="P90"><text:span text:style-name="Code2">public </text:span><text:span text:style-name="Code2"><text:span text:style-name="T45">ConversionException</text:span></text:span><text:span text:style-name="Code2"><text:span text:style-name="T43">(String message,</text:span></text:span><text:line-break/><text:span text:style-name="Code2"><text:span text:style-name="T43">                           Throwable cause)</text:span></text:span></text:p>
        <text:p text:style-name="P103"><text:span text:style-name="T4">Create a Conversion Exception with a message and a nested cause.</text:span></text:p>
        <text:p text:style-name="P105"><text:span text:style-name="T5">Parameters:</text:span></text:p>
        <text:p text:style-name="P118"><text:span text:style-name="Code2">message</text:span><text:span text:style-name="T4"> - The message for this exception.</text:span></text:p>
        <text:p text:style-name="P118"><text:span text:style-name="Code2">cause</text:span><text:span text:style-name="T4"> - The causing exception.</text:span></text:p>
        <text:p text:style-name="P162"><text:bookmark text:name="r25"/><text:span text:style-name="T29">Interface Converter</text:span></text:p>
        <text:p text:style-name="P100"><text:a xlink:type="simple" xlink:href="file:///l%22r3" text:style-name="Internet_20_link" text:visited-style-name="Visited_20_Internet_20_Link"><text:span text:style-name="T8">org.osgi.service.converter</text:span></text:a></text:p>
        <text:p text:style-name="P156"><text:span text:style-name="T28">All Known Subinterfaces:</text:span></text:p>
        <text:p text:style-name="P104"><text:a xlink:type="simple" xlink:href="file:///l%22r11" text:style-name="Internet_20_link" text:visited-style-name="Visited_20_Internet_20_Link"><text:span text:style-name="T4">Adapter</text:span></text:a></text:p>
        <text:p text:style-name="P97"/>
        <text:p text:style-name="P121"><text:span text:style-name="Code2">public interface </text:span><text:span text:style-name="Code2"><text:span text:style-name="T45">Converter</text:span></text:span></text:p>
        <text:p text:style-name="P87"><text:span text:style-name="T4">The Converter service is used to start a conversion. The service is obtained from the service registry. The conversion is then completed via the Converting interface that has methods to specify the target type.</text:span></text:p>
        <text:p text:style-name="P108"/>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9"><text:span text:style-name="Summary_20_Heading_20_Font2"><text:span text:style-name="T9">Method Summary</text:span></text:span></text:p>
            </table:table-cell>
            <table:covered-table-cell/>
            <table:table-cell table:style-name="Table24.A1" office:value-type="string">
              <text:p text:style-name="P111"><text:span text:style-name="Page_20_Reference_20_Font"><text:span text:style-name="T10">Page</text:span></text:span></text:p>
            </table:table-cell>
          </table:table-row>
          <table:table-row table:style-name="Table24.1">
            <table:table-cell table:style-name="Table24.A2" office:value-type="string">
              <text:p text:style-name="P113"><text:a xlink:type="simple" xlink:href="file:///l%22r31" text:style-name="Internet_20_link" text:visited-style-name="Visited_20_Internet_20_Link"><text:span text:style-name="T51">Converting</text:span></text:a></text:p>
            </table:table-cell>
            <table:table-cell table:style-name="Table24.B2" office:value-type="string">
              <text:p text:style-name="P115"><text:a xlink:type="simple" xlink:href="file:///l%22r23" text:style-name="Internet_20_link" text:visited-style-name="Visited_20_Internet_20_Link"><text:span text:style-name="T48">convert</text:span></text:a><text:span text:style-name="Code2"><text:span text:style-name="T57">(Object obj)</text:span></text:span></text:p>
              <text:p text:style-name="P117"><text:span text:style-name="T4">Start a conversion for the given object.</text:span></text:p>
            </table:table-cell>
            <table:table-cell table:style-name="Table24.C2" office:value-type="string">
              <text:p text:style-name="P111"><text:bookmark-ref text:reference-format="page" text:ref-name="r23">31</text:bookmark-ref></text:p>
            </table:table-cell>
          </table:table-row>
          <table:table-row table:style-name="Table24.1">
            <table:table-cell table:style-name="Table24.A3" office:value-type="string">
              <text:p text:style-name="P112"><text:a xlink:type="simple" xlink:href="file:///l%22r11" text:style-name="Internet_20_link" text:visited-style-name="Visited_20_Internet_20_Link"><text:span text:style-name="T51">Adapter</text:span></text:a></text:p>
            </table:table-cell>
            <table:table-cell table:style-name="Table24.B3" office:value-type="string">
              <text:p text:style-name="P114"><text:a xlink:type="simple" xlink:href="file:///l%22r24" text:style-name="Internet_20_link" text:visited-style-name="Visited_20_Internet_20_Link"><text:span text:style-name="T48">getAdapter</text:span></text:a><text:span text:style-name="Code2"><text:span text:style-name="T57">()</text:span></text:span></text:p>
              <text:p text:style-name="P116"><text:span text:style-name="T4">Obtain an adapter to this converter.</text:span></text:p>
            </table:table-cell>
            <table:table-cell table:style-name="Table24.C3" office:value-type="string">
              <text:p text:style-name="P110"><text:bookmark-ref text:reference-format="page" text:ref-name="r24">31</text:bookmark-ref></text:p>
            </table:table-cell>
          </table:table-row>
        </table:table>
        <text:p text:style-name="P157"><text:span text:style-name="T29">Method Detail</text:span></text:p>
        <text:p text:style-name="P168"><text:bookmark text:name="r23"/><text:span text:style-name="T29">convert</text:span></text:p>
        <text:p text:style-name="P90"><text:a xlink:type="simple" xlink:href="file:///l%22r31" text:style-name="Internet_20_link" text:visited-style-name="Visited_20_Internet_20_Link"><text:span text:style-name="T55">Converting</text:span></text:a><text:span text:style-name="Code2"><text:span text:style-name="T60"> </text:span></text:span><text:span text:style-name="Code2"><text:span text:style-name="T61">convert</text:span></text:span><text:span text:style-name="Code2"><text:span text:style-name="T62">(Object obj)</text:span></text:span></text:p>
        <text:p text:style-name="P103"><text:span text:style-name="T4">Start a conversion for the given object.</text:span></text:p>
        <text:p text:style-name="P105"><text:span text:style-name="T5">Parameters:</text:span></text:p>
        <text:p text:style-name="P118"><text:span text:style-name="Code2">obj</text:span><text:span text:style-name="T4"> - The object that should be converted.</text:span></text:p>
        <text:p text:style-name="P105"><text:span text:style-name="T5">Returns:</text:span></text:p>
        <text:p text:style-name="P118"><text:span text:style-name="T4">A </text:span><text:a xlink:type="simple" xlink:href="file:///l%22r31" text:style-name="Internet_20_link" text:visited-style-name="Visited_20_Internet_20_Link"><text:span text:style-name="T55">Converting</text:span></text:a><text:span text:style-name="T6"> object to complete the conversion.</text:span></text:p>
        <text:p text:style-name="P120"/>
        <text:p text:style-name="P169"><text:bookmark text:name="r24"/><text:span text:style-name="T29">getAdapter</text:span></text:p>
        <text:p text:style-name="P90"><text:a xlink:type="simple" xlink:href="file:///l%22r11" text:style-name="Internet_20_link" text:visited-style-name="Visited_20_Internet_20_Link"><text:span text:style-name="T55">Adapter</text:span></text:a><text:span text:style-name="Code2"><text:span text:style-name="T60"> </text:span></text:span><text:span text:style-name="Code2"><text:span text:style-name="T61">getAdapter</text:span></text:span><text:span text:style-name="Code2"><text:span text:style-name="T62">()</text:span></text:span></text:p>
        <text:p text:style-name="P103"><text:span text:style-name="T4">Obtain an adapter to this converter. The adapter behaves just like the converter except for the exception rules registered with is. For more details see the </text:span><text:a xlink:type="simple" xlink:href="file:///l%22r11" text:style-name="Internet_20_link" text:visited-style-name="Visited_20_Internet_20_Link"><text:span text:style-name="T55">Adapter</text:span></text:a><text:span text:style-name="T6"> interface.</text:span></text:p>
        <text:p text:style-name="P105"><text:span text:style-name="T5">Returns:</text:span></text:p>
        <text:p text:style-name="P118"><text:span text:style-name="T4">An adapter to this converter.</text:span></text:p>
        <text:p text:style-name="P163"><text:bookmark text:name="r31"/><text:span text:style-name="T29">Interface Converting</text:span></text:p>
        <text:p text:style-name="P100"><text:a xlink:type="simple" xlink:href="file:///l%22r3" text:style-name="Internet_20_link" text:visited-style-name="Visited_20_Internet_20_Link"><text:span text:style-name="T8">org.osgi.service.converter</text:span></text:a></text:p>
        <text:p text:style-name="P97"/>
        <text:p text:style-name="P121"><text:span text:style-name="Code2">public interface </text:span><text:span text:style-name="Code2"><text:span text:style-name="T45">Converting</text:span></text:span></text:p>
        <text:p text:style-name="P87"><text:span text:style-name="T4">This interface is used to specify the target that an object should be converted to. A </text:span><text:a xlink:type="simple" xlink:href="file:///l%22r31" text:style-name="Internet_20_link" text:visited-style-name="Visited_20_Internet_20_Link"><text:span text:style-name="T55">Converting</text:span></text:a><text:span text:style-name="T6"> instance can be obtained via the </text:span><text:a xlink:type="simple" xlink:href="file:///l%22r25" text:style-name="Internet_20_link" text:visited-style-name="Visited_20_Internet_20_Link"><text:span text:style-name="T55">Converter</text:span></text:a><text:span text:style-name="T6"> service by starting a conversion for a specific object.</text:span></text:p>
        <text:p text:style-name="P108"/>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09"><text:span text:style-name="Summary_20_Heading_20_Font2"><text:span text:style-name="T9">Method Summary</text:span></text:span></text:p>
            </table:table-cell>
            <table:covered-table-cell/>
            <table:table-cell table:style-name="Table26.A1" office:value-type="string">
              <text:p text:style-name="P111"><text:span text:style-name="Page_20_Reference_20_Font"><text:span text:style-name="T10">Page</text:span></text:span></text:p>
            </table:table-cell>
          </table:table-row>
          <table:table-row table:style-name="Table26.1">
            <table:table-cell table:style-name="Table26.A2" office:value-type="string">
              <text:p text:style-name="P113"><text:a xlink:type="simple" xlink:href="file:///l%22r31" text:style-name="Internet_20_link" text:visited-style-name="Visited_20_Internet_20_Link"><text:span text:style-name="T51">Converting</text:span></text:a></text:p>
            </table:table-cell>
            <table:table-cell table:style-name="Table26.B2" office:value-type="string">
              <text:p text:style-name="P115"><text:a xlink:type="simple" xlink:href="file:///l%22r26" text:style-name="Internet_20_link" text:visited-style-name="Visited_20_Internet_20_Link"><text:span text:style-name="T48">defaultValue</text:span></text:a><text:span text:style-name="Code2"><text:span text:style-name="T57">(Object defVal)</text:span></text:span></text:p>
              <text:p text:style-name="P117"><text:span text:style-name="T4">The default value to use when the object cannot be converted or in case of conversion from a </text:span><text:span text:style-name="Code2"><text:span text:style-name="T54">null</text:span></text:span><text:span text:style-name="T4"> value.</text:span></text:p>
            </table:table-cell>
            <table:table-cell table:style-name="Table26.C2" office:value-type="string">
              <text:p text:style-name="P111"><text:bookmark-ref text:reference-format="page" text:ref-name="r26">32</text:bookmark-ref></text:p>
            </table:table-cell>
          </table:table-row>
          <table:table-row table:style-name="Table26.1">
            <table:table-cell table:style-name="Table26.A3" office:value-type="string">
              <text:p text:style-name="P112"><text:span text:style-name="Code_20_Small1"><text:span text:style-name="T59">T</text:span></text:span></text:p>
            </table:table-cell>
            <table:table-cell table:style-name="Table26.B3" office:value-type="string">
              <text:p text:style-name="P114"><text:a xlink:type="simple" xlink:href="file:///l%22r27" text:style-name="Internet_20_link" text:visited-style-name="Visited_20_Internet_20_Link"><text:span text:style-name="T48">to</text:span></text:a><text:span text:style-name="Code2"><text:span text:style-name="T57">(Class&lt;T&gt; cls)</text:span></text:span></text:p>
              <text:p text:style-name="P116"><text:span text:style-name="T4">Specify the target object type for the conversion as a class object.</text:span></text:p>
            </table:table-cell>
            <table:table-cell table:style-name="Table26.C3" office:value-type="string">
              <text:p text:style-name="P110"><text:bookmark-ref text:reference-format="page" text:ref-name="r27">32</text:bookmark-ref></text:p>
            </table:table-cell>
          </table:table-row>
          <table:table-row table:style-name="Table26.1">
            <table:table-cell table:style-name="Table26.A4" office:value-type="string">
              <text:p text:style-name="P112"><text:span text:style-name="Code_20_Small1"><text:span text:style-name="T59">Object</text:span></text:span></text:p>
            </table:table-cell>
            <table:table-cell table:style-name="Table26.B4" office:value-type="string">
              <text:p text:style-name="P114"><text:a xlink:type="simple" xlink:href="file:///l%22r29" text:style-name="Internet_20_link" text:visited-style-name="Visited_20_Internet_20_Link"><text:span text:style-name="T48">to</text:span></text:a><text:span text:style-name="Code2"><text:span text:style-name="T57">(Type type)</text:span></text:span></text:p>
              <text:p text:style-name="P116"><text:span text:style-name="T4">Specify the target object type as a Java Reflection Type object.</text:span></text:p>
            </table:table-cell>
            <table:table-cell table:style-name="Table26.C4" office:value-type="string">
              <text:p text:style-name="P110"><text:bookmark-ref text:reference-format="page" text:ref-name="r29">33</text:bookmark-ref></text:p>
            </table:table-cell>
          </table:table-row>
          <table:table-row table:style-name="Table26.1">
            <table:table-cell table:style-name="Table26.A5" office:value-type="string">
              <text:p text:style-name="P112"><text:span text:style-name="Code_20_Small1"><text:span text:style-name="T59">T</text:span></text:span></text:p>
            </table:table-cell>
            <table:table-cell table:style-name="Table26.B5" office:value-type="string">
              <text:p text:style-name="P114"><text:a xlink:type="simple" xlink:href="file:///l%22r28" text:style-name="Internet_20_link" text:visited-style-name="Visited_20_Internet_20_Link"><text:span text:style-name="T48">to</text:span></text:a><text:span text:style-name="Code2"><text:span text:style-name="T57">(</text:span></text:span><text:a xlink:type="simple" xlink:href="file:///l%22r53" text:style-name="Internet_20_link" text:visited-style-name="Visited_20_Internet_20_Link"><text:span text:style-name="T49">TypeReference</text:span></text:a><text:span text:style-name="Code2"><text:span text:style-name="T57">&lt;T&gt; ref)</text:span></text:span></text:p>
              <text:p text:style-name="P116"><text:span text:style-name="T4">Specify the target object type as a </text:span><text:a xlink:type="simple" xlink:href="file:///l%22r53" text:style-name="Internet_20_link" text:visited-style-name="Visited_20_Internet_20_Link"><text:span text:style-name="T50">TypeReference</text:span></text:a><text:span text:style-name="T6">.</text:span></text:p>
            </table:table-cell>
            <table:table-cell table:style-name="Table26.C5" office:value-type="string">
              <text:p text:style-name="P110"><text:bookmark-ref text:reference-format="page" text:ref-name="r28">32</text:bookmark-ref></text:p>
            </table:table-cell>
          </table:table-row>
          <table:table-row table:style-name="Table26.1">
            <table:table-cell table:style-name="Table26.A6" office:value-type="string">
              <text:p text:style-name="P112"><text:span text:style-name="Code_20_Small1"><text:span text:style-name="T59">String</text:span></text:span></text:p>
            </table:table-cell>
            <table:table-cell table:style-name="Table26.B6" office:value-type="string">
              <text:p text:style-name="P114"><text:a xlink:type="simple" xlink:href="file:///l%22r30" text:style-name="Internet_20_link" text:visited-style-name="Visited_20_Internet_20_Link"><text:span text:style-name="T48">toString</text:span></text:a><text:span text:style-name="Code2"><text:span text:style-name="T57">()</text:span></text:span></text:p>
              <text:p text:style-name="P116"><text:span text:style-name="T4">Same as </text:span><text:span text:style-name="Code2"><text:span text:style-name="T54">to(String.class)</text:span></text:span><text:span text:style-name="T4">.</text:span></text:p>
            </table:table-cell>
            <table:table-cell table:style-name="Table26.C6" office:value-type="string">
              <text:p text:style-name="P110"><text:bookmark-ref text:reference-format="page" text:ref-name="r30">33</text:bookmark-ref></text:p>
            </table:table-cell>
          </table:table-row>
        </table:table>
        <text:p text:style-name="P157"><text:span text:style-name="T29">Method Detail</text:span></text:p>
        <text:p text:style-name="P168"><text:bookmark text:name="r26"/><text:span text:style-name="T29">defaultValue</text:span></text:p>
        <text:p text:style-name="P90"><text:a xlink:type="simple" xlink:href="file:///l%22r31" text:style-name="Internet_20_link" text:visited-style-name="Visited_20_Internet_20_Link"><text:span text:style-name="T55">Converting</text:span></text:a><text:span text:style-name="Code2"><text:span text:style-name="T60"> </text:span></text:span><text:span text:style-name="Code2"><text:span text:style-name="T61">defaultValue</text:span></text:span><text:span text:style-name="Code2"><text:span text:style-name="T62">(Object defVal)</text:span></text:span></text:p>
        <text:p text:style-name="P103"><text:span text:style-name="T4">The default value to use when the object cannot be converted or in case of conversion from a </text:span><text:span text:style-name="Code2">null</text:span><text:span text:style-name="T4"> value.</text:span></text:p>
        <text:p text:style-name="P105"><text:span text:style-name="T5">Parameters:</text:span></text:p>
        <text:p text:style-name="P118"><text:span text:style-name="Code2">defVal</text:span><text:span text:style-name="T4"> - The default value.</text:span></text:p>
        <text:p text:style-name="P105"><text:span text:style-name="T5">Returns:</text:span></text:p>
        <text:p text:style-name="P118"><text:span text:style-name="T4">The current </text:span><text:span text:style-name="Code2">Converting</text:span><text:span text:style-name="T4"> object so that additional calls can be chained.</text:span></text:p>
        <text:p text:style-name="P120"/>
        <text:p text:style-name="P169"><text:bookmark text:name="r27"/><text:span text:style-name="T29">to</text:span></text:p>
        <text:p text:style-name="P90"><text:span text:style-name="Code2">T </text:span><text:span text:style-name="Code2"><text:span text:style-name="T45">to</text:span></text:span><text:span text:style-name="Code2"><text:span text:style-name="T43">(Class&lt;T&gt; cls)</text:span></text:span></text:p>
        <text:p text:style-name="P103"><text:span text:style-name="T4">Specify the target object type for the conversion as a class object.</text:span></text:p>
        <text:p text:style-name="P105"><text:span text:style-name="T5">Parameters:</text:span></text:p>
        <text:p text:style-name="P118"><text:span text:style-name="Code2">cls</text:span><text:span text:style-name="T4"> - The class to convert to.</text:span></text:p>
        <text:p text:style-name="P105"><text:span text:style-name="T5">Returns:</text:span></text:p>
        <text:p text:style-name="P118"><text:span text:style-name="T4">The converted object.</text:span></text:p>
        <text:p text:style-name="P120"/>
        <text:p text:style-name="P169"><text:bookmark text:name="r28"/><text:span text:style-name="T29">to</text:span></text:p>
        <text:p text:style-name="P90"><text:span text:style-name="Code2">T </text:span><text:span text:style-name="Code2"><text:span text:style-name="T45">to</text:span></text:span><text:span text:style-name="Code2"><text:span text:style-name="T43">(</text:span></text:span><text:a xlink:type="simple" xlink:href="file:///l%22r53" text:style-name="Internet_20_link" text:visited-style-name="Visited_20_Internet_20_Link"><text:span text:style-name="T56">TypeReference</text:span></text:a><text:span text:style-name="Code2"><text:span text:style-name="T62">&lt;T&gt; ref)</text:span></text:span></text:p>
        <text:p text:style-name="P106"><text:soft-page-break/><text:span text:style-name="T4">Specify the target object type as a </text:span><text:a xlink:type="simple" xlink:href="file:///l%22r53" text:style-name="Internet_20_link" text:visited-style-name="Visited_20_Internet_20_Link"><text:span text:style-name="T55">TypeReference</text:span></text:a><text:span text:style-name="T6">. If the target class carries generics information a TypeReference should be used as this preserves the generic information whereas a Class object has this information erased. Example use:</text:span></text:p>
        <text:p text:style-name="P103"><text:span text:style-name="T55">  List result =</text:span><text:line-break/><text:span text:style-name="T55">      converter.convert(Arrays.asList(1,2,3)).</text:span><text:line-break/><text:span text:style-name="T55">          to(new TypeReference&lt;List&lt;String&gt;&gt;() {});</text:span></text:p>
        <text:p text:style-name="P105"><text:span text:style-name="T5">Parameters:</text:span></text:p>
        <text:p text:style-name="P118"><text:span text:style-name="Code2">ref</text:span><text:span text:style-name="T4"> - A type reference to the object being converted to.</text:span></text:p>
        <text:p text:style-name="P105"><text:span text:style-name="T5">Returns:</text:span></text:p>
        <text:p text:style-name="P118"><text:span text:style-name="T4">The converted object.</text:span></text:p>
        <text:p text:style-name="P120"/>
        <text:p text:style-name="P169"><text:bookmark text:name="r29"/><text:span text:style-name="T29">to</text:span></text:p>
        <text:p text:style-name="P90"><text:span text:style-name="Code2">Object </text:span><text:span text:style-name="Code2"><text:span text:style-name="T45">to</text:span></text:span><text:span text:style-name="Code2"><text:span text:style-name="T43">(Type type)</text:span></text:span></text:p>
        <text:p text:style-name="P103"><text:span text:style-name="T4">Specify the target object type as a Java Reflection Type object.</text:span></text:p>
        <text:p text:style-name="P105"><text:span text:style-name="T5">Parameters:</text:span></text:p>
        <text:p text:style-name="P118"><text:span text:style-name="Code2">type</text:span><text:span text:style-name="T4"> - A Type object to represent the target type to be converted to.</text:span></text:p>
        <text:p text:style-name="P105"><text:span text:style-name="T5">Returns:</text:span></text:p>
        <text:p text:style-name="P118"><text:span text:style-name="T4">The converted object.</text:span></text:p>
        <text:p text:style-name="P120"/>
        <text:p text:style-name="P169"><text:bookmark text:name="r30"/><text:span text:style-name="T29">toString</text:span></text:p>
        <text:p text:style-name="P90"><text:span text:style-name="Code2">String </text:span><text:span text:style-name="Code2"><text:span text:style-name="T45">toString</text:span></text:span><text:span text:style-name="Code2"><text:span text:style-name="T43">()</text:span></text:span></text:p>
        <text:p text:style-name="P103"><text:span text:style-name="T4">Same as </text:span><text:span text:style-name="Code2">to(String.class)</text:span><text:span text:style-name="T4">.</text:span></text:p>
        <text:p text:style-name="P105"><text:span text:style-name="T5">Overrides:</text:span></text:p>
        <text:p text:style-name="P118"><text:span text:style-name="Code2">toString</text:span><text:span text:style-name="T4"> in class </text:span><text:span text:style-name="Code2">Object</text:span></text:p>
        <text:p text:style-name="P105"><text:span text:style-name="T5">Returns:</text:span></text:p>
        <text:p text:style-name="P118"><text:span text:style-name="T4">The converted object.</text:span></text:p>
        <text:p text:style-name="P164"><text:bookmark text:name="r37"/><text:span text:style-name="T29">Interface Decoding</text:span></text:p>
        <text:p text:style-name="P91"><text:a xlink:type="simple" xlink:href="file:///l%22r3" text:style-name="Internet_20_link" text:visited-style-name="Visited_20_Internet_20_Link"><text:span text:style-name="T8">org.osgi.service.converter</text:span></text:a></text:p>
        <text:p text:style-name="P100"><text:span text:style-name="T5">Type Parameters:</text:span></text:p>
        <text:p text:style-name="P105"><text:bookmark text:name="r32"/><text:span text:style-name="Code2">T</text:span><text:span text:style-name="T4"> - The target type for the decoding operation.</text:span></text:p>
        <text:p text:style-name="P97"/>
        <text:p text:style-name="P121"><text:span text:style-name="Code2">public interface </text:span><text:span text:style-name="Code2"><text:span text:style-name="T45">Decoding</text:span></text:span></text:p>
        <text:p text:style-name="P87"><text:span text:style-name="T4">Interface to specify the source of the decoding operation</text:span></text:p>
        <text:p text:style-name="P10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9"><text:span text:style-name="Summary_20_Heading_20_Font2"><text:span text:style-name="T9">Method Summary</text:span></text:span></text:p>
            </table:table-cell>
            <table:covered-table-cell/>
            <table:table-cell table:style-name="Table28.A1" office:value-type="string">
              <text:p text:style-name="P111"><text:span text:style-name="Page_20_Reference_20_Font"><text:span text:style-name="T10">Page</text:span></text:span></text:p>
            </table:table-cell>
          </table:table-row>
          <table:table-row table:style-name="Table28.1">
            <table:table-cell table:style-name="Table28.A2" office:value-type="string">
              <text:p text:style-name="P113"><text:a xlink:type="simple" xlink:href="file:///l%22r32" text:style-name="Internet_20_link" text:visited-style-name="Visited_20_Internet_20_Link"><text:span text:style-name="T51">T</text:span></text:a></text:p>
            </table:table-cell>
            <table:table-cell table:style-name="Table28.B2" office:value-type="string">
              <text:p text:style-name="P115"><text:a xlink:type="simple" xlink:href="file:///l%22r33" text:style-name="Internet_20_link" text:visited-style-name="Visited_20_Internet_20_Link"><text:span text:style-name="T48">from</text:span></text:a><text:span text:style-name="Code2"><text:span text:style-name="T57">(InputStream in)</text:span></text:span></text:p>
              <text:p text:style-name="P117"><text:span text:style-name="T4">Use an input stream as the source of the decoding operation.</text:span></text:p>
            </table:table-cell>
            <table:table-cell table:style-name="Table28.C2" office:value-type="string">
              <text:p text:style-name="P111"><text:bookmark-ref text:reference-format="page" text:ref-name="r33">34</text:bookmark-ref></text:p>
            </table:table-cell>
          </table:table-row>
          <table:table-row table:style-name="Table28.1">
            <table:table-cell table:style-name="Table28.A3" office:value-type="string">
              <text:p text:style-name="P112"><text:a xlink:type="simple" xlink:href="file:///l%22r32" text:style-name="Internet_20_link" text:visited-style-name="Visited_20_Internet_20_Link"><text:span text:style-name="T51">T</text:span></text:a></text:p>
            </table:table-cell>
            <table:table-cell table:style-name="Table28.B3" office:value-type="string">
              <text:p text:style-name="P114"><text:a xlink:type="simple" xlink:href="file:///l%22r34" text:style-name="Internet_20_link" text:visited-style-name="Visited_20_Internet_20_Link"><text:span text:style-name="T48">from</text:span></text:a><text:span text:style-name="Code2"><text:span text:style-name="T57">(InputStream in, Charset charset)</text:span></text:span></text:p>
              <text:p text:style-name="P116"><text:span text:style-name="T4">Use an input stream as the source of the decoding operation.</text:span></text:p>
            </table:table-cell>
            <table:table-cell table:style-name="Table28.C3" office:value-type="string">
              <text:p text:style-name="P110"><text:bookmark-ref text:reference-format="page" text:ref-name="r34">34</text:bookmark-ref></text:p>
            </table:table-cell>
          </table:table-row>
          <table:table-row table:style-name="Table28.1">
            <table:table-cell table:style-name="Table28.A4" office:value-type="string">
              <text:p text:style-name="P112"><text:a xlink:type="simple" xlink:href="file:///l%22r32" text:style-name="Internet_20_link" text:visited-style-name="Visited_20_Internet_20_Link"><text:span text:style-name="T51">T</text:span></text:a></text:p>
            </table:table-cell>
            <table:table-cell table:style-name="Table28.B4" office:value-type="string">
              <text:p text:style-name="P114"><text:a xlink:type="simple" xlink:href="file:///l%22r36" text:style-name="Internet_20_link" text:visited-style-name="Visited_20_Internet_20_Link"><text:span text:style-name="T48">from</text:span></text:a><text:span text:style-name="Code2"><text:span text:style-name="T57">(CharSequence in)</text:span></text:span></text:p>
              <text:p text:style-name="P116"><text:span text:style-name="T4">Use a Char Sequence as the source of the decoding operation.</text:span></text:p>
            </table:table-cell>
            <table:table-cell table:style-name="Table28.C4" office:value-type="string">
              <text:p text:style-name="P110"><text:bookmark-ref text:reference-format="page" text:ref-name="r36">35</text:bookmark-ref></text:p>
            </table:table-cell>
          </table:table-row>
          <table:table-row table:style-name="Table28.1">
            <table:table-cell table:style-name="Table28.A5" office:value-type="string">
              <text:p text:style-name="P112"><text:a xlink:type="simple" xlink:href="file:///l%22r32" text:style-name="Internet_20_link" text:visited-style-name="Visited_20_Internet_20_Link"><text:span text:style-name="T51">T</text:span></text:a></text:p>
            </table:table-cell>
            <table:table-cell table:style-name="Table28.B5" office:value-type="string">
              <text:p text:style-name="P114"><text:a xlink:type="simple" xlink:href="file:///l%22r35" text:style-name="Internet_20_link" text:visited-style-name="Visited_20_Internet_20_Link"><text:span text:style-name="T48">from</text:span></text:a><text:span text:style-name="Code2"><text:span text:style-name="T57">(Readable in)</text:span></text:span></text:p>
              <text:p text:style-name="P116"><text:span text:style-name="T4">Use a Readable as the source of the decoding operation.</text:span></text:p>
            </table:table-cell>
            <table:table-cell table:style-name="Table28.C5" office:value-type="string">
              <text:p text:style-name="P110"><text:bookmark-ref text:reference-format="page" text:ref-name="r35">34</text:bookmark-ref></text:p>
            </table:table-cell>
          </table:table-row>
        </table:table>
        <text:p text:style-name="P157"><text:span text:style-name="T29">Method Detail</text:span></text:p>
        <text:p text:style-name="P168"><text:bookmark text:name="r33"/><text:span text:style-name="T29">from</text:span></text:p>
        <text:p text:style-name="P90"><text:a xlink:type="simple" xlink:href="file:///l%22r32" text:style-name="Internet_20_link" text:visited-style-name="Visited_20_Internet_20_Link"><text:span text:style-name="T55">T</text:span></text:a><text:span text:style-name="Code2"><text:span text:style-name="T60"> </text:span></text:span><text:span text:style-name="Code2"><text:span text:style-name="T61">from</text:span></text:span><text:span text:style-name="Code2"><text:span text:style-name="T62">(InputStream in)</text:span></text:span></text:p>
        <text:p text:style-name="P103"><text:span text:style-name="T4">Use an input stream as the source of the decoding operation. As encoding UTF-8 is used.</text:span></text:p>
        <text:p text:style-name="P105"><text:span text:style-name="T5">Parameters:</text:span></text:p>
        <text:p text:style-name="P118"><text:span text:style-name="Code2">in</text:span><text:span text:style-name="T4"> - The stream to use.</text:span></text:p>
        <text:p text:style-name="P105"><text:span text:style-name="T5">Returns:</text:span></text:p>
        <text:p text:style-name="P118"><text:span text:style-name="T4">the decoded object.</text:span></text:p>
        <text:p text:style-name="P120"/>
        <text:p text:style-name="P169"><text:bookmark text:name="r34"/><text:span text:style-name="T29">from</text:span></text:p>
        <text:p text:style-name="P90"><text:a xlink:type="simple" xlink:href="file:///l%22r32" text:style-name="Internet_20_link" text:visited-style-name="Visited_20_Internet_20_Link"><text:span text:style-name="T55">T</text:span></text:a><text:span text:style-name="Code2"><text:span text:style-name="T60"> </text:span></text:span><text:span text:style-name="Code2"><text:span text:style-name="T61">from</text:span></text:span><text:span text:style-name="Code2"><text:span text:style-name="T62">(InputStream in,</text:span></text:span><text:line-break/><text:span text:style-name="Code2"><text:span text:style-name="T62">       Charset charset)</text:span></text:span></text:p>
        <text:p text:style-name="P103"><text:span text:style-name="T4">Use an input stream as the source of the decoding operation.</text:span></text:p>
        <text:p text:style-name="P105"><text:span text:style-name="T5">Parameters:</text:span></text:p>
        <text:p text:style-name="P118"><text:span text:style-name="Code2">in</text:span><text:span text:style-name="T4"> - The stream to use.</text:span></text:p>
        <text:p text:style-name="P118"><text:span text:style-name="Code2">charset</text:span><text:span text:style-name="T4"> - The character set to use.</text:span></text:p>
        <text:p text:style-name="P105"><text:span text:style-name="T5">Returns:</text:span></text:p>
        <text:p text:style-name="P118"><text:span text:style-name="T4">the decoded object.</text:span></text:p>
        <text:p text:style-name="P120"/>
        <text:p text:style-name="P169"><text:bookmark text:name="r35"/><text:span text:style-name="T29">from</text:span></text:p>
        <text:p text:style-name="P90"><text:a xlink:type="simple" xlink:href="file:///l%22r32" text:style-name="Internet_20_link" text:visited-style-name="Visited_20_Internet_20_Link"><text:span text:style-name="T55">T</text:span></text:a><text:span text:style-name="Code2"><text:span text:style-name="T60"> </text:span></text:span><text:span text:style-name="Code2"><text:span text:style-name="T61">from</text:span></text:span><text:span text:style-name="Code2"><text:span text:style-name="T62">(Readable in)</text:span></text:span></text:p>
        <text:p text:style-name="P103"><text:span text:style-name="T4">Use a Readable as the source of the decoding operation.</text:span></text:p>
        <text:p text:style-name="P105"><text:soft-page-break/><text:span text:style-name="T5">Parameters:</text:span></text:p>
        <text:p text:style-name="P118"><text:span text:style-name="Code2">in</text:span><text:span text:style-name="T4"> - The readable to use.</text:span></text:p>
        <text:p text:style-name="P105"><text:span text:style-name="T5">Returns:</text:span></text:p>
        <text:p text:style-name="P118"><text:span text:style-name="T4">the decoded object.</text:span></text:p>
        <text:p text:style-name="P120"/>
        <text:p text:style-name="P169"><text:bookmark text:name="r36"/><text:span text:style-name="T29">from</text:span></text:p>
        <text:p text:style-name="P90"><text:a xlink:type="simple" xlink:href="file:///l%22r32" text:style-name="Internet_20_link" text:visited-style-name="Visited_20_Internet_20_Link"><text:span text:style-name="T55">T</text:span></text:a><text:span text:style-name="Code2"><text:span text:style-name="T60"> </text:span></text:span><text:span text:style-name="Code2"><text:span text:style-name="T61">from</text:span></text:span><text:span text:style-name="Code2"><text:span text:style-name="T62">(CharSequence in)</text:span></text:span></text:p>
        <text:p text:style-name="P103"><text:span text:style-name="T4">Use a Char Sequence as the source of the decoding operation.</text:span></text:p>
        <text:p text:style-name="P105"><text:span text:style-name="T5">Parameters:</text:span></text:p>
        <text:p text:style-name="P118"><text:span text:style-name="Code2">in</text:span><text:span text:style-name="T4"> - The char sequence to use.</text:span></text:p>
        <text:p text:style-name="P105"><text:span text:style-name="T5">Returns:</text:span></text:p>
        <text:p text:style-name="P118"><text:span text:style-name="T4">the decoded object.</text:span></text:p>
        <text:p text:style-name="P165"><text:bookmark text:name="r43"/><text:span text:style-name="T29">Interface Encoding</text:span></text:p>
        <text:p text:style-name="P100"><text:a xlink:type="simple" xlink:href="file:///l%22r3" text:style-name="Internet_20_link" text:visited-style-name="Visited_20_Internet_20_Link"><text:span text:style-name="T8">org.osgi.service.converter</text:span></text:a></text:p>
        <text:p text:style-name="P97"/>
        <text:p text:style-name="P121"><text:span text:style-name="Code2">public interface </text:span><text:span text:style-name="Code2"><text:span text:style-name="T45">Encoding</text:span></text:span></text:p>
        <text:p text:style-name="P87"><text:span text:style-name="T4">Interface to specify the target of the encoding operation.</text:span></text:p>
        <text:p text:style-name="P108"/>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09"><text:span text:style-name="Summary_20_Heading_20_Font2"><text:span text:style-name="T9">Method Summary</text:span></text:span></text:p>
            </table:table-cell>
            <table:covered-table-cell/>
            <table:table-cell table:style-name="Table29.A1" office:value-type="string">
              <text:p text:style-name="P111"><text:span text:style-name="Page_20_Reference_20_Font"><text:span text:style-name="T10">Page</text:span></text:span></text:p>
            </table:table-cell>
          </table:table-row>
          <table:table-row table:style-name="Table29.1">
            <table:table-cell table:style-name="Table29.A2" office:value-type="string">
              <text:p text:style-name="P113"><text:a xlink:type="simple" xlink:href="file:///l%22r43" text:style-name="Internet_20_link" text:visited-style-name="Visited_20_Internet_20_Link"><text:span text:style-name="T51">Encoding</text:span></text:a></text:p>
            </table:table-cell>
            <table:table-cell table:style-name="Table29.B2" office:value-type="string">
              <text:p text:style-name="P115"><text:a xlink:type="simple" xlink:href="file:///l%22r38" text:style-name="Internet_20_link" text:visited-style-name="Visited_20_Internet_20_Link"><text:span text:style-name="T48">pretty</text:span></text:a><text:span text:style-name="Code2"><text:span text:style-name="T57">()</text:span></text:span></text:p>
              <text:p text:style-name="P117"><text:span text:style-name="T4">Specify that the encoded output should be formatted to look 'pretty', which may make it easier for humans to read.</text:span></text:p>
            </table:table-cell>
            <table:table-cell table:style-name="Table29.C2" office:value-type="string">
              <text:p text:style-name="P111"><text:bookmark-ref text:reference-format="page" text:ref-name="r38">36</text:bookmark-ref></text:p>
            </table:table-cell>
          </table:table-row>
          <table:table-row table:style-name="Table29.1">
            <table:table-cell table:style-name="Table29.A3" office:value-type="string">
              <text:p text:style-name="P112"><text:span text:style-name="Code_20_Small1"><text:span text:style-name="T59">void</text:span></text:span></text:p>
            </table:table-cell>
            <table:table-cell table:style-name="Table29.B3" office:value-type="string">
              <text:p text:style-name="P114"><text:a xlink:type="simple" xlink:href="file:///l%22r39" text:style-name="Internet_20_link" text:visited-style-name="Visited_20_Internet_20_Link"><text:span text:style-name="T48">to</text:span></text:a><text:span text:style-name="Code2"><text:span text:style-name="T57">(OutputStream out)</text:span></text:span></text:p>
              <text:p text:style-name="P116"><text:span text:style-name="T4">Use an output stream as the target of the encoding operation.</text:span></text:p>
            </table:table-cell>
            <table:table-cell table:style-name="Table29.C3" office:value-type="string">
              <text:p text:style-name="P110"><text:bookmark-ref text:reference-format="page" text:ref-name="r39">36</text:bookmark-ref></text:p>
            </table:table-cell>
          </table:table-row>
          <table:table-row table:style-name="Table29.1">
            <table:table-cell table:style-name="Table29.A4" office:value-type="string">
              <text:p text:style-name="P112"><text:span text:style-name="Code_20_Small1"><text:span text:style-name="T59">void</text:span></text:span></text:p>
            </table:table-cell>
            <table:table-cell table:style-name="Table29.B4" office:value-type="string">
              <text:p text:style-name="P114"><text:a xlink:type="simple" xlink:href="file:///l%22r40" text:style-name="Internet_20_link" text:visited-style-name="Visited_20_Internet_20_Link"><text:span text:style-name="T48">to</text:span></text:a><text:span text:style-name="Code2"><text:span text:style-name="T57">(OutputStream out, Charset charset)</text:span></text:span></text:p>
              <text:p text:style-name="P116"><text:span text:style-name="T4">Use an output stream as the target of the encoding operation.</text:span></text:p>
            </table:table-cell>
            <table:table-cell table:style-name="Table29.C4" office:value-type="string">
              <text:p text:style-name="P110"><text:bookmark-ref text:reference-format="page" text:ref-name="r40">36</text:bookmark-ref></text:p>
            </table:table-cell>
          </table:table-row>
          <table:table-row table:style-name="Table29.1">
            <table:table-cell table:style-name="Table29.A5" office:value-type="string">
              <text:p text:style-name="P112"><text:span text:style-name="Code_20_Small1"><text:span text:style-name="T59">Appendable</text:span></text:span></text:p>
            </table:table-cell>
            <table:table-cell table:style-name="Table29.B5" office:value-type="string">
              <text:p text:style-name="P114"><text:a xlink:type="simple" xlink:href="file:///l%22r41" text:style-name="Internet_20_link" text:visited-style-name="Visited_20_Internet_20_Link"><text:span text:style-name="T48">to</text:span></text:a><text:span text:style-name="Code2"><text:span text:style-name="T57">(Appendable out)</text:span></text:span></text:p>
              <text:p text:style-name="P116"><text:span text:style-name="T4">Encode the object and append the result to an appendable.</text:span></text:p>
            </table:table-cell>
            <table:table-cell table:style-name="Table29.C5" office:value-type="string">
              <text:p text:style-name="P110"><text:bookmark-ref text:reference-format="page" text:ref-name="r41">37</text:bookmark-ref></text:p>
            </table:table-cell>
          </table:table-row>
          <table:table-row table:style-name="Table29.1">
            <table:table-cell table:style-name="Table29.A6" office:value-type="string">
              <text:p text:style-name="P112"><text:span text:style-name="Code_20_Small1"><text:span text:style-name="T59">String</text:span></text:span></text:p>
            </table:table-cell>
            <table:table-cell table:style-name="Table29.B6" office:value-type="string">
              <text:p text:style-name="P114"><text:a xlink:type="simple" xlink:href="file:///l%22r42" text:style-name="Internet_20_link" text:visited-style-name="Visited_20_Internet_20_Link"><text:span text:style-name="T48">toString</text:span></text:a><text:span text:style-name="Code2"><text:span text:style-name="T57">()</text:span></text:span></text:p>
              <text:p text:style-name="P116"><text:span text:style-name="T4">Encode the object and return the result as a string.</text:span></text:p>
            </table:table-cell>
            <table:table-cell table:style-name="Table29.C6" office:value-type="string">
              <text:p text:style-name="P110"><text:bookmark-ref text:reference-format="page" text:ref-name="r42">37</text:bookmark-ref></text:p>
            </table:table-cell>
          </table:table-row>
        </table:table>
        <text:p text:style-name="P157"><text:span text:style-name="T29">Method Detail</text:span></text:p>
        <text:p text:style-name="P168"><text:bookmark text:name="r38"/><text:span text:style-name="T29">pretty</text:span></text:p>
        <text:p text:style-name="P90"><text:a xlink:type="simple" xlink:href="file:///l%22r43" text:style-name="Internet_20_link" text:visited-style-name="Visited_20_Internet_20_Link"><text:span text:style-name="T55">Encoding</text:span></text:a><text:span text:style-name="Code2"><text:span text:style-name="T60"> </text:span></text:span><text:span text:style-name="Code2"><text:span text:style-name="T61">pretty</text:span></text:span><text:span text:style-name="Code2"><text:span text:style-name="T62">()</text:span></text:span></text:p>
        <text:p text:style-name="P103"><text:span text:style-name="T4">Specify that the encoded output should be formatted to look 'pretty', which may make it easier for humans to read. If not specified, the encoded output should be formatted to be compact, so save space.</text:span></text:p>
        <text:p text:style-name="P105"><text:span text:style-name="T5">Returns:</text:span></text:p>
        <text:p text:style-name="P118"><text:span text:style-name="T4">This Encoding object to allow further invocations on it.</text:span></text:p>
        <text:p text:style-name="P120"/>
        <text:p text:style-name="P169"><text:bookmark text:name="r39"/><text:span text:style-name="T29">to</text:span></text:p>
        <text:p text:style-name="P90"><text:span text:style-name="Code2">void </text:span><text:span text:style-name="Code2"><text:span text:style-name="T45">to</text:span></text:span><text:span text:style-name="Code2"><text:span text:style-name="T43">(OutputStream out)</text:span></text:span><text:line-break/><text:span text:style-name="Code2"><text:span text:style-name="T43">        throws IOException</text:span></text:span></text:p>
        <text:p text:style-name="P103"><text:span text:style-name="T4">Use an output stream as the target of the encoding operation. UTF-8 will be used.</text:span></text:p>
        <text:p text:style-name="P105"><text:span text:style-name="T5">Parameters:</text:span></text:p>
        <text:p text:style-name="P118"><text:span text:style-name="Code2">out</text:span><text:span text:style-name="T4"> - The output stream to use.</text:span></text:p>
        <text:p text:style-name="P105"><text:span text:style-name="T5">Throws:</text:span></text:p>
        <text:p text:style-name="P118"><text:span text:style-name="Code2">IOException</text:span></text:p>
        <text:p text:style-name="P120"/>
        <text:p text:style-name="P169"><text:bookmark text:name="r40"/><text:span text:style-name="T29">to</text:span></text:p>
        <text:p text:style-name="P90"><text:span text:style-name="Code2">void </text:span><text:span text:style-name="Code2"><text:span text:style-name="T45">to</text:span></text:span><text:span text:style-name="Code2"><text:span text:style-name="T43">(OutputStream out,</text:span></text:span><text:line-break/><text:span text:style-name="Code2"><text:span text:style-name="T43">        Charset charset)</text:span></text:span><text:line-break/><text:span text:style-name="Code2"><text:span text:style-name="T43">        throws IOException</text:span></text:span></text:p>
        <text:p text:style-name="P103"><text:span text:style-name="T4">Use an output stream as the target of the encoding operation.</text:span></text:p>
        <text:p text:style-name="P105"><text:soft-page-break/><text:span text:style-name="T5">Parameters:</text:span></text:p>
        <text:p text:style-name="P118"><text:span text:style-name="Code2">out</text:span><text:span text:style-name="T4"> - The output stream to use.</text:span></text:p>
        <text:p text:style-name="P118"><text:span text:style-name="Code2">charset</text:span><text:span text:style-name="T4"> - The character set to use.</text:span></text:p>
        <text:p text:style-name="P105"><text:span text:style-name="T5">Throws:</text:span></text:p>
        <text:p text:style-name="P118"><text:span text:style-name="Code2">IOException</text:span></text:p>
        <text:p text:style-name="P120"/>
        <text:p text:style-name="P169"><text:bookmark text:name="r41"/><text:span text:style-name="T29">to</text:span></text:p>
        <text:p text:style-name="P90"><text:span text:style-name="Code2">Appendable </text:span><text:span text:style-name="Code2"><text:span text:style-name="T45">to</text:span></text:span><text:span text:style-name="Code2"><text:span text:style-name="T43">(Appendable out)</text:span></text:span></text:p>
        <text:p text:style-name="P103"><text:span text:style-name="T4">Encode the object and append the result to an appendable.</text:span></text:p>
        <text:p text:style-name="P105"><text:span text:style-name="T5">Parameters:</text:span></text:p>
        <text:p text:style-name="P118"><text:span text:style-name="Code2">out</text:span><text:span text:style-name="T4"> - The appendable object to use.</text:span></text:p>
        <text:p text:style-name="P105"><text:span text:style-name="T5">Returns:</text:span></text:p>
        <text:p text:style-name="P118"><text:span text:style-name="T4">The appendable object provided in, which allows further appends to it be done in a fluent programming style.</text:span></text:p>
        <text:p text:style-name="P120"/>
        <text:p text:style-name="P169"><text:bookmark text:name="r42"/><text:span text:style-name="T29">toString</text:span></text:p>
        <text:p text:style-name="P90"><text:span text:style-name="Code2">String </text:span><text:span text:style-name="Code2"><text:span text:style-name="T45">toString</text:span></text:span><text:span text:style-name="Code2"><text:span text:style-name="T43">()</text:span></text:span></text:p>
        <text:p text:style-name="P103"><text:span text:style-name="T4">Encode the object and return the result as a string.</text:span></text:p>
        <text:p text:style-name="P105"><text:span text:style-name="T5">Overrides:</text:span></text:p>
        <text:p text:style-name="P118"><text:span text:style-name="Code2">toString</text:span><text:span text:style-name="T4"> in class </text:span><text:span text:style-name="Code2">Object</text:span></text:p>
        <text:p text:style-name="P105"><text:span text:style-name="T5">Returns:</text:span></text:p>
        <text:p text:style-name="P118"><text:span text:style-name="T4">The encoded object.</text:span></text:p>
        <text:p text:style-name="P166"><text:bookmark text:name="r49"/><text:span text:style-name="T29">Class Rule</text:span></text:p>
        <text:p text:style-name="P100"><text:a xlink:type="simple" xlink:href="file:///l%22r3" text:style-name="Internet_20_link" text:visited-style-name="Visited_20_Internet_20_Link"><text:span text:style-name="T8">org.osgi.service.converter</text:span></text:a></text:p>
        <text:p text:style-name="P98"><text:span text:style-name="Code2">java.lang.Object</text:span></text:p>
        <text:p text:style-name="P90"><text:span text:style-name="Code2">  </text:span><text:span text:style-name="Code2"><draw:frame draw:style-name="fr3" draw:name="Image4" text:anchor-type="as-char" svg:width="0.1563in" svg:height="0.1457in" draw:z-index="26"><draw:image xlink:href="Pictures/100002000000000F0000000EBCC3FB4515936C88.png" xlink:type="simple" xlink:show="embed" xlink:actuate="onLoad"/></draw:frame></text:span><text:span text:style-name="Code2"><text:span text:style-name="T45">org.osgi.service.converter.Rule</text:span></text:span></text:p>
        <text:p text:style-name="P100"><text:span text:style-name="T5">Type Parameters:</text:span></text:p>
        <text:p text:style-name="P105"><text:bookmark text:name="r44"/><text:span text:style-name="Code2">F</text:span><text:span text:style-name="T4"> - The type to convert from.</text:span></text:p>
        <text:p text:style-name="P104"><text:bookmark text:name="r45"/><text:span text:style-name="Code2">T</text:span><text:span text:style-name="T4"> - The type to convert to.</text:span></text:p>
        <text:p text:style-name="P97"/>
        <text:p text:style-name="P107"><text:span text:style-name="Code2">public class </text:span><text:span text:style-name="Code2"><text:span text:style-name="T45">Rule</text:span></text:span></text:p>
        <text:p text:style-name="P90"><text:span text:style-name="Code2">extends Object</text:span></text:p>
        <text:p text:style-name="P87"><text:span text:style-name="T4">A rule is a data entity can hold all the information needed to specify a custom conversion for use by an @{link Adapter}.</text:span></text:p>
        <text:p text:style-name="P108"/>
        <table:table table:name="Table31" table:style-name="Table31">
          <table:table-column table:style-name="Table31.A"/>
          <table:table-column table:style-name="Table31.B"/>
          <table:table-row table:style-name="Table31.1">
            <table:table-cell table:style-name="Table31.A1" office:value-type="string">
              <text:p text:style-name="P109"><text:span text:style-name="Summary_20_Heading_20_Font2"><text:span text:style-name="T9">Constructor Summary</text:span></text:span></text:p>
            </table:table-cell>
            <table:table-cell table:style-name="Table31.A1" office:value-type="string">
              <text:p text:style-name="P111"><text:span text:style-name="Page_20_Reference_20_Font"><text:span text:style-name="T10">Page</text:span></text:span></text:p>
            </table:table-cell>
          </table:table-row>
          <table:table-row table:style-name="Table31.1">
            <table:table-cell table:style-name="Table31.A2" office:value-type="string">
              <text:p text:style-name="P115"><text:a xlink:type="simple" xlink:href="file:///l%22r46" text:style-name="Internet_20_link" text:visited-style-name="Visited_20_Internet_20_Link"><text:span text:style-name="T48">Rule</text:span></text:a><text:span text:style-name="Code2"><text:span text:style-name="T57">(Function&lt;</text:span></text:span><text:a xlink:type="simple" xlink:href="file:///l%22r44" text:style-name="Internet_20_link" text:visited-style-name="Visited_20_Internet_20_Link"><text:span text:style-name="T49">F</text:span></text:a><text:span text:style-name="Code2"><text:span text:style-name="T57">,</text:span></text:span><text:a xlink:type="simple" xlink:href="file:///l%22r45" text:style-name="Internet_20_link" text:visited-style-name="Visited_20_Internet_20_Link"><text:span text:style-name="T49">T</text:span></text:a><text:span text:style-name="Code2"><text:span text:style-name="T57">&gt; to, Function&lt;</text:span></text:span><text:a xlink:type="simple" xlink:href="file:///l%22r45" text:style-name="Internet_20_link" text:visited-style-name="Visited_20_Internet_20_Link"><text:span text:style-name="T49">T</text:span></text:a><text:span text:style-name="Code2"><text:span text:style-name="T57">,</text:span></text:span><text:a xlink:type="simple" xlink:href="file:///l%22r44" text:style-name="Internet_20_link" text:visited-style-name="Visited_20_Internet_20_Link"><text:span text:style-name="T49">F</text:span></text:a><text:span text:style-name="Code2"><text:span text:style-name="T57">&gt; from)</text:span></text:span></text:p>
              <text:p text:style-name="P117"><text:span text:style-name="T4">Specify the functions to do the conversions in both directions.</text:span></text:p>
            </table:table-cell>
            <table:table-cell table:style-name="Table31.B2" office:value-type="string">
              <text:p text:style-name="P111"><text:bookmark-ref text:reference-format="page" text:ref-name="r46">38</text:bookmark-ref></text:p>
            </table:table-cell>
          </table:table-row>
        </table:table>
        <text:p text:style-name="P86"/>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9"><text:span text:style-name="Summary_20_Heading_20_Font2"><text:span text:style-name="T9">Method Summary</text:span></text:span></text:p>
            </table:table-cell>
            <table:covered-table-cell/>
            <table:table-cell table:style-name="Table32.A1" office:value-type="string">
              <text:p text:style-name="P111"><text:span text:style-name="Page_20_Reference_20_Font"><text:span text:style-name="T10">Page</text:span></text:span></text:p>
            </table:table-cell>
          </table:table-row>
          <table:table-row table:style-name="Table32.1">
            <table:table-cell table:style-name="Table32.A2" office:value-type="string">
              <text:p text:style-name="P113"><text:span text:style-name="Code_20_Small1"><text:span text:style-name="T59">Function&lt;</text:span></text:span><text:a xlink:type="simple" xlink:href="file:///l%22r45" text:style-name="Internet_20_link" text:visited-style-name="Visited_20_Internet_20_Link"><text:span text:style-name="T51">T</text:span></text:a><text:span text:style-name="Code_20_Small1"><text:span text:style-name="T58">,</text:span></text:span><text:a xlink:type="simple" xlink:href="file:///l%22r44" text:style-name="Internet_20_link" text:visited-style-name="Visited_20_Internet_20_Link"><text:span text:style-name="T51">F</text:span></text:a><text:span text:style-name="Code_20_Small1"><text:span text:style-name="T58">&gt;</text:span></text:span></text:p>
            </table:table-cell>
            <table:table-cell table:style-name="Table32.B2" office:value-type="string">
              <text:p text:style-name="P115"><text:a xlink:type="simple" xlink:href="file:///l%22r48" text:style-name="Internet_20_link" text:visited-style-name="Visited_20_Internet_20_Link"><text:span text:style-name="T48">getFromFunction</text:span></text:a><text:span text:style-name="Code2"><text:span text:style-name="T57">()</text:span></text:span></text:p>
              <text:p text:style-name="P117"><text:span text:style-name="T4">Obtain the reverse conversion function.</text:span></text:p>
            </table:table-cell>
            <table:table-cell table:style-name="Table32.C2" office:value-type="string">
              <text:p text:style-name="P111"><text:bookmark-ref text:reference-format="page" text:ref-name="r48">39</text:bookmark-ref></text:p>
            </table:table-cell>
          </table:table-row>
          <table:table-row table:style-name="Table32.1">
            <table:table-cell table:style-name="Table32.A3" office:value-type="string">
              <text:p text:style-name="P112"><text:span text:style-name="Code_20_Small1"><text:span text:style-name="T59">Function&lt;</text:span></text:span><text:a xlink:type="simple" xlink:href="file:///l%22r44" text:style-name="Internet_20_link" text:visited-style-name="Visited_20_Internet_20_Link"><text:span text:style-name="T51">F</text:span></text:a><text:span text:style-name="Code_20_Small1"><text:span text:style-name="T58">,</text:span></text:span><text:a xlink:type="simple" xlink:href="file:///l%22r45" text:style-name="Internet_20_link" text:visited-style-name="Visited_20_Internet_20_Link"><text:span text:style-name="T51">T</text:span></text:a><text:span text:style-name="Code_20_Small1"><text:span text:style-name="T58">&gt;</text:span></text:span></text:p>
            </table:table-cell>
            <table:table-cell table:style-name="Table32.B3" office:value-type="string">
              <text:p text:style-name="P114"><text:a xlink:type="simple" xlink:href="file:///l%22r47" text:style-name="Internet_20_link" text:visited-style-name="Visited_20_Internet_20_Link"><text:span text:style-name="T48">getToFunction</text:span></text:a><text:span text:style-name="Code2"><text:span text:style-name="T57">()</text:span></text:span></text:p>
              <text:p text:style-name="P116"><text:span text:style-name="T4">Obtain the conversion function.</text:span></text:p>
            </table:table-cell>
            <table:table-cell table:style-name="Table32.C3" office:value-type="string">
              <text:p text:style-name="P110"><text:bookmark-ref text:reference-format="page" text:ref-name="r47">38</text:bookmark-ref></text:p>
            </table:table-cell>
          </table:table-row>
        </table:table>
        <text:p text:style-name="P157"><text:span text:style-name="T29">Constructor Detail</text:span></text:p>
        <text:p text:style-name="P168"><text:bookmark text:name="r46"/><text:span text:style-name="T29">Rule</text:span></text:p>
        <text:p text:style-name="P90"><text:span text:style-name="Code2">public </text:span><text:span text:style-name="Code2"><text:span text:style-name="T45">Rule</text:span></text:span><text:span text:style-name="Code2"><text:span text:style-name="T43">(Function&lt;</text:span></text:span><text:a xlink:type="simple" xlink:href="file:///l%22r44" text:style-name="Internet_20_link" text:visited-style-name="Visited_20_Internet_20_Link"><text:span text:style-name="T56">F</text:span></text:a><text:span text:style-name="Code2"><text:span text:style-name="T62">,</text:span></text:span><text:a xlink:type="simple" xlink:href="file:///l%22r45" text:style-name="Internet_20_link" text:visited-style-name="Visited_20_Internet_20_Link"><text:span text:style-name="T56">T</text:span></text:a><text:span text:style-name="Code2"><text:span text:style-name="T62">&gt; to,</text:span></text:span><text:line-break/><text:span text:style-name="Code2"><text:span text:style-name="T62">            Function&lt;</text:span></text:span><text:a xlink:type="simple" xlink:href="file:///l%22r45" text:style-name="Internet_20_link" text:visited-style-name="Visited_20_Internet_20_Link"><text:span text:style-name="T56">T</text:span></text:a><text:span text:style-name="Code2"><text:span text:style-name="T62">,</text:span></text:span><text:a xlink:type="simple" xlink:href="file:///l%22r44" text:style-name="Internet_20_link" text:visited-style-name="Visited_20_Internet_20_Link"><text:span text:style-name="T56">F</text:span></text:a><text:span text:style-name="Code2"><text:span text:style-name="T62">&gt; from)</text:span></text:span></text:p>
        <text:p text:style-name="P103"><text:span text:style-name="T4">Specify the functions to do the conversions in both directions.</text:span></text:p>
        <text:p text:style-name="P105"><text:span text:style-name="T5">Parameters:</text:span></text:p>
        <text:p text:style-name="P118"><text:span text:style-name="Code2">to</text:span><text:span text:style-name="T4"> - The function that performs the conversion.</text:span></text:p>
        <text:p text:style-name="P118"><text:span text:style-name="Code2">from</text:span><text:span text:style-name="T4"> - The function that performs the reverse conversion.</text:span></text:p>
        <text:p text:style-name="P157"><text:span text:style-name="T29">Method Detail</text:span></text:p>
        <text:p text:style-name="P168"><text:bookmark text:name="r47"/><text:span text:style-name="T29">getToFunction</text:span></text:p>
        <text:p text:style-name="P90"><text:span text:style-name="Code2">public Function&lt;</text:span><text:a xlink:type="simple" xlink:href="file:///l%22r44" text:style-name="Internet_20_link" text:visited-style-name="Visited_20_Internet_20_Link"><text:span text:style-name="T55">F</text:span></text:a><text:span text:style-name="Code2"><text:span text:style-name="T60">,</text:span></text:span><text:a xlink:type="simple" xlink:href="file:///l%22r45" text:style-name="Internet_20_link" text:visited-style-name="Visited_20_Internet_20_Link"><text:span text:style-name="T55">T</text:span></text:a><text:span text:style-name="Code2"><text:span text:style-name="T60">&gt; </text:span></text:span><text:span text:style-name="Code2"><text:span text:style-name="T61">getToFunction</text:span></text:span><text:span text:style-name="Code2"><text:span text:style-name="T62">()</text:span></text:span></text:p>
        <text:p text:style-name="P103"><text:span text:style-name="T4">Obtain the conversion function.</text:span></text:p>
        <text:p text:style-name="P105"><text:span text:style-name="T5">Returns:</text:span></text:p>
        <text:p text:style-name="P118"><text:span text:style-name="T4">The conversion function.</text:span></text:p>
        <text:p text:style-name="P120"/>
        <text:p text:style-name="P169"><text:bookmark text:name="r48"/><text:soft-page-break/><text:span text:style-name="T29">getFromFunction</text:span></text:p>
        <text:p text:style-name="P90"><text:span text:style-name="Code2">public Function&lt;</text:span><text:a xlink:type="simple" xlink:href="file:///l%22r45" text:style-name="Internet_20_link" text:visited-style-name="Visited_20_Internet_20_Link"><text:span text:style-name="T55">T</text:span></text:a><text:span text:style-name="Code2"><text:span text:style-name="T60">,</text:span></text:span><text:a xlink:type="simple" xlink:href="file:///l%22r44" text:style-name="Internet_20_link" text:visited-style-name="Visited_20_Internet_20_Link"><text:span text:style-name="T55">F</text:span></text:a><text:span text:style-name="Code2"><text:span text:style-name="T60">&gt; </text:span></text:span><text:span text:style-name="Code2"><text:span text:style-name="T61">getFromFunction</text:span></text:span><text:span text:style-name="Code2"><text:span text:style-name="T62">()</text:span></text:span></text:p>
        <text:p text:style-name="P103"><text:span text:style-name="T4">Obtain the reverse conversion function.</text:span></text:p>
        <text:p text:style-name="P105"><text:span text:style-name="T5">Returns:</text:span></text:p>
        <text:p text:style-name="P118"><text:span text:style-name="T4">The reverse conversion function.</text:span></text:p>
        <text:p text:style-name="P167"><text:bookmark text:name="r53"/><text:span text:style-name="T29">Class TypeReference</text:span></text:p>
        <text:p text:style-name="P100"><text:a xlink:type="simple" xlink:href="file:///l%22r3" text:style-name="Internet_20_link" text:visited-style-name="Visited_20_Internet_20_Link"><text:span text:style-name="T8">org.osgi.service.converter</text:span></text:a></text:p>
        <text:p text:style-name="P98"><text:span text:style-name="Code2">java.lang.Object</text:span></text:p>
        <text:p text:style-name="P90"><text:span text:style-name="Code2">  </text:span><text:span text:style-name="Code2"><draw:frame draw:style-name="fr3" draw:name="Image5" text:anchor-type="as-char" svg:width="0.1563in" svg:height="0.1457in" draw:z-index="27"><draw:image xlink:href="Pictures/100002000000000F0000000EBCC3FB4515936C88.png" xlink:type="simple" xlink:show="embed" xlink:actuate="onLoad"/></draw:frame></text:span><text:span text:style-name="Code2"><text:span text:style-name="T45">org.osgi.service.converter.TypeReference</text:span></text:span></text:p>
        <text:p text:style-name="P100"><text:span text:style-name="T5">Type Parameters:</text:span></text:p>
        <text:p text:style-name="P105"><text:bookmark text:name="r50"/><text:span text:style-name="Code2">T</text:span><text:span text:style-name="T4"> - The target type for the conversion.</text:span></text:p>
        <text:p text:style-name="P97"/>
        <text:p text:style-name="P107"><text:span text:style-name="Code2">public class </text:span><text:span text:style-name="Code2"><text:span text:style-name="T45">TypeReference</text:span></text:span></text:p>
        <text:p text:style-name="P90"><text:span text:style-name="Code2">extends Object</text:span></text:p>
        <text:p text:style-name="P102"><text:span text:style-name="T4">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span></text:p>
        <text:p text:style-name="P102"><text:span text:style-name="T55">  List result =</text:span><text:line-break/><text:span text:style-name="T55">      converter.convert(Arrays.asList(1,2,3)).</text:span><text:line-break/><text:span text:style-name="T55">          to(new TypeReference&lt;List&lt;String&gt;&gt;() {});</text:span></text:p>
        <text:p text:style-name="P122"/>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9"><text:span text:style-name="Summary_20_Heading_20_Font2"><text:span text:style-name="T9">Constructor Summary</text:span></text:span></text:p>
            </table:table-cell>
            <table:covered-table-cell/>
            <table:table-cell table:style-name="Table33.A1" office:value-type="string">
              <text:p text:style-name="P111"><text:span text:style-name="Page_20_Reference_20_Font"><text:span text:style-name="T10">Page</text:span></text:span></text:p>
            </table:table-cell>
          </table:table-row>
          <table:table-row table:style-name="Table33.1">
            <table:table-cell table:style-name="Table33.A2" office:value-type="string">
              <text:p text:style-name="P113"><text:span text:style-name="Code_20_Small1"><text:span text:style-name="T59">protected</text:span></text:span></text:p>
            </table:table-cell>
            <table:table-cell table:style-name="Table33.B2" office:value-type="string">
              <text:p text:style-name="P115"><text:a xlink:type="simple" xlink:href="file:///l%22r51" text:style-name="Internet_20_link" text:visited-style-name="Visited_20_Internet_20_Link"><text:span text:style-name="T48">TypeReference</text:span></text:a><text:span text:style-name="Code2"><text:span text:style-name="T57">()</text:span></text:span></text:p>
              <text:p text:style-name="P117"><text:span text:style-name="T4">A </text:span><text:a xlink:type="simple" xlink:href="file:///l%22r53" text:style-name="Internet_20_link" text:visited-style-name="Visited_20_Internet_20_Link"><text:span text:style-name="T50">TypeReference</text:span></text:a><text:span text:style-name="T6"> cannot be directly instantiated.</text:span></text:p>
            </table:table-cell>
            <table:table-cell table:style-name="Table33.C2" office:value-type="string">
              <text:p text:style-name="P111"><text:bookmark-ref text:reference-format="page" text:ref-name="r51">40</text:bookmark-ref></text:p>
            </table:table-cell>
          </table:table-row>
        </table:table>
        <text:p text:style-name="P86"/>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09"><text:span text:style-name="Summary_20_Heading_20_Font2"><text:span text:style-name="T9">Method Summary</text:span></text:span></text:p>
            </table:table-cell>
            <table:covered-table-cell/>
            <table:table-cell table:style-name="Table34.A1" office:value-type="string">
              <text:p text:style-name="P111"><text:span text:style-name="Page_20_Reference_20_Font"><text:span text:style-name="T10">Page</text:span></text:span></text:p>
            </table:table-cell>
          </table:table-row>
          <table:table-row table:style-name="Table34.1">
            <table:table-cell table:style-name="Table34.A2" office:value-type="string">
              <text:p text:style-name="P113"><text:span text:style-name="Code_20_Small1"><text:span text:style-name="T59">Type</text:span></text:span></text:p>
            </table:table-cell>
            <table:table-cell table:style-name="Table34.B2" office:value-type="string">
              <text:p text:style-name="P115"><text:a xlink:type="simple" xlink:href="file:///l%22r52" text:style-name="Internet_20_link" text:visited-style-name="Visited_20_Internet_20_Link"><text:span text:style-name="T48">getType</text:span></text:a><text:span text:style-name="Code2"><text:span text:style-name="T57">()</text:span></text:span></text:p>
              <text:p text:style-name="P117"><text:span text:style-name="T4">Return the actual type of this Type Reference</text:span></text:p>
            </table:table-cell>
            <table:table-cell table:style-name="Table34.C2" office:value-type="string">
              <text:p text:style-name="P111"><text:bookmark-ref text:reference-format="page" text:ref-name="r52">40</text:bookmark-ref></text:p>
            </table:table-cell>
          </table:table-row>
        </table:table>
        <text:p text:style-name="P157"><text:span text:style-name="T29">Constructor Detail</text:span></text:p>
        <text:p text:style-name="P168"><text:bookmark text:name="r51"/><text:span text:style-name="T29">TypeReference</text:span></text:p>
        <text:p text:style-name="P90"><text:span text:style-name="Code2">protected </text:span><text:span text:style-name="Code2"><text:span text:style-name="T45">TypeReference</text:span></text:span><text:span text:style-name="Code2"><text:span text:style-name="T43">()</text:span></text:span></text:p>
        <text:p text:style-name="P103"><text:span text:style-name="T4">A </text:span><text:a xlink:type="simple" xlink:href="file:///l%22r53" text:style-name="Internet_20_link" text:visited-style-name="Visited_20_Internet_20_Link"><text:span text:style-name="T55">TypeReference</text:span></text:a><text:span text:style-name="T6"> cannot be directly instantiated. To use it it has to be extended, typically as an anonymous inner class.</text:span></text:p>
        <text:p text:style-name="P158"><text:span text:style-name="T29">Method Detail</text:span></text:p>
        <text:p text:style-name="P170"><text:bookmark text:name="r52"/><text:span text:style-name="T29">getType</text:span></text:p>
        <text:p text:style-name="P90"><text:span text:style-name="Code2">public Type </text:span><text:span text:style-name="Code2"><text:span text:style-name="T45">getType</text:span></text:span><text:span text:style-name="Code2"><text:span text:style-name="T43">()</text:span></text:span></text:p>
        <text:p text:style-name="P103"><text:span text:style-name="T4">Return the actual type of this Type Reference</text:span></text:p>
        <text:p text:style-name="P105"><text:span text:style-name="T5">Returns:</text:span></text:p>
        <text:p text:style-name="P118"><text:span text:style-name="T4">the type of this reference.</text:span></text:p>
        <text:section text:style-name="Sect1" text:name="TextSection">
          <text:p text:style-name="P123"><text:span text:style-name="T52">Java API documentation generated with </text:span><text:a xlink:type="simple" xlink:href="http://www.filigris.com/products/docflex_javadoc/#docflex-doclet" text:style-name="Internet_20_link" text:visited-style-name="Visited_20_Internet_20_Link"><text:span text:style-name="T63">DocFlex/Doclet</text:span></text:a><text:span text:style-name="T53"> v1.5.6</text:span></text:p>
          <text:p text:style-name="P87"><text:span text:style-name="T52">DocFlex/Doclet is both a multi-format Javadoc doclet and a free edition of </text:span><text:a xlink:type="simple" xlink:href="http://www.filigris.com/products/docflex_javadoc/" text:style-name="Internet_20_link" text:visited-style-name="Visited_20_Internet_20_Link"><text:span text:style-name="T63">DocFlex/Javadoc</text:span></text:a><text:span text:style-name="T53">.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3">www.docflex.com</text:span></text:a></text:p>
        </text:section>
      </text:section>
      <text:p text:style-name="P41"/>
      <text:h text:style-name="P124" text:outline-level="1"><text:soft-page-break/>Considered Alternatives</text:h>
      <text:p text:style-name="P46">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61">dest v / src -&gt;</text:p>
          </table:table-cell>
          <table:table-cell table:style-name="Table5.A1" office:value-type="string">
            <text:p text:style-name="P62">String</text:p>
          </table:table-cell>
          <table:table-cell table:style-name="Table5.A1" office:value-type="string">
            <text:p text:style-name="P64">Boxed</text:p>
          </table:table-cell>
          <table:table-cell table:style-name="Table5.A1" office:value-type="string">
            <text:p text:style-name="P64">primitive</text:p>
          </table:table-cell>
          <table:table-cell table:style-name="Table5.A1" office:value-type="string">
            <text:p text:style-name="P64">Object</text:p>
          </table:table-cell>
          <table:table-cell table:style-name="Table5.A1" office:value-type="string">
            <text:p text:style-name="P64">primitive[]</text:p>
          </table:table-cell>
          <table:table-cell table:style-name="Table5.A1" office:value-type="string">
            <text:p text:style-name="P64">Boxed[] </text:p>
          </table:table-cell>
          <table:table-cell table:style-name="Table5.A1" office:value-type="string">
            <text:p text:style-name="P64">collection&lt;?&gt;</text:p>
          </table:table-cell>
          <table:table-cell table:style-name="Table5.I1" office:value-type="string">
            <text:p text:style-name="P69">null</text:p>
          </table:table-cell>
        </table:table-row>
        <table:table-row>
          <table:table-cell table:style-name="Table5.A2" office:value-type="string">
            <text:p text:style-name="P62">String</text:p>
          </table:table-cell>
          <table:table-cell table:style-name="Table5.A2" office:value-type="string">
            <text:p text:style-name="P64">v</text:p>
          </table:table-cell>
          <table:table-cell table:style-name="Table5.A2" office:value-type="string">
            <text:p text:style-name="P62"><text:span text:style-name="T34">v</text:span>.toString()</text:p>
          </table:table-cell>
          <table:table-cell table:style-name="Table5.A2" office:value-type="string">
            <text:p text:style-name="P62">String.valueOf(<text:span text:style-name="T34">v</text:span>)</text:p>
          </table:table-cell>
          <table:table-cell table:style-name="Table5.A2" office:value-type="string">
            <text:p text:style-name="P62"><text:span text:style-name="T34">v</text:span>.toString()</text:p>
          </table:table-cell>
          <table:table-cell table:style-name="Table5.A2" office:value-type="string">
            <text:p text:style-name="P63">Arrays.toString(<text:span text:style-name="T34">v</text:span>)</text:p>
            <text:p text:style-name="P63">except for char[]: String.valueOf(<text:span text:style-name="T34">v</text:span>) </text:p>
          </table:table-cell>
          <table:table-cell table:style-name="Table5.A2" office:value-type="string">
            <text:p text:style-name="P62">Arrays.toString(<text:span text:style-name="T34">v</text:span>)</text:p>
          </table:table-cell>
          <table:table-cell table:style-name="Table5.A2" office:value-type="string">
            <text:p text:style-name="P62"><text:span text:style-name="T34">v</text:span>.toString()</text:p>
          </table:table-cell>
          <table:table-cell table:style-name="Table5.I2" office:value-type="string">
            <text:p text:style-name="P39">null</text:p>
          </table:table-cell>
        </table:table-row>
        <table:table-row>
          <table:table-cell table:style-name="Table5.A2" office:value-type="string">
            <text:p text:style-name="P62">String[]</text:p>
          </table:table-cell>
          <table:table-cell table:style-name="Table5.A2" office:value-type="string">
            <text:p text:style-name="P62">new String[] {<text:span text:style-name="T34">v</text:span>}</text:p>
          </table:table-cell>
          <table:table-cell table:style-name="Table5.A2" office:value-type="string">
            <text:p text:style-name="P63">new String[] {<text:span text:style-name="T34">v</text:span>.toString()}</text:p>
          </table:table-cell>
          <table:table-cell table:style-name="Table5.A2" office:value-type="string">
            <text:p text:style-name="P63">new String[] {String.valueOf(<text:span text:style-name="T34">v</text:span>)}</text:p>
          </table:table-cell>
          <table:table-cell table:style-name="Table5.A2" office:value-type="string">
            <text:p text:style-name="P62">if String[]: <text:span text:style-name="T34">v</text:span> </text:p>
            <text:p text:style-name="P62">otherwise:</text:p>
            <text:p text:style-name="P62">new String[] </text:p>
            <text:p text:style-name="P62">{<text:span text:style-name="T34">v.</text:span><text:span text:style-name="T32">toString()}</text:span></text:p>
          </table:table-cell>
          <table:table-cell table:style-name="Table5.A2" office:value-type="string">
            <text:p text:style-name="P62">Arrays.stream(<text:span text:style-name="T34">v</text:span>).</text:p>
            <text:p text:style-name="P62">mapToObj(</text:p>
            <text:p text:style-name="P62">String::valueOf)</text:p>
            <text:p text:style-name="P62">.toArray(</text:p>
            <text:p text:style-name="P62">String[]::new)</text:p>
          </table:table-cell>
          <table:table-cell table:style-name="Table5.A2" office:value-type="string">
            <text:p text:style-name="P62">Arrays.stream(v).</text:p>
            <text:p text:style-name="P62">map(</text:p>
            <text:p text:style-name="P62">String::valueOf).</text:p>
            <text:p text:style-name="P62">toArray(</text:p>
            <text:p text:style-name="P62">String[]::new)</text:p>
          </table:table-cell>
          <table:table-cell table:style-name="Table5.A2" office:value-type="string">
            <text:p text:style-name="P62"><text:span text:style-name="T34">v</text:span>.stream().map(</text:p>
            <text:p text:style-name="P62">String::valueOf).</text:p>
            <text:p text:style-name="P62">toArray(</text:p>
            <text:p text:style-name="P62">String[]::new)</text:p>
          </table:table-cell>
          <table:table-cell table:style-name="Table5.I2" office:value-type="string">
            <text:p text:style-name="P39">new String[]{}</text:p>
          </table:table-cell>
        </table:table-row>
        <table:table-row>
          <table:table-cell table:style-name="Table5.A2" office:value-type="string">
            <text:p text:style-name="P62">List&lt;String&gt;</text:p>
          </table:table-cell>
          <table:table-cell table:style-name="Table5.A2" office:value-type="string">
            <text:p text:style-name="P62">Collections.</text:p>
            <text:p text:style-name="P62">singletonList(<text:span text:style-name="T34">v</text:span>)</text:p>
          </table:table-cell>
          <table:table-cell table:style-name="Table5.A2" office:value-type="string">
            <text:p text:style-name="P63">Collections.</text:p>
            <text:p text:style-name="P63">singletonList(</text:p>
            <text:p text:style-name="P63"><text:s text:c="2"/>»String(<text:span text:style-name="T34">v</text:span>))</text:p>
          </table:table-cell>
          <table:table-cell table:style-name="Table5.A2" office:value-type="string">
            <text:p text:style-name="P63">Collections.</text:p>
            <text:p text:style-name="P63">singletonList(</text:p>
            <text:p text:style-name="P63"><text:s text:c="2"/>»String(<text:span text:style-name="T34">v</text:span>))</text:p>
          </table:table-cell>
          <table:table-cell table:style-name="Table5.A2" office:value-type="string">
            <text:p text:style-name="P63">Collections.</text:p>
            <text:p text:style-name="P63">singletonList(</text:p>
            <text:p text:style-name="P63"><text:s text:c="2"/>»String(<text:span text:style-name="T34">v</text:span>))</text:p>
          </table:table-cell>
          <table:table-cell table:style-name="Table5.A2" office:value-type="string">
            <text:p text:style-name="P62">Arrays.stream(<text:span text:style-name="T34">v</text:span>).</text:p>
            <text:p text:style-name="P62">mapToObj(</text:p>
            <text:p text:style-name="P62">String::valueOf).</text:p>
            <text:p text:style-name="P62">collect(toList())</text:p>
          </table:table-cell>
          <table:table-cell table:style-name="Table5.A2" office:value-type="string">
            <text:p text:style-name="P62">Arrays.stream(<text:span text:style-name="T34">v</text:span>).</text:p>
            <text:p text:style-name="P62">map(</text:p>
            <text:p text:style-name="P62">String::valueOf).</text:p>
            <text:p text:style-name="P62">collect(toList())</text:p>
          </table:table-cell>
          <table:table-cell table:style-name="Table5.A2" office:value-type="string">
            <text:p text:style-name="P62"><text:span text:style-name="T34">v</text:span><text:span text:style-name="T32">.stream().map(</text:span></text:p>
            <text:p text:style-name="P65">String::valueOf).</text:p>
            <text:p text:style-name="P65">collect(toList())</text:p>
          </table:table-cell>
          <table:table-cell table:style-name="Table5.I2" office:value-type="string">
            <text:p text:style-name="P39">Collections.</text:p>
            <text:p text:style-name="P39">emptyList()</text:p>
          </table:table-cell>
        </table:table-row>
        <table:table-row>
          <table:table-cell table:style-name="Table5.A2" office:value-type="string">
            <text:p text:style-name="P62">Set&lt;String&gt;</text:p>
          </table:table-cell>
          <table:table-cell table:style-name="Table5.A2" office:value-type="string">
            <text:p text:style-name="P62">Collections.</text:p>
            <text:p text:style-name="P62">singleton(v)</text:p>
          </table:table-cell>
          <table:table-cell table:style-name="Table5.A2" office:value-type="string">
            <text:p text:style-name="P63">Collections.</text:p>
            <text:p text:style-name="P63">singleton(</text:p>
            <text:p text:style-name="P63"><text:s text:c="2"/>»String(<text:span text:style-name="T34">v</text:span>))</text:p>
          </table:table-cell>
          <table:table-cell table:style-name="Table5.A2" office:value-type="string">
            <text:p text:style-name="P63">Collections.</text:p>
            <text:p text:style-name="P63">singleton(</text:p>
            <text:p text:style-name="P63"><text:s text:c="2"/>»String(<text:span text:style-name="T34">v</text:span>))</text:p>
          </table:table-cell>
          <table:table-cell table:style-name="Table5.A2" office:value-type="string">
            <text:p text:style-name="P63">Collections.</text:p>
            <text:p text:style-name="P63">singleton(</text:p>
            <text:p text:style-name="P63"><text:s text:c="2"/>»String(<text:span text:style-name="T34">v</text:span>))</text:p>
          </table:table-cell>
          <table:table-cell table:style-name="Table5.A2" office:value-type="string">
            <text:p text:style-name="P62">Arrays.stream(<text:span text:style-name="T34">v</text:span>).</text:p>
            <text:p text:style-name="P62">mapToObj(</text:p>
            <text:p text:style-name="P62">String::valueOf).</text:p>
            <text:p text:style-name="P62">collect(toSet())</text:p>
          </table:table-cell>
          <table:table-cell table:style-name="Table5.A2" office:value-type="string">
            <text:p text:style-name="P62">Arrays.stream(<text:span text:style-name="T34">v</text:span>).</text:p>
            <text:p text:style-name="P62">map(</text:p>
            <text:p text:style-name="P62">String::valueOf).</text:p>
            <text:p text:style-name="P62">collect(toSet())</text:p>
          </table:table-cell>
          <table:table-cell table:style-name="Table5.A2" office:value-type="string">
            <text:p text:style-name="P62"><text:span text:style-name="T34">v</text:span><text:span text:style-name="T32">.stream().map(</text:span></text:p>
            <text:p text:style-name="P65">String::valueOf).</text:p>
            <text:p text:style-name="P65">collect(toSet())</text:p>
          </table:table-cell>
          <table:table-cell table:style-name="Table5.I2" office:value-type="string">
            <text:p text:style-name="P39">Collections.</text:p>
            <text:p text:style-name="P39">emptySet()</text:p>
          </table:table-cell>
        </table:table-row>
        <table:table-row>
          <table:table-cell table:style-name="Table5.A2" office:value-type="string">
            <text:p text:style-name="P62">Collection&lt;String&gt;</text:p>
          </table:table-cell>
          <table:table-cell table:style-name="Table5.A2" office:value-type="string">
            <text:p text:style-name="P64">pick either list or set</text:p>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8"/>
          </table:table-cell>
          <table:table-cell table:style-name="Table5.I2" office:value-type="string">
            <text:p text:style-name="P39"/>
          </table:table-cell>
        </table:table-row>
        <table:table-row>
          <table:table-cell table:style-name="Table5.A2" office:value-type="string">
            <text:p text:style-name="P62">int </text:p>
          </table:table-cell>
          <table:table-cell table:style-name="Table5.A2" office:value-type="string">
            <text:p text:style-name="P65">Integer.parseInt(<text:span text:style-name="T34">v</text:span>)</text:p>
          </table:table-cell>
          <table:table-cell table:style-name="Table5.A2" office:value-type="string">
            <text:p text:style-name="P63"><text:span text:style-name="T34">v</text:span>.intValue()</text:p>
          </table:table-cell>
          <table:table-cell table:style-name="Table5.A2" office:value-type="string">
            <text:p text:style-name="P63">if int: <text:span text:style-name="T34">v</text:span></text:p>
            <text:p text:style-name="P66">otherwise:</text:p>
            <text:p text:style-name="P66">(int) <text:span text:style-name="T34">v</text:span></text:p>
          </table:table-cell>
          <table:table-cell table:style-name="Table5.A2" office:value-type="string">
            <text:p text:style-name="P67">»int(v.toString())</text:p>
            <text:p text:style-name="P62"/>
          </table:table-cell>
          <table:table-cell table:style-name="Table5.A2" office:value-type="string">
            <text:p text:style-name="P62">if <text:span text:style-name="T34">v</text:span>.length == 0: </text:p>
            <text:p text:style-name="P62">0</text:p>
            <text:p text:style-name="P62">otherwise:</text:p>
            <text:p text:style-name="P62">»int(<text:span text:style-name="T34">v</text:span>[0])</text:p>
          </table:table-cell>
          <table:table-cell table:style-name="Table5.A2" office:value-type="string">
            <text:p text:style-name="P62">if <text:span text:style-name="T34">v</text:span>.length == 0: </text:p>
            <text:p text:style-name="P62">0</text:p>
            <text:p text:style-name="P62">otherwise:</text:p>
            <text:p text:style-name="P62">»int(<text:span text:style-name="T34">v</text:span>[0])</text:p>
          </table:table-cell>
          <table:table-cell table:style-name="Table5.A2" office:value-type="string">
            <text:p text:style-name="P62">if <text:span text:style-name="T34">v</text:span>.size() == 0:</text:p>
            <text:p text:style-name="P62">0</text:p>
            <text:p text:style-name="P62">otherwise:</text:p>
            <text:p text:style-name="P62">»int(<text:span text:style-name="T34">v</text:span>.iterator().</text:p>
            <text:p text:style-name="P62">next())</text:p>
          </table:table-cell>
          <table:table-cell table:style-name="Table5.I7" office:value-type="float" office:value="0">
            <text:p text:style-name="P39">0</text:p>
          </table:table-cell>
        </table:table-row>
        <table:table-row>
          <table:table-cell table:style-name="Table5.A2" office:value-type="string">
            <text:p text:style-name="P62">boolean</text:p>
          </table:table-cell>
          <table:table-cell table:style-name="Table5.A2" office:value-type="string">
            <text:p text:style-name="P65">Boolean.valueOf(<text:span text:style-name="T34">v</text:span>)</text:p>
          </table:table-cell>
          <table:table-cell table:style-name="Table5.A2" office:value-type="string">
            <text:p text:style-name="P63">if Boolean: <text:span text:style-name="T34">v.</text:span><text:span text:style-name="T32">booleanValue()</text:span></text:p>
            <text:p text:style-name="P66">otherwise:</text:p>
            <text:p text:style-name="P66">»int(<text:span text:style-name="T34">v</text:span>) != 0 </text:p>
          </table:table-cell>
          <table:table-cell table:style-name="Table5.A2" office:value-type="string">
            <text:p text:style-name="P63">if boolean: <text:span text:style-name="T34">v</text:span></text:p>
            <text:p text:style-name="P66">otherwise:</text:p>
            <text:p text:style-name="P66">»int(<text:span text:style-name="T34">v</text:span>) != 0 </text:p>
          </table:table-cell>
          <table:table-cell table:style-name="Table5.A2" office:value-type="string">
            <text:p text:style-name="P67">»boolean(</text:p>
            <text:p text:style-name="P67">v.toString())</text:p>
            <text:p text:style-name="P62"/>
          </table:table-cell>
          <table:table-cell table:style-name="Table5.A2" office:value-type="string">
            <text:p text:style-name="P62">if <text:span text:style-name="T34">v</text:span>.length == 0:</text:p>
            <text:p text:style-name="P62">false</text:p>
            <text:p text:style-name="P62">otherwise:</text:p>
            <text:p text:style-name="P62">»boolean(<text:span text:style-name="T34">v</text:span>[0])</text:p>
          </table:table-cell>
          <table:table-cell table:style-name="Table5.A2" office:value-type="string">
            <text:p text:style-name="P62">if <text:span text:style-name="T34">v</text:span>.length == 0:</text:p>
            <text:p text:style-name="P62">false</text:p>
            <text:p text:style-name="P62">otherwise:</text:p>
            <text:p text:style-name="P62">»boolean(<text:span text:style-name="T34">v</text:span>[0])</text:p>
          </table:table-cell>
          <table:table-cell table:style-name="Table5.A2" office:value-type="string">
            <text:p text:style-name="P62">if <text:span text:style-name="T34">v</text:span>.size() == 0:</text:p>
            <text:p text:style-name="P62">false</text:p>
            <text:p text:style-name="P62">otherwise:</text:p>
            <text:p text:style-name="P62">»boolean(<text:span text:style-name="T34">v.</text:span></text:p>
            <text:p text:style-name="P65">iterator().next())</text:p>
          </table:table-cell>
          <table:table-cell table:style-name="Table5.I2" office:value-type="string">
            <text:p text:style-name="P39">false</text:p>
          </table:table-cell>
        </table:table-row>
        <table:table-row>
          <table:table-cell table:style-name="Table5.A2" office:value-type="string">
            <text:p text:style-name="P62">char</text:p>
          </table:table-cell>
          <table:table-cell table:style-name="Table5.A2" office:value-type="string">
            <text:p text:style-name="P65"><text:span text:style-name="T34">v</text:span>.length() &gt; 0 ? <text:span text:style-name="T34">v</text:span>.charAt(0) : 0</text:p>
          </table:table-cell>
          <table:table-cell table:style-name="Table5.A2" office:value-type="string">
            <text:p text:style-name="P63">(char) <text:span text:style-name="T34">v</text:span>. <text:span text:style-name="T34">number</text:span>Value()</text:p>
          </table:table-cell>
          <table:table-cell table:style-name="Table5.A2" office:value-type="string">
            <text:p text:style-name="P63">(char) <text:span text:style-name="T34">v</text:span></text:p>
          </table:table-cell>
          <table:table-cell table:style-name="Table5.A2" office:value-type="string">
            <text:p text:style-name="P67">»char(v.toString())</text:p>
            <text:p text:style-name="P62"/>
          </table:table-cell>
          <table:table-cell table:style-name="Table5.A2" office:value-type="string">
            <text:p text:style-name="P62">if <text:span text:style-name="T34">v</text:span>.length == 0:</text:p>
            <text:p text:style-name="P62">0</text:p>
            <text:p text:style-name="P62">otherwise:</text:p>
            <text:p text:style-name="P62">»char(<text:span text:style-name="T34">v</text:span>[0])</text:p>
          </table:table-cell>
          <table:table-cell table:style-name="Table5.A2" office:value-type="string">
            <text:p text:style-name="P62">if <text:span text:style-name="T34">v</text:span>.length == 0:</text:p>
            <text:p text:style-name="P62">0</text:p>
            <text:p text:style-name="P62">otherwise:</text:p>
            <text:p text:style-name="P62">»char(<text:span text:style-name="T34">v</text:span>[0])</text:p>
          </table:table-cell>
          <table:table-cell table:style-name="Table5.A2" office:value-type="string">
            <text:p text:style-name="P62">if <text:span text:style-name="T34">v</text:span>.size() == 0:</text:p>
            <text:p text:style-name="P62">0</text:p>
            <text:p text:style-name="P62">otherwise:</text:p>
            <text:p text:style-name="P62">»char(<text:span text:style-name="T34">v.</text:span><text:span text:style-name="T32">iterator().</text:span></text:p>
            <text:p text:style-name="P62"><text:span text:style-name="T32">next()</text:span>)</text:p>
          </table:table-cell>
          <table:table-cell table:style-name="Table5.I7" office:value-type="float" office:value="0">
            <text:p text:style-name="P39">0</text:p>
          </table:table-cell>
        </table:table-row>
        <table:table-row>
          <table:table-cell table:style-name="Table5.A2" office:value-type="string">
            <text:p text:style-name="P62">byte</text:p>
          </table:table-cell>
          <table:table-cell table:style-name="Table5.A2" office:value-type="string">
            <text:p text:style-name="P65"><text:span text:style-name="T34">v</text:span>.getBytes()[0] or 0 if no bytes in array.</text:p>
          </table:table-cell>
          <table:table-cell table:style-name="Table5.A2" office:value-type="string">
            <text:p text:style-name="P63"><text:span text:style-name="T32">(byte) </text:span><text:span text:style-name="T34">v</text:span>.int<text:span text:style-name="T32">Va</text:span>lue()</text:p>
          </table:table-cell>
          <table:table-cell table:style-name="Table5.A2" office:value-type="string">
            <text:p text:style-name="P63">(byte) <text:span text:style-name="T34">v</text:span></text:p>
          </table:table-cell>
          <table:table-cell table:style-name="Table5.A2" office:value-type="string">
            <text:p text:style-name="P67">»byte(v.toString())</text:p>
            <text:p text:style-name="P62"/>
          </table:table-cell>
          <table:table-cell table:style-name="Table5.A2" office:value-type="string">
            <text:p text:style-name="P62">if <text:span text:style-name="T34">v</text:span>.length == 0:</text:p>
            <text:p text:style-name="P62">0</text:p>
            <text:p text:style-name="P62">otherwise:</text:p>
            <text:p text:style-name="P62">»char(<text:span text:style-name="T34">v</text:span>[0])</text:p>
          </table:table-cell>
          <table:table-cell table:style-name="Table5.A2" office:value-type="string">
            <text:p text:style-name="P62">if <text:span text:style-name="T34">v</text:span>.length == 0:</text:p>
            <text:p text:style-name="P62">0</text:p>
            <text:p text:style-name="P62">otherwise:</text:p>
            <text:p text:style-name="P62">»char(<text:span text:style-name="T34">v</text:span>[0])</text:p>
          </table:table-cell>
          <table:table-cell table:style-name="Table5.A2" office:value-type="string">
            <text:p text:style-name="P62">if <text:span text:style-name="T34">v</text:span>.size() == 0:</text:p>
            <text:p text:style-name="P62">0</text:p>
            <text:p text:style-name="P62">otherwise:</text:p>
            <text:p text:style-name="P62">»byte(<text:span text:style-name="T34">v</text:span><text:span text:style-name="T32">.iterator().</text:span></text:p>
            <text:p text:style-name="P62"><text:span text:style-name="T32">next()</text:span>)</text:p>
          </table:table-cell>
          <table:table-cell table:style-name="Table5.I7" office:value-type="float" office:value="0">
            <text:p text:style-name="P39">0</text:p>
          </table:table-cell>
        </table:table-row>
        <table:table-row>
          <table:table-cell table:style-name="Table5.A2" office:value-type="string">
            <text:p text:style-name="P62">short</text:p>
          </table:table-cell>
          <table:table-cell table:style-name="Table5.A2" office:value-type="string">
            <text:p text:style-name="P65"/>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I2" office:value-type="string">
            <text:p text:style-name="P39"/>
          </table:table-cell>
        </table:table-row>
        <table:table-row>
          <table:table-cell table:style-name="Table5.A2" office:value-type="string">
            <text:p text:style-name="P62">float</text:p>
          </table:table-cell>
          <table:table-cell table:style-name="Table5.A2" office:value-type="string">
            <text:p text:style-name="P65"/>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I2" office:value-type="string">
            <text:p text:style-name="P39"/>
          </table:table-cell>
        </table:table-row>
        <table:table-row>
          <table:table-cell table:style-name="Table5.A2" office:value-type="string">
            <text:p text:style-name="P62">double</text:p>
          </table:table-cell>
          <table:table-cell table:style-name="Table5.A2" office:value-type="string">
            <text:p text:style-name="P65">Double.</text:p>
            <text:p text:style-name="P65">parseDouble(<text:span text:style-name="T34">v</text:span>)</text:p>
          </table:table-cell>
          <table:table-cell table:style-name="Table5.A2" office:value-type="string">
            <text:p text:style-name="P63">v.doubleValue()</text:p>
          </table:table-cell>
          <table:table-cell table:style-name="Table5.A2" office:value-type="string">
            <text:p text:style-name="P63">(double) <text:span text:style-name="T34">v</text:span></text:p>
          </table:table-cell>
          <table:table-cell table:style-name="Table5.A2" office:value-type="string">
            <text:p text:style-name="P62">Double.</text:p>
            <text:p text:style-name="P62">parseDouble(</text:p>
            <text:p text:style-name="P62"><text:span text:style-name="T34">v</text:span>.toString())</text:p>
          </table:table-cell>
          <table:table-cell table:style-name="Table5.A2" office:value-type="string">
            <text:p text:style-name="P62">if <text:span text:style-name="T34">v</text:span>.length == 0:</text:p>
            <text:p text:style-name="P62">0.0</text:p>
            <text:p text:style-name="P62">otherwise:</text:p>
            <text:p text:style-name="P62">»double(<text:span text:style-name="T34">v</text:span>[0])</text:p>
          </table:table-cell>
          <table:table-cell table:style-name="Table5.A2" office:value-type="string">
            <text:p text:style-name="P62">if <text:span text:style-name="T34">v</text:span>.length == 0:</text:p>
            <text:p text:style-name="P62">0.0</text:p>
            <text:p text:style-name="P62">otherwise:</text:p>
            <text:p text:style-name="P62">»double(<text:span text:style-name="T34">v</text:span>[0])</text:p>
          </table:table-cell>
          <table:table-cell table:style-name="Table5.A2" office:value-type="string">
            <text:p text:style-name="P62">if <text:span text:style-name="T34">v</text:span>.size() == 0:</text:p>
            <text:p text:style-name="P62">0.0</text:p>
            <text:p text:style-name="P62">otherwise:</text:p>
            <text:p text:style-name="P62">»double(<text:span text:style-name="T34">v.</text:span></text:p>
            <text:p text:style-name="P65"><text:soft-page-break/>iterator().next())</text:p>
          </table:table-cell>
          <table:table-cell table:style-name="Table5.I7" office:value-type="float" office:value="0">
            <text:p text:style-name="P39">0</text:p>
          </table:table-cell>
        </table:table-row>
        <table:table-row>
          <table:table-cell table:style-name="Table5.A2" office:value-type="string">
            <text:p text:style-name="P62">int[]</text:p>
          </table:table-cell>
          <table:table-cell table:style-name="Table5.A2" office:value-type="string">
            <text:p text:style-name="P65">new int[] {»int(<text:span text:style-name="T34">v</text:span>)}</text:p>
          </table:table-cell>
          <table:table-cell table:style-name="Table5.A2" office:value-type="string">
            <text:p text:style-name="P63">new int[] {»int(<text:span text:style-name="T34">v</text:span><text:span text:style-name="T32">)}</text:span></text:p>
          </table:table-cell>
          <table:table-cell table:style-name="Table5.A2" office:value-type="string">
            <text:p text:style-name="P63">new int[] {»int(<text:span text:style-name="T34">v</text:span><text:span text:style-name="T32">)}</text:span></text:p>
          </table:table-cell>
          <table:table-cell table:style-name="Table5.A2" office:value-type="string">
            <text:p text:style-name="P63">new int[] {»int(<text:span text:style-name="T34">v</text:span><text:span text:style-name="T32">)}</text:span></text:p>
          </table:table-cell>
          <table:table-cell table:style-name="Table5.A2" office:value-type="string">
            <text:p text:style-name="P62">Arrays.stream(<text:span text:style-name="T34">v</text:span>).</text:p>
            <text:p text:style-name="P62">mapToInt(</text:p>
            <text:p text:style-name="P62">l -&gt; ((<text:span text:style-name="T34">Boxed</text:span>) l).</text:p>
            <text:p text:style-name="P62">intValue()).</text:p>
            <text:p text:style-name="P62">toArray()</text:p>
          </table:table-cell>
          <table:table-cell table:style-name="Table5.A2" office:value-type="string">
            <text:p text:style-name="P62">Arrays.stream(<text:span text:style-name="T34">v</text:span>).</text:p>
            <text:p text:style-name="P62">mapToInt(</text:p>
            <text:p text:style-name="P62"><text:span text:style-name="T34">Boxed</text:span>::intValue).</text:p>
            <text:p text:style-name="P62">toArray();</text:p>
          </table:table-cell>
          <table:table-cell table:style-name="Table5.A2" office:value-type="string">
            <text:p text:style-name="P62"><text:span text:style-name="T34">v</text:span><text:span text:style-name="T32">.stream().</text:span></text:p>
            <text:p text:style-name="P65">mapToInt(</text:p>
            <text:p text:style-name="P65">x → »int(x)).</text:p>
            <text:p text:style-name="P65">toArray()</text:p>
          </table:table-cell>
          <table:table-cell table:style-name="Table5.I2" office:value-type="string">
            <text:p text:style-name="P39">new int[]{}</text:p>
          </table:table-cell>
        </table:table-row>
        <table:table-row>
          <table:table-cell table:style-name="Table5.A2" office:value-type="string">
            <text:p text:style-name="P62">List&lt;Integer&gt;</text:p>
          </table:table-cell>
          <table:table-cell table:style-name="Table5.A2" office:value-type="string">
            <text:p text:style-name="P65">Collections.</text:p>
            <text:p text:style-name="P65">singletonList(</text:p>
            <text:p text:style-name="P65">»int(<text:span text:style-name="T34">v</text:span>));</text:p>
          </table:table-cell>
          <table:table-cell table:style-name="Table5.A2" office:value-type="string">
            <text:p text:style-name="P65">Collections.</text:p>
            <text:p text:style-name="P65">singletonList(</text:p>
            <text:p text:style-name="P66">»int(<text:span text:style-name="T34">v</text:span>));</text:p>
          </table:table-cell>
          <table:table-cell table:style-name="Table5.A2" office:value-type="string">
            <text:p text:style-name="P65">Collections.</text:p>
            <text:p text:style-name="P65">singletonList(</text:p>
            <text:p text:style-name="P66">»int(<text:span text:style-name="T34">v</text:span>));</text:p>
          </table:table-cell>
          <table:table-cell table:style-name="Table5.A2" office:value-type="string">
            <text:p text:style-name="P65">Collections.</text:p>
            <text:p text:style-name="P65">singletonList(</text:p>
            <text:p text:style-name="P65">»int(<text:span text:style-name="T34">v</text:span>));</text:p>
          </table:table-cell>
          <table:table-cell table:style-name="Table5.A2" office:value-type="string">
            <text:p text:style-name="P62">Arrays.stream(<text:span text:style-name="T34">v</text:span>).</text:p>
            <text:p text:style-name="P62">mapToObj(</text:p>
            <text:p text:style-name="P62"><text:span text:style-name="T34">Boxed</text:span>::valueOf).</text:p>
            <text:p text:style-name="P62">collect(toList());</text:p>
          </table:table-cell>
          <table:table-cell table:style-name="Table5.A2" office:value-type="string">
            <text:p text:style-name="P62">Arrays.stream(<text:span text:style-name="T34">v</text:span>).</text:p>
            <text:p text:style-name="P62">map(</text:p>
            <text:p text:style-name="P62"><text:span text:style-name="T34">Boxed</text:span>::intValue).</text:p>
            <text:p text:style-name="P62">collect(toList());</text:p>
          </table:table-cell>
          <table:table-cell table:style-name="Table5.A2" office:value-type="string">
            <text:p text:style-name="P62"><text:span text:style-name="T34">v</text:span>.stream().</text:p>
            <text:p text:style-name="P62">map(</text:p>
            <text:p text:style-name="P65">x → »int(x)).</text:p>
            <text:p text:style-name="P62">collect(toList());</text:p>
          </table:table-cell>
          <table:table-cell table:style-name="Table5.I2" office:value-type="string">
            <text:p text:style-name="P39">Collections.</text:p>
            <text:p text:style-name="P39">emptyList()</text:p>
          </table:table-cell>
        </table:table-row>
        <table:table-row>
          <table:table-cell table:style-name="Table5.A2" office:value-type="string">
            <text:p text:style-name="P62">Boolean</text:p>
          </table:table-cell>
          <table:table-cell table:style-name="Table5.A2" office:value-type="string">
            <text:p text:style-name="P65">Boolean.valueOf(<text:span text:style-name="T34">v</text:span>)</text:p>
          </table:table-cell>
          <table:table-cell table:style-name="Table5.A2" office:value-type="string">
            <text:p text:style-name="P63">if Boolean: <text:span text:style-name="T34">v</text:span></text:p>
            <text:p text:style-name="P66">otherwise:</text:p>
            <text:p text:style-name="P66">»int(<text:span text:style-name="T34">v</text:span>) != 0 </text:p>
          </table:table-cell>
          <table:table-cell table:style-name="Table5.A2" office:value-type="string">
            <text:p text:style-name="P63">if boolean: Boolean.valueOf(<text:span text:style-name="T34">v)</text:span></text:p>
            <text:p text:style-name="P66">otherwise:</text:p>
            <text:p text:style-name="P66">»int(<text:span text:style-name="T34">v</text:span>) != 0 </text:p>
          </table:table-cell>
          <table:table-cell table:style-name="Table5.A2" office:value-type="string">
            <text:p text:style-name="P67">»Boolean(</text:p>
            <text:p text:style-name="P67">v.toString())</text:p>
            <text:p text:style-name="P62"/>
          </table:table-cell>
          <table:table-cell table:style-name="Table5.A2" office:value-type="string">
            <text:p text:style-name="P62">if <text:span text:style-name="T34">v</text:span>.length == 0:</text:p>
            <text:p text:style-name="P62">FALSE</text:p>
            <text:p text:style-name="P62">otherwise:</text:p>
            <text:p text:style-name="P62">»Boolean(<text:span text:style-name="T34">v</text:span>[0])</text:p>
          </table:table-cell>
          <table:table-cell table:style-name="Table5.A2" office:value-type="string">
            <text:p text:style-name="P62">if <text:span text:style-name="T34">v</text:span>.length == 0:</text:p>
            <text:p text:style-name="P62">FALSE</text:p>
            <text:p text:style-name="P62">otherwise:</text:p>
            <text:p text:style-name="P62">»Boolean(<text:span text:style-name="T34">v</text:span>[0])</text:p>
          </table:table-cell>
          <table:table-cell table:style-name="Table5.A2" office:value-type="string">
            <text:p text:style-name="P62">if <text:span text:style-name="T34">v</text:span>.size() == 0:</text:p>
            <text:p text:style-name="P62">FALSE</text:p>
            <text:p text:style-name="P62">otherwise:</text:p>
            <text:p text:style-name="P62">»Boolean(<text:span text:style-name="T34">v.</text:span></text:p>
            <text:p text:style-name="P65">iterator().next())</text:p>
          </table:table-cell>
          <table:table-cell table:style-name="Table5.I2" office:value-type="string">
            <text:p text:style-name="P39">null</text:p>
          </table:table-cell>
        </table:table-row>
        <table:table-row>
          <table:table-cell table:style-name="Table5.A2" office:value-type="string">
            <text:p text:style-name="P64">other Boxed types</text:p>
          </table:table-cell>
          <table:table-cell table:style-name="Table5.A2" office:value-type="string">
            <text:p text:style-name="P65"/>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I2" office:value-type="string">
            <text:p text:style-name="P69"/>
          </table:table-cell>
        </table:table-row>
      </table:table>
      <text:h text:style-name="Heading_20_4" text:outline-level="4" text:is-list-header="true"/>
      <text:p text:style-name="Body">Identity conversion (source can be assigned to target <text:span text:style-name="T21">→</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46"/>
      <text:h text:style-name="P124" text:outline-level="1">Security Considerations</text:h>
      <text:p text:style-name="P46">Description of all known vulnerabilities this may either introduce or address as well as scenarios of how the weaknesses could be circumvented.</text:p>
      <text:h text:style-name="P124" text:outline-level="1"><text:soft-page-break/>Document Support</text:h>
      <text:h text:style-name="P126" text:outline-level="2">References</text:h>
      <text:list xml:id="list1065206326602112989" text:style-name="WW8Num3">
        <text:list-item>
          <text:p text:style-name="P153"><text:bookmark-start text:name="_Ref493020620"/>Bradner, S., Key words for use in RFCs to Indicate Requirement Levels, RFC2119, March 1997.<text:bookmark-end text:name="_Ref493020620"/></text:p>
        </text:list-item>
        <text:list-item>
          <text:p text:style-name="P153">Software Requirements &amp; Specifications. Michael Jackson. ISBN 0-201-87712-0</text:p>
        </text:list-item>
      </text:list>
      <text:p text:style-name="P34"/>
      <text:p text:style-name="P45"><text:span text:style-name="T38">Add references simply by adding new items. You can then cross-refer to them by chosing &lt;Insert&gt;&lt;Cross Reference&gt;&lt;Numbered Item&gt; and then selecting the paragraph. </text:span><text:span text:style-name="T39">STATIC REFERENCES (I.E. BODGED) ARE NOT ACCEPTABLE, SOMEONE WILL HAVE TO UPDATE THEM LATER, SO DO IT PROPERLY NOW.</text:span></text:p>
      <text:h text:style-name="P126" text:outline-level="2">Author’s Address</text:h>
      <text:p text:style-name="P45"/>
      <table:table table:name="Table4" table:style-name="Table4">
        <table:table-column table:style-name="Table4.A"/>
        <table:table-column table:style-name="Table4.B"/>
        <table:table-row table:style-name="Table4.1">
          <table:table-cell table:style-name="Table4.A1" office:value-type="string">
            <text:p text:style-name="P76">Name</text:p>
          </table:table-cell>
          <table:table-cell table:style-name="Table4.B1" office:value-type="string">
            <text:p text:style-name="P76">Peter Kriens</text:p>
          </table:table-cell>
        </table:table-row>
        <table:table-row table:style-name="Table4.1">
          <table:table-cell table:style-name="Table4.A1" office:value-type="string">
            <text:p text:style-name="P76">Company</text:p>
          </table:table-cell>
          <table:table-cell table:style-name="Table4.B1" office:value-type="string">
            <text:p text:style-name="P76">aQute</text:p>
          </table:table-cell>
        </table:table-row>
        <table:table-row table:style-name="Table4.1">
          <table:table-cell table:style-name="Table4.A1" office:value-type="string">
            <text:p text:style-name="P76">Address</text:p>
          </table:table-cell>
          <table:table-cell table:style-name="Table4.B1" office:value-type="string">
            <text:p text:style-name="P76">9c, Avenue St. Drezery</text:p>
          </table:table-cell>
        </table:table-row>
        <table:table-row table:style-name="Table4.1">
          <table:table-cell table:style-name="Table4.A1" office:value-type="string">
            <text:p text:style-name="P76">Voice</text:p>
          </table:table-cell>
          <table:table-cell table:style-name="Table4.B1" office:value-type="string">
            <text:p text:style-name="P76">+33 467542167</text:p>
          </table:table-cell>
        </table:table-row>
        <table:table-row table:style-name="Table4.1">
          <table:table-cell table:style-name="Table4.A1" office:value-type="string">
            <text:p text:style-name="P80">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80"/>
          </table:table-cell>
          <table:table-cell table:style-name="Table4.B6" office:value-type="string">
            <text:p text:style-name="P80"/>
          </table:table-cell>
        </table:table-row>
      </table:table>
      <text:p text:style-name="P34"/>
      <text:p text:style-name="P34"/>
      <table:table table:name="Table2" table:style-name="Table2">
        <table:table-column table:style-name="Table2.A"/>
        <table:table-column table:style-name="Table2.B"/>
        <table:table-row table:style-name="Table2.1">
          <table:table-cell table:style-name="Table2.A1" office:value-type="string">
            <text:p text:style-name="P75">Name</text:p>
          </table:table-cell>
          <table:table-cell table:style-name="Table2.B1" office:value-type="string">
            <text:p text:style-name="P75">David Bosschaert</text:p>
          </table:table-cell>
        </table:table-row>
        <table:table-row table:style-name="Table2.1">
          <table:table-cell table:style-name="Table2.A1" office:value-type="string">
            <text:p text:style-name="P75">Company</text:p>
          </table:table-cell>
          <table:table-cell table:style-name="Table2.B1" office:value-type="string">
            <text:p text:style-name="P75">Adobe Systems</text:p>
          </table:table-cell>
        </table:table-row>
        <table:table-row table:style-name="Table2.1">
          <table:table-cell table:style-name="Table2.A1" office:value-type="string">
            <text:p text:style-name="P75">Address</text:p>
          </table:table-cell>
          <table:table-cell table:style-name="Table2.B1" office:value-type="string">
            <text:p text:style-name="P75"/>
          </table:table-cell>
        </table:table-row>
        <table:table-row table:style-name="Table2.1">
          <table:table-cell table:style-name="Table2.A1" office:value-type="string">
            <text:p text:style-name="P75">Voice</text:p>
          </table:table-cell>
          <table:table-cell table:style-name="Table2.B1" office:value-type="string">
            <text:p text:style-name="P75"/>
          </table:table-cell>
        </table:table-row>
        <table:table-row table:style-name="Table2.1">
          <table:table-cell table:style-name="Table2.A1" office:value-type="string">
            <text:p text:style-name="P79">e-mail</text:p>
          </table:table-cell>
          <table:table-cell table:style-name="Table2.B1" office:value-type="string">
            <text:p text:style-name="P79">bosschae@adobe.com</text:p>
          </table:table-cell>
        </table:table-row>
      </table:table>
      <text:p text:style-name="P45"/>
      <text:p text:style-name="P45"/>
      <table:table table:name="Table3" table:style-name="Table3">
        <table:table-column table:style-name="Table3.A"/>
        <table:table-column table:style-name="Table3.B"/>
        <table:table-row table:style-name="Table3.1">
          <table:table-cell table:style-name="Table3.A1" office:value-type="string">
            <text:p text:style-name="P75">Name</text:p>
          </table:table-cell>
          <table:table-cell table:style-name="Table3.B1" office:value-type="string">
            <text:p text:style-name="P75"/>
          </table:table-cell>
        </table:table-row>
        <table:table-row table:style-name="Table3.1">
          <table:table-cell table:style-name="Table3.A1" office:value-type="string">
            <text:p text:style-name="P75">Company</text:p>
          </table:table-cell>
          <table:table-cell table:style-name="Table3.B1" office:value-type="string">
            <text:p text:style-name="P75"/>
          </table:table-cell>
        </table:table-row>
        <table:table-row table:style-name="Table3.1">
          <table:table-cell table:style-name="Table3.A1" office:value-type="string">
            <text:p text:style-name="P75">Address</text:p>
          </table:table-cell>
          <table:table-cell table:style-name="Table3.B1" office:value-type="string">
            <text:p text:style-name="P75"/>
          </table:table-cell>
        </table:table-row>
        <table:table-row table:style-name="Table3.1">
          <table:table-cell table:style-name="Table3.A1" office:value-type="string">
            <text:p text:style-name="P75">Voice</text:p>
          </table:table-cell>
          <table:table-cell table:style-name="Table3.B1" office:value-type="string">
            <text:p text:style-name="P75"/>
          </table:table-cell>
        </table:table-row>
        <table:table-row table:style-name="Table3.1">
          <table:table-cell table:style-name="Table3.A1" office:value-type="string">
            <text:p text:style-name="P79">e-mail</text:p>
          </table:table-cell>
          <table:table-cell table:style-name="Table3.B1" office:value-type="string">
            <text:p text:style-name="P79"/>
          </table:table-cell>
        </table:table-row>
      </table:table>
      <text:p text:style-name="P34"/>
      <text:h text:style-name="P126" text:outline-level="2">Acronyms and Abbreviations</text:h>
      <text:p text:style-name="P45"/>
      <text:h text:style-name="P126" text:outline-level="2">End of Document</text:h>
      <text:p text:style-name="P4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fo:keep-together="auto"/>
    </style:style>
    <style:style style:name="Table17.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fo:keep-together="auto"/>
    </style:style>
    <style:style style:name="Table21.A1" style:family="table-cell">
      <style:table-cell-properties fo:padding="0in" fo:border-left="none" fo:border-right="none" fo:border-top="0.05pt solid #000000" fo:border-bottom="none"/>
    </style:style>
    <style:style style:name="Table23" style:family="table">
      <style:table-properties style:width="7.0896in" fo:break-before="auto" fo:break-after="auto" table:align="left" style:writing-mode="lr-tb"/>
    </style:style>
    <style:style style:name="Table23.A" style:family="table-column">
      <style:table-column-properties style:column-width="5.5354in"/>
    </style:style>
    <style:style style:name="Table23.B" style:family="table-column">
      <style:table-column-properties style:column-width="1.5542in"/>
    </style:style>
    <style:style style:name="Table23.1" style:family="table-row">
      <style:table-row-properties fo:keep-together="auto"/>
    </style:style>
    <style:style style:name="Table23.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fo:keep-together="auto"/>
    </style:style>
    <style:style style:name="Table30.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4006e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4">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1"><draw:image xlink:href="Pictures/1000020100000427000001D858483800E19BA5DB.png" xlink:type="simple" xlink:show="embed" xlink:actuate="onLoad"/></draw:frame><text:tab/><text:user-defined style:data-style-name="N0" text:name="RFC Title">RFC 215 - Object Conversion</text:user-defined><text:tab/>Page <text:page-number text:select-page="current">3</text:page-number> of <text:page-count style:num-format="1">43</text:page-count></text:p>
        <text:p text:style-name="Header"/>
        <text:p text:style-name="Header"><text:tab/><text:span text:style-name="MT1">Final</text:span><text:tab/> <text:modification-date style:data-style-name="N76">January 4,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Page <text:page-number style:num-format="1" text:select-page="current">0</text:page-number> of <text:page-count style:num-format="1">43</text:page-count></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Page <text:page-number style:num-format="1" text:select-page="current">0</text:page-number> of <text:page-count style:num-format="1">43</text:page-count></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Page <text:page-number style:num-format="1" text:select-page="current">0</text:page-number> of <text:page-count style:num-format="1">43</text:page-count></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Page <text:page-number style:num-format="1" text:select-page="current">0</text:page-number> of <text:page-count style:num-format="1">43</text:page-count></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Page <text:page-number style:num-format="1" text:select-page="current">0</text:page-number> of <text:page-count style:num-format="1">43</text:page-count></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Page <text:page-number style:num-format="1" text:select-page="current">0</text:page-number> of <text:page-count style:num-format="1">43</text:page-count></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Page <text:page-number style:num-format="1" text:select-page="current">0</text:page-number> of <text:page-count style:num-format="1">43</text:page-count></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Page <text:page-number style:num-format="1" text:select-page="current">0</text:page-number> of <text:page-count style:num-format="1">43</text:page-count></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Page <text:page-number style:num-format="1" text:select-page="current">0</text:page-number> of <text:page-count style:num-format="1">43</text:page-count></text:p>
            </table:table-cell>
          </table:table-row>
        </table:table>
      </style:footer>
    </style:master-page>
    <style:master-page style:name="Converted1" style:page-layout-name="Mpm4">
      <style:header>
        <text:p text:style-name="MP5">Package org.osgi.service.converter</text:p>
      </style:header>
      <style:footer>
        <text:p text:style-name="Footer"/>
      </style:footer>
    </style:master-page>
    <style:master-page style:name="Converted2" style:page-layout-name="Mpm4">
      <style:header>
        <text:p text:style-name="MP5">Interface Adapter</text:p>
      </style:header>
      <style:footer>
        <text:p text:style-name="Footer"/>
      </style:footer>
    </style:master-page>
    <style:master-page style:name="Converted3" style:page-layout-name="Mpm4">
      <style:header>
        <text:p text:style-name="MP5">Interface Codec</text:p>
      </style:header>
      <style:footer>
        <text:p text:style-name="Footer"/>
      </style:footer>
    </style:master-page>
    <style:master-page style:name="Converted4" style:page-layout-name="Mpm4">
      <style:header>
        <text:p text:style-name="MP5">Interface Converter</text:p>
      </style:header>
      <style:footer>
        <text:p text:style-name="Footer"/>
      </style:footer>
    </style:master-page>
    <style:master-page style:name="Converted5" style:page-layout-name="Mpm4">
      <style:header>
        <text:p text:style-name="MP5">Interface Converting</text:p>
      </style:header>
      <style:footer>
        <text:p text:style-name="Footer"/>
      </style:footer>
    </style:master-page>
    <style:master-page style:name="Converted6" style:page-layout-name="Mpm4">
      <style:header>
        <text:p text:style-name="MP5">Interface Decoding</text:p>
      </style:header>
      <style:footer>
        <text:p text:style-name="Footer"/>
      </style:footer>
    </style:master-page>
    <style:master-page style:name="Converted7" style:page-layout-name="Mpm4">
      <style:header>
        <text:p text:style-name="MP5">Interface Encoding</text:p>
      </style:header>
      <style:footer>
        <text:p text:style-name="Footer"/>
      </style:footer>
    </style:master-page>
    <style:master-page style:name="Converted8" style:page-layout-name="Mpm4">
      <style:header>
        <text:p text:style-name="MP5">Class Rule</text:p>
      </style:header>
      <style:footer>
        <text:p text:style-name="Footer"/>
      </style:footer>
    </style:master-page>
    <style:master-page style:name="Converted9" style:page-layout-name="Mpm4">
      <style:header>
        <text:p text:style-name="MP5">Class TypeReference</text:p>
      </style:header>
      <style:footer>
        <text:p text:style-name="Footer"/>
      </style:footer>
    </style:master-page>
    <style:master-page style:name="Converted10" style:page-layout-name="Mpm4">
      <style:header>
        <text:p text:style-name="MP5">Class TypeReferen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5-10-06T07:42:21</meta:creation-date>
    <meta:editing-cycles>743</meta:editing-cycles>
    <meta:editing-duration>P2DT6H56M9S</meta:editing-duration>
    <meta:initial-creator>David Bosschaert</meta:initial-creator>
    <dc:date>2018-01-04T15:15:50.832258000</dc:date>
    <meta:printed-by>David Bosschaert</meta:printed-by>
    <meta:print-date>2016-01-04T12:43:51</meta:print-date>
    <dc:creator>David Bosschaert</dc:creator>
    <meta:document-statistic meta:table-count="34" meta:image-count="8" meta:object-count="0" meta:page-count="43" meta:paragraph-count="1497" meta:word-count="10036" meta:character-count="66192" meta:non-whitespace-character-count="56747"/>
    <meta:user-defined meta:name="Info"/>
    <meta:user-defined meta:name="Info 3"/>
    <meta:user-defined meta:name="Info 4"/>
    <meta:user-defined meta:name="RFC Title">RFC 215 - Object Conversion</meta:user-defined>
  </office:meta>
</office:document-meta>
</file>